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8pt" fo:language="fr" fo:country="BE" style:text-underline-style="solid" style:text-underline-width="auto" style:text-underline-color="font-color" style:font-size-asian="18pt" style:font-size-complex="18pt"/>
    </style:style>
    <style:style style:name="P2" style:family="paragraph" style:parent-style-name="Standard">
      <style:paragraph-properties fo:text-align="start" style:justify-single-word="false"/>
      <style:text-properties style:font-name="Times New Roman" fo:font-size="14pt" fo:language="fr" fo:country="BE"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4pt" fo:letter-spacing="normal" fo:language="fr" fo:country="BE" fo:font-style="normal" fo:font-weight="normal" style:font-size-asian="14pt" style:font-size-complex="14pt"/>
    </style:style>
    <style:style style:name="P4" style:family="paragraph" style:parent-style-name="Standard">
      <style:paragraph-properties fo:text-align="start" style:justify-single-word="false"/>
      <style:text-properties fo:font-variant="normal" fo:text-transform="none" fo:color="#222222" style:font-name="Times New Roman" fo:font-size="14pt" fo:letter-spacing="normal" fo:language="fr" fo:country="BE" fo:font-style="normal" fo:font-weight="normal" style:font-size-asian="14pt" style:font-size-complex="14pt"/>
    </style:style>
    <style:style style:name="P5" style:family="paragraph" style:parent-style-name="Standard">
      <style:paragraph-properties fo:text-align="start" style:justify-single-word="fals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P6" style:family="paragraph" style:parent-style-name="Standard">
      <style:paragraph-properties fo:text-align="start" style:justify-single-word="false" fo:padding="0.074cm" fo:border-left="none" fo:border-right="none" fo:border-top="none" fo:border-bottom="0.002cm solid #000000" style:join-border="false"/>
      <style:text-properties style:font-name="Times New Roman" fo:font-size="14pt" fo:language="fr" fo:country="BE" style:font-size-asian="14pt" style:font-size-complex="14pt"/>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4pt" fo:letter-spacing="normal" fo:language="fr" fo:country="BE" fo:font-style="normal" fo:font-weight="normal" style:font-size-asian="14pt" style:font-size-complex="14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4pt" fo:letter-spacing="normal" fo:language="fr" fo:country="BE" style:font-size-asian="14pt" style:font-size-complex="14pt"/>
    </style:style>
    <style:style style:name="P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P10"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fo:language="fr" fo:country="BE" fo:font-style="italic"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4pt" fo:letter-spacing="normal" fo:language="fr" fo:country="BE" fo:font-style="normal" fo:font-weight="normal" style:font-size-asian="14pt" style:font-size-complex="14pt"/>
    </style:style>
    <style:style style:name="T1" style:family="text">
      <style:text-properties fo:font-style="normal" fo:font-weight="normal"/>
    </style:style>
    <style:style style:name="T2" style:family="text">
      <style:text-properties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livre de tous.</text:p>
      <text:p text:style-name="P2"/>
      <text:p text:style-name="P2"/>
      <text:p text:style-name="P2">Je vous ai dit :</text:p>
      <text:p text:style-name="P2">- Ne faites pas ça.</text:p>
      <text:p text:style-name="P2">- Ne faites pas ça.</text:p>
      <text:p text:style-name="P2">- Ne me demandez pas à moi de le faire.</text:p>
      <text:p text:style-name="P2"/>
      <text:p text:style-name="P2">Bon..,</text:p>
      <text:p text:style-name="P2"/>
      <text:p text:style-name="P2"/>
      <text:p text:style-name="P2"/>
      <text:p text:style-name="P2">Remarques :</text:p>
      <text:p text:style-name="P2">- (Luc 18,8),</text:p>
      <text:p text:style-name="P2">- Je n'ai aucun pouvoir (Hébreux 8,4).</text:p>
      <text:p text:style-name="P2">- Je ne fais pas de miracle (Hébreux 2,17).</text:p>
      <text:p text:style-name="P2">- Vous serez gentils de vous adresser à Dieu (Jean 16,23).</text:p>
      <text:p text:style-name="P2"/>
      <text:p text:style-name="P2"/>
      <text:p text:style-name="P2">* J'ai arrêté de leur parler.</text:p>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Guérisseur</text:p>
      <text:p text:style-name="P4"/>
      <text:p text:style-name="P7">Indemne</text:p>
      <text:p text:style-name="P7"/>
      <text:p text:style-name="P7">En T Christ</text:p>
      <text:p text:style-name="P7">&amp;</text:p>
      <text:p text:style-name="P7">Écris ce T</text:p>
      <text:p text:style-name="P7"/>
      <text:p text:style-name="P7">Et crie se tais</text:p>
      <text:p text:style-name="P7">Écris ce t'es </text:p>
      <text:p text:style-name="P7">Cris, ce t'es. </text:p>
      <text:p text:style-name="P7"/>
      <text:p text:style-name="P7">Bon. </text:p>
      <text:p text:style-name="P7">Je crois que c'est assez clair. </text:p>
      <text:p text:style-name="P7"/>
      <text:p text:style-name="P7">Mâle Fr à T</text:p>
      <text:p text:style-name="P7"/>
      <text:p text:style-name="P7">O T O I m'u né</text:p>
      <text:p text:style-name="P7">Auto-immune </text:p>
      <text:p text:style-name="P7">Au T, O I m/m une (u+n = o puis e) </text:p>
      <text:p text:style-name="P7"/>
      <text:p text:style-name="P7">Bi o, Lo j'y que. </text:p>
      <text:p text:style-name="P7">Égards </text:p>
      <text:p text:style-name="P7">Aient gare</text:p>
      <text:p text:style-name="P7">D'égarer </text:p>
      <text:p text:style-name="P7"/>
      <text:p text:style-name="P7">Mets, dis O crée </text:p>
      <text:p text:style-name="P7">Médiocre</text:p>
      <text:p text:style-name="P7">Mets (il est) dis (que) O cré(e) </text:p>
      <text:p text:style-name="P7"/>
      <text:p text:style-name="P7">Dissolution </text:p>
      <text:p text:style-name="P7"/>
      <text:p text:style-name="P7">Cré(e) </text:p>
      <text:p text:style-name="P7">Crée ait</text:p>
      <text:p text:style-name="P7">Créais </text:p>
      <text:p text:style-name="P7">Créé est</text:p>
      <text:p text:style-name="P7"/>
      <text:p text:style-name="P7">Crées</text:p>
      <text:p text:style-name="P7">Créés </text:p>
      <text:p text:style-name="P7"/>
      <text:p text:style-name="P7">C</text:p>
      <text:p text:style-name="P7">C(est) </text:p>
      <text:p text:style-name="P7">C est ce</text:p>
      <text:p text:style-name="P7">Ce est se ? </text:p>
      <text:p text:style-name="P7"><text:soft-page-break/></text:p>
      <text:p text:style-name="P7">Aie fassent ment </text:p>
      <text:p text:style-name="P7"/>
      <text:p text:style-name="P7">D livre en ce</text:p>
      <text:p text:style-name="P7">D(est) </text:p>
      <text:p text:style-name="P7">De ait</text:p>
      <text:p text:style-name="P7">De est </text:p>
      <text:p text:style-name="P7">D est ce</text:p>
      <text:p text:style-name="P7"/>
      <text:p text:style-name="P7">The'me</text:p>
      <text:p text:style-name="P7">Pré-thème </text:p>
      <text:p text:style-name="P7">Su fixe</text:p>
      <text:p text:style-name="P7">Solstice</text:p>
      <text:p text:style-name="P7"/>
      <text:p text:style-name="P7">Ça lit est né</text:p>
      <text:p text:style-name="P7"/>
      <text:p text:style-name="P7">Père vers ce</text:p>
      <text:p text:style-name="P7"/>
      <text:p text:style-name="P7">O T O nomme i</text:p>
      <text:p text:style-name="P7"/>
      <text:p text:style-name="P7">Il l'est j'y t'y me</text:p>
      <text:p text:style-name="P7"/>
      <text:p text:style-name="P7">T'y rends</text:p>
      <text:p text:style-name="P7"/>
      <text:p text:style-name="P7">J’eus déité </text:p>
      <text:p text:style-name="P7"/>
      <text:p text:style-name="P7">D I T</text:p>
      <text:p text:style-name="P7"/>
      <text:p text:style-name="P7">Virent à L</text:p>
      <text:p text:style-name="P7">B à que terre y aie né </text:p>
      <text:p text:style-name="P7"/>
      <text:p text:style-name="P7">T'a B à C</text:p>
      <text:p text:style-name="P7"/>
      <text:p text:style-name="P7">En ce ment ce </text:p>
      <text:p text:style-name="P7"/>
      <text:p text:style-name="P7">Né go ce I à able</text:p>
      <text:p text:style-name="P7"/>
      <text:p text:style-name="P7">Est ce time à Sion?</text:p>
      <text:p text:style-name="P7"/>
      <text:p text:style-name="P7">In F est</text:p>
      <text:p text:style-name="P7"/>
      <text:p text:style-name="P7">Un baffle pour un meilleur son.</text:p>
      <text:p text:style-name="P7"/>
      <text:p text:style-name="P7">In G ère en ce </text:p>
      <text:p text:style-name="P7"/>
      <text:p text:style-name="P7"><text:soft-page-break/>Or j'eus il</text:p>
      <text:p text:style-name="P7"/>
      <text:p text:style-name="P7">Marie vaut Da Je</text:p>
      <text:p text:style-name="P7">Gars L vaut Da Je</text:p>
      <text:p text:style-name="P7"/>
      <text:p text:style-name="P7">Ra CO-mots d'est</text:p>
      <text:p text:style-name="P7"/>
      <text:p text:style-name="P7">Interaction.</text:p>
      <text:p text:style-name="P7"/>
      <text:p text:style-name="P7">In Terre action.</text:p>
      <text:p text:style-name="P7">I ne taire, à que si On.</text:p>
      <text:p text:style-name="P7">In terre axe I On.</text:p>
      <text:p text:style-name="P7"/>
      <text:p text:style-name="P7">In Tera c sion</text:p>
      <text:p text:style-name="P7">À que si on</text:p>
      <text:p text:style-name="P7">Sait sion</text:p>
      <text:p text:style-name="P7">Sait c'est cession.., </text:p>
      <text:p text:style-name="P7"/>
      <text:p text:style-name="P7">Comme une I cas sion.</text:p>
      <text:p text:style-name="P7">Comme unie cas Sion.</text:p>
      <text:p text:style-name="P7">Co-m'eut, nie cas Sion.</text:p>
      <text:p text:style-name="P7">Commune I cas si on.</text:p>
      <text:p text:style-name="P7">Commune nient cas si on.</text:p>
      <text:p text:style-name="P7">Co m'eut niquent à sion.</text:p>
      <text:p text:style-name="P7">Comme eut, nient qu'à Sion.</text:p>
      <text:p text:style-name="P7"/>
      <text:p text:style-name="P7">À que si on</text:p>
      <text:p text:style-name="P7"/>
      <text:p text:style-name="P7">Lit mis t'es </text:p>
      <text:p text:style-name="P7"/>
      <text:p text:style-name="P7">M À E S T R O</text:p>
      <text:p text:style-name="P7"/>
      <text:p text:style-name="P7">A so si à Sion. </text:p>
      <text:p text:style-name="P7"/>
      <text:p text:style-name="P7">Lo pi homme</text:p>
      <text:p text:style-name="P7"/>
      <text:p text:style-name="P7">À tri sion</text:p>
      <text:p text:style-name="P7"/>
      <text:p text:style-name="P7">Il ça vers</text:p>
      <text:p text:style-name="P7"/>
      <text:p text:style-name="P7">True si D. </text:p>
      <text:p text:style-name="P7">Ainsi Dieux. </text:p>
      <text:p text:style-name="P7"/>
      <text:p text:style-name="P7">Âme eut L êtes. </text:p>
      <text:p text:style-name="P7"/>
      <text:p text:style-name="P7"><text:soft-page-break/>À gré a b est le</text:p>
      <text:p text:style-name="P7">Somme il</text:p>
      <text:p text:style-name="P7">So MM est il</text:p>
      <text:p text:style-name="P7"/>
      <text:p text:style-name="P7">Pu r il</text:p>
      <text:p text:style-name="P7"/>
      <text:p text:style-name="P7">Déchet en ce </text:p>
      <text:p text:style-name="P7">À s tu ce s</text:p>
      <text:p text:style-name="P7"/>
      <text:p text:style-name="P7">Vois-y à je</text:p>
      <text:p text:style-name="P7">F L I C</text:p>
      <text:p text:style-name="P7">P O L I C E </text:p>
      <text:p text:style-name="P7"/>
      <text:p text:style-name="P7">Co l là b or à t, eux r</text:p>
      <text:p text:style-name="P7"/>
      <text:p text:style-name="P7">Y mit t'es. </text:p>
      <text:p text:style-name="P7"/>
      <text:p text:style-name="P7">In temps si t'es</text:p>
      <text:p text:style-name="P7"/>
      <text:p text:style-name="P7">In V terre est. </text:p>
      <text:p text:style-name="P7"/>
      <text:p text:style-name="P7">In v est irent</text:p>
      <text:p text:style-name="P7"/>
      <text:p text:style-name="P7">In Terre venir </text:p>
      <text:p text:style-name="P7">D po t si terre</text:p>
      <text:p text:style-name="P7"/>
      <text:p text:style-name="P7">I'm père I eux</text:p>
      <text:p text:style-name="P7"/>
      <text:p text:style-name="P7">Vos longs, t'y est</text:p>
      <text:p text:style-name="P7"/>
      <text:p text:style-name="P7">Ca pèse </text:p>
      <text:p text:style-name="P7"/>
      <text:p text:style-name="P7">Terre eau</text:p>
      <text:p text:style-name="P7">Terre o</text:p>
      <text:p text:style-name="P7">Terreau</text:p>
      <text:p text:style-name="P7"/>
      <text:p text:style-name="P7">Mostly then and there and then now and then. </text:p>
      <text:p text:style-name="P7"/>
      <text:p text:style-name="P7">Terre I </text:p>
      <text:p text:style-name="P7">Toi re </text:p>
      <text:p text:style-name="P7">Disent pû T </text:p>
      <text:p text:style-name="P7">R I, D I, C U, L E</text:p>
      <text:p text:style-name="P7"/>
      <text:p text:style-name="P7"/>
      <text:p text:style-name="P7">I D à L</text:p>
      <text:p text:style-name="P7"><text:soft-page-break/></text:p>
      <text:p text:style-name="P7">Ban D à je. </text:p>
      <text:p text:style-name="P7"/>
      <text:p text:style-name="P7">For tu né </text:p>
      <text:p text:style-name="P7"/>
      <text:p text:style-name="P7">À r, j'ai eu, si e(ux). </text:p>
      <text:p text:style-name="P7">Léthargie </text:p>
      <text:p text:style-name="P7"/>
      <text:p text:style-name="P7">Mets fils irait</text:p>
      <text:p text:style-name="P7"/>
      <text:p text:style-name="P7">Su j' ai</text:p>
      <text:p text:style-name="P7"/>
      <text:p text:style-name="P7">Homme O, Lo Je. </text:p>
      <text:p text:style-name="P7"/>
      <text:p text:style-name="P7">Co-D. Avec le qu'eut. </text:p>
      <text:p text:style-name="P7"/>
      <text:p text:style-name="P7">Pi qu'est D. Vers ? </text:p>
      <text:p text:style-name="P7"/>
      <text:p text:style-name="P7">Seven's heaven</text:p>
      <text:p text:style-name="P7"/>
      <text:p text:style-name="P7">Centre Tu est </text:p>
      <text:p text:style-name="P7"/>
      <text:p text:style-name="P7">Vis-y-on</text:p>
      <text:p text:style-name="P7"/>
      <text:p text:style-name="P7">D. Est ce Père. </text:p>
      <text:p text:style-name="P7"/>
      <text:p text:style-name="P7">À me</text:p>
      <text:p text:style-name="P7">Âme I</text:p>
      <text:p text:style-name="P7">A mis</text:p>
      <text:p text:style-name="P7">Âme <text:span text:style-name="T2">is </text:span></text:p>
      <text:p text:style-name="P7">Améthyste </text:p>
      <text:p text:style-name="P7"/>
      <text:p text:style-name="P7">De ments d. </text:p>
      <text:p text:style-name="P7">Mend</text:p>
      <text:p text:style-name="P7"/>
      <text:p text:style-name="P7">Raisonnable</text:p>
      <text:p text:style-name="P7">Reason able</text:p>
      <text:p text:style-name="P7">Habilité </text:p>
      <text:p text:style-name="P7">A-Bi lit T</text:p>
      <text:p text:style-name="P7">Ability</text:p>
      <text:p text:style-name="P7"/>
      <text:p text:style-name="P7">R à is son à B est Le ( à b'L) </text:p>
      <text:p text:style-name="P7"/>
      <text:p text:style-name="P7">Le vit &amp; </text:p>
      <text:p text:style-name="P7">Léviter </text:p>
      <text:p text:style-name="P7"><text:soft-page-break/>L'éviter </text:p>
      <text:p text:style-name="P7"/>
      <text:p text:style-name="P7">Lo eut en je</text:p>
      <text:p text:style-name="P7">Go L go t'as</text:p>
      <text:p text:style-name="P7">C là que</text:p>
      <text:p text:style-name="P7">À Che V </text:p>
      <text:p text:style-name="P7">Fassent son ne </text:p>
      <text:p text:style-name="P7"/>
      <text:p text:style-name="P7">À moi t'y est</text:p>
      <text:p text:style-name="P7"/>
      <text:p text:style-name="P7">In sol v able</text:p>
      <text:p text:style-name="P7"/>
      <text:p text:style-name="P7">Raisonnable </text:p>
      <text:p text:style-name="P7">Reason able </text:p>
      <text:p text:style-name="P7"/>
      <text:p text:style-name="P7">De la part d'O truie</text:p>
      <text:p text:style-name="P7"/>
      <text:p text:style-name="P7">À B Il. </text:p>
      <text:p text:style-name="P7"/>
      <text:p text:style-name="P7">B à L </text:p>
      <text:p text:style-name="P7">I ver né</text:p>
      <text:p text:style-name="P7"/>
      <text:p text:style-name="P7">B a lit vers naît</text:p>
      <text:p text:style-name="P7"/>
      <text:p text:style-name="P7">Baal hiverne</text:p>
      <text:p text:style-name="P7"/>
      <text:p text:style-name="P7">Planète</text:p>
      <text:p text:style-name="P7">Globe</text:p>
      <text:p text:style-name="P7">Fléau</text:p>
      <text:p text:style-name="P7"/>
      <text:p text:style-name="P7">Biologie</text:p>
      <text:p text:style-name="P7"/>
      <text:p text:style-name="P7">Matter and mind and then there was time</text:p>
      <text:p text:style-name="P7"/>
      <text:p text:style-name="P7">For later on, </text:p>
      <text:p text:style-name="P7">There's too much of me in you for you to be while I'm being me. .</text:p>
      <text:p text:style-name="P7"/>
      <text:p text:style-name="P7">Que eut-Il ?</text:p>
      <text:p text:style-name="P7"/>
      <text:p text:style-name="P7">Pan do ra</text:p>
      <text:p text:style-name="P7"/>
      <text:p text:style-name="P7">Ré cas PI tu l'es.</text:p>
      <text:p text:style-name="P7"/>
      <text:p text:style-name="P7">Fils est vrai</text:p>
      <text:p text:style-name="P7"/>
      <text:p text:style-name="P7"><text:soft-page-break/>T'y qu'est</text:p>
      <text:p text:style-name="P7"/>
      <text:p text:style-name="P7">Est e, latin</text:p>
      <text:p text:style-name="P7"/>
      <text:p text:style-name="P7">Pour I tu re</text:p>
      <text:p text:style-name="P7"/>
      <text:p text:style-name="P7">En foi re</text:p>
      <text:p text:style-name="P7"/>
      <text:p text:style-name="P7">E go is te</text:p>
      <text:p text:style-name="P7"/>
      <text:p text:style-name="P7">Ça Lo part D</text:p>
      <text:p text:style-name="P7"/>
      <text:p text:style-name="P7">En "qu'eut lé"</text:p>
      <text:p text:style-name="P7"/>
      <text:p text:style-name="P7">En dis cas p (P / paix)</text:p>
      <text:p text:style-name="P7"/>
      <text:p text:style-name="P7"/>
      <text:p text:style-name="P7">D, FL</text:p>
      <text:p text:style-name="P7">À Gr</text:p>
      <text:p text:style-name="P7">À Sion.</text:p>
      <text:p text:style-name="P7"/>
      <text:p text:style-name="P7">À Gré</text:p>
      <text:p text:style-name="P7">Gars Sion</text:p>
      <text:p text:style-name="P7"/>
      <text:p text:style-name="P7"/>
      <text:p text:style-name="P7">Co-n</text:p>
      <text:p text:style-name="P7">State</text:p>
      <text:p text:style-name="P7">À sion</text:p>
      <text:p text:style-name="P7"/>
      <text:p text:style-name="P7">Ré tri-B eut Sion</text:p>
      <text:p text:style-name="P7"/>
      <text:p text:style-name="P7">À tri-B eut Sion</text:p>
      <text:p text:style-name="P7"/>
      <text:p text:style-name="P7">Âme I t'y est</text:p>
      <text:p text:style-name="P7">Améthyste </text:p>
      <text:p text:style-name="P7"/>
      <text:p text:style-name="P7"/>
      <text:p text:style-name="P7">B nait</text:p>
      <text:p text:style-name="P7"/>
      <text:p text:style-name="P7">I'm B s'il</text:p>
      <text:p text:style-name="P7"/>
      <text:p text:style-name="P7">I dis o</text:p>
      <text:p text:style-name="P7"/>
      <text:p text:style-name="P7">Créé t'y ne</text:p>
      <text:p text:style-name="P7"/>
      <text:p text:style-name="P7"><text:soft-page-break/>Ma ré cas je</text:p>
      <text:p text:style-name="P7"/>
      <text:p text:style-name="P7">G r a dû El ment</text:p>
      <text:p text:style-name="P7"/>
      <text:p text:style-name="P7">Lo ère à je. </text:p>
      <text:p text:style-name="P7"/>
      <text:p text:style-name="P7"/>
      <text:p text:style-name="P7">Nos B est Le</text:p>
      <text:p text:style-name="P7"/>
      <text:p text:style-name="P7">B y B Le</text:p>
      <text:p text:style-name="P7"/>
      <text:p text:style-name="P7">Lo</text:p>
      <text:p text:style-name="P7">FL o tt e</text:p>
      <text:p text:style-name="P7">À quoi ? </text:p>
      <text:p text:style-name="P7"/>
      <text:p text:style-name="P7">À Lo qu'eut Sion</text:p>
      <text:p text:style-name="P7"/>
      <text:p text:style-name="P7">Dit sert t'a Sion </text:p>
      <text:p text:style-name="P7"/>
      <text:p text:style-name="P7">Sans le v</text:p>
      <text:p text:style-name="P7">Sait le v</text:p>
      <text:p text:style-name="P7"/>
      <text:p text:style-name="P7">Pi o nié</text:p>
      <text:p text:style-name="P7"/>
      <text:p text:style-name="P7">J'ai eu r </text:p>
      <text:p text:style-name="P7"/>
      <text:p text:style-name="P7">N'y est nié </text:p>
      <text:p text:style-name="P7"/>
      <text:p text:style-name="P7">Allo</text:p>
      <text:p text:style-name="P7">All O</text:p>
      <text:p text:style-name="P7">Halo</text:p>
      <text:p text:style-name="P7"/>
      <text:p text:style-name="P7">Vers m ou l eut</text:p>
      <text:p text:style-name="P7"/>
      <text:p text:style-name="P7">Is t'a mis nique</text:p>
      <text:p text:style-name="P7">À LL r j' y</text:p>
      <text:p text:style-name="P7"/>
      <text:p text:style-name="P7">In Terre est sens. </text:p>
      <text:p text:style-name="P7"/>
      <text:p text:style-name="P7">B eut T</text:p>
      <text:p text:style-name="P7"/>
      <text:p text:style-name="P7">Lo y est </text:p>
      <text:p text:style-name="P7"/>
      <text:p text:style-name="P7">V n'eut ce. </text:p>
      <text:p text:style-name="P7"/>
      <text:p text:style-name="P7"><text:soft-page-break/>Père I que L y t'est</text:p>
      <text:p text:style-name="P7"/>
      <text:p text:style-name="P7">N, à t'a L</text:p>
      <text:p text:style-name="P7"/>
      <text:p text:style-name="P7">Tu R MO Il</text:p>
      <text:p text:style-name="P7">À gré able</text:p>
      <text:p text:style-name="P7"/>
      <text:p text:style-name="P7">À bon dans ce</text:p>
      <text:p text:style-name="P7"/>
      <text:p text:style-name="P7">V, j'êtes à Sion.</text:p>
      <text:p text:style-name="P7"/>
      <text:p text:style-name="P7">Foi R Eux</text:p>
      <text:p text:style-name="P7"/>
      <text:p text:style-name="P7">I'm P dit ment</text:p>
      <text:p text:style-name="P7"/>
      <text:p text:style-name="P7">In so L va b est Le</text:p>
      <text:p text:style-name="P7">In sol val b'le</text:p>
      <text:p text:style-name="P7">Blé</text:p>
      <text:p text:style-name="P7"/>
      <text:p text:style-name="P7">D. Font C, </text:p>
      <text:p text:style-name="P7">L apporte.</text:p>
      <text:p text:style-name="P7"/>
      <text:p text:style-name="P7">Ce est le.</text:p>
      <text:p text:style-name="P7">Cell</text:p>
      <text:p text:style-name="P7">Selle</text:p>
      <text:p text:style-name="P7">Sel</text:p>
      <text:p text:style-name="P7"/>
      <text:p text:style-name="P7">I, </text:p>
      <text:p text:style-name="P7">Deo. </text:p>
      <text:p text:style-name="P7">Lo, </text:p>
      <text:p text:style-name="P7">J'y. </text:p>
      <text:p text:style-name="P7"/>
      <text:p text:style-name="P7">- Et du coup je fais quoi ? Je continue ou j'arrête;ça sert à quelque chose ? </text:p>
      <text:p text:style-name="P7"/>
      <text:p text:style-name="P7">V I qu'eut le</text:p>
      <text:p text:style-name="P7">Eut'il I terre ? </text:p>
      <text:p text:style-name="P7">F leurré</text:p>
      <text:p text:style-name="P7">FL eut re</text:p>
      <text:p text:style-name="P7"/>
      <text:p text:style-name="P7">- J'étais au courant, merci ! </text:p>
      <text:p text:style-name="P7"/>
      <text:p text:style-name="P7">Fléau </text:p>
      <text:p text:style-name="P7"/>
      <text:p text:style-name="P7">Fasse il I T la vit.</text:p>
      <text:p text:style-name="P7"/>
      <text:p text:style-name="P7"><text:soft-page-break/>T À C T</text:p>
      <text:p text:style-name="P7"/>
      <text:p text:style-name="P7">- À quel moment je peux m'arrêter ?</text:p>
      <text:p text:style-name="P7">Il en faut combien pour que ces cons comprennent ?</text:p>
      <text:p text:style-name="P7"/>
      <text:p text:style-name="P7">Ecs qu'eut sce ?</text:p>
      <text:p text:style-name="P7">- X</text:p>
      <text:p text:style-name="P7"/>
      <text:p text:style-name="P7">À r j'ai eu mentez.</text:p>
      <text:p text:style-name="P7"/>
      <text:p text:style-name="P7">En ch en t</text:p>
      <text:p text:style-name="P7"/>
      <text:p text:style-name="P7">D in, </text:p>
      <text:p text:style-name="P7">D on.</text:p>
      <text:p text:style-name="P7"/>
      <text:p text:style-name="P7">De là</text:p>
      <text:p text:style-name="P7"/>
      <text:p text:style-name="P7">F à r ce</text:p>
      <text:p text:style-name="P7"/>
      <text:p text:style-name="P7">Crée pu s qu'eut le</text:p>
      <text:p text:style-name="P7"/>
      <text:p text:style-name="P7">A RR o gars en ce</text:p>
      <text:p text:style-name="P7"/>
      <text:p text:style-name="P7">Et non du coup,</text:p>
      <text:p text:style-name="P7"/>
      <text:p text:style-name="P7">N'</text:p>
      <text:p text:style-name="P7">I'm P</text:p>
      <text:p text:style-name="P7">Or t'est qu o i</text:p>
      <text:p text:style-name="P7"/>
      <text:p text:style-name="P7">Apprentissage</text:p>
      <text:p text:style-name="P7">De vit né</text:p>
      <text:p text:style-name="P7"/>
      <text:p text:style-name="P7">Part mis, nous.</text:p>
      <text:p text:style-name="P7">C'est L est</text:p>
      <text:p text:style-name="P7"/>
      <text:p text:style-name="P7">Fis n'y sont.</text:p>
      <text:p text:style-name="P7">Fils n'y si on.</text:p>
      <text:p text:style-name="P7">Litote</text:p>
      <text:p text:style-name="P7"/>
      <text:p text:style-name="P7">À si dû ment</text:p>
      <text:p text:style-name="P7"/>
      <text:p text:style-name="P7">Ferait qu'en ce</text:p>
      <text:p text:style-name="P7">Ré qu'eut r'en ce</text:p>
      <text:p text:style-name="P7">Rends ce</text:p>
      <text:p text:style-name="P7"/>
      <text:p text:style-name="P7"><text:soft-page-break/>A lit en ce</text:p>
      <text:p text:style-name="P7">D lit vr en ce</text:p>
      <text:p text:style-name="P7"/>
      <text:p text:style-name="P7">O FF re</text:p>
      <text:p text:style-name="P7">I D É E </text:p>
      <text:p text:style-name="P7">E X T R A </text:p>
      <text:p text:style-name="P7">S C A M</text:p>
      <text:p text:style-name="P7"/>
      <text:p text:style-name="P7">Car G est son</text:p>
      <text:p text:style-name="P7">PO lit ça je</text:p>
      <text:p text:style-name="P7">Par à dit G me</text:p>
      <text:p text:style-name="P7">R à su ré </text:p>
      <text:p text:style-name="P7">D roi tu re</text:p>
      <text:p text:style-name="P7">À TT en T if</text:p>
      <text:p text:style-name="P7">Et t'as El</text:p>
      <text:p text:style-name="P7">Et t'a L à je</text:p>
      <text:p text:style-name="P7">R O C K</text:p>
      <text:p text:style-name="P7"/>
      <text:p text:style-name="P7">Être en je..,</text:p>
      <text:p text:style-name="P7"/>
      <text:p text:style-name="P7">T'as né </text:p>
      <text:p text:style-name="P7">Qu'eut I r? </text:p>
      <text:p text:style-name="P7"/>
      <text:p text:style-name="P7">Temps gens, si El. </text:p>
      <text:p text:style-name="P7"/>
      <text:p text:style-name="P7">M'y mits, </text:p>
      <text:p text:style-name="P7">Même, </text:p>
      <text:p text:style-name="P7">M'aime. </text:p>
      <text:p text:style-name="P7"/>
      <text:p text:style-name="P7">Tr en qui lit T</text:p>
      <text:p text:style-name="P7">Cas L me</text:p>
      <text:p text:style-name="P7"/>
      <text:p text:style-name="P7">Pourquoi suis là ? </text:p>
      <text:p text:style-name="P7"/>
      <text:p text:style-name="P7">Disent qu'eut T</text:p>
      <text:p text:style-name="P7"/>
      <text:p text:style-name="P7">Un pi est à l'être y est.</text:p>
      <text:p text:style-name="P7"/>
      <text:p text:style-name="P7">Que El </text:p>
      <text:p text:style-name="P7">Que Un</text:p>
      <text:p text:style-name="P7"/>
      <text:p text:style-name="P7">In S temps</text:p>
      <text:p text:style-name="P7">Ex or bi temps </text:p>
      <text:p text:style-name="P7">Ré dis me est</text:p>
      <text:p text:style-name="P7">Re lis j'y on</text:p>
      <text:p text:style-name="P7"><text:soft-page-break/></text:p>
      <text:p text:style-name="P7">Disent-ils est ? </text:p>
      <text:p text:style-name="P7">En foi ré </text:p>
      <text:p text:style-name="P7"/>
      <text:p text:style-name="P7">Vint qu'eut</text:p>
      <text:p text:style-name="P7"/>
      <text:p text:style-name="P7">Chie mère</text:p>
      <text:p text:style-name="P7">Mentit corps</text:p>
      <text:p text:style-name="P7"/>
      <text:p text:style-name="P7">Co né que si on</text:p>
      <text:p text:style-name="P7">Co Co n</text:p>
      <text:p text:style-name="P7"/>
      <text:p text:style-name="P7">Sort'il ai-je ?</text:p>
      <text:p text:style-name="P8"> <text:span text:style-name="T1">?</text:span></text:p>
      <text:p text:style-name="P7">In j'ai, nie eux heure.</text:p>
      <text:p text:style-name="P7"/>
      <text:p text:style-name="P7">Dis, l'emme.</text:p>
      <text:p text:style-name="P7"/>
      <text:p text:style-name="P7">Co-L'porter. </text:p>
      <text:p text:style-name="P7"/>
      <text:p text:style-name="P7">Né gosse I à Sion. </text:p>
      <text:p text:style-name="P7"/>
      <text:p text:style-name="P7">À commode est</text:p>
      <text:p text:style-name="P7">À co mode ai </text:p>
      <text:p text:style-name="P7">À co mots D</text:p>
      <text:p text:style-name="P7">Commode y tais. </text:p>
      <text:p text:style-name="P7"/>
      <text:p text:style-name="P7">Letter B</text:p>
      <text:p text:style-name="P7">Letter C</text:p>
      <text:p text:style-name="P7"/>
      <text:p text:style-name="P7">Prés là </text:p>
      <text:p text:style-name="P7"/>
      <text:p text:style-name="P7">Dis fils il,</text:p>
      <text:p text:style-name="P7">Fissent El .</text:p>
      <text:p text:style-name="P7"/>
      <text:p text:style-name="P7">Knowingly and willingly only</text:p>
      <text:p text:style-name="P7"/>
      <text:p text:style-name="P7">Père I</text:p>
      <text:p text:style-name="P7">P SI</text:p>
      <text:p text:style-name="P7"/>
      <text:p text:style-name="P7">Signe à El é</text:p>
      <text:p text:style-name="P7">In tel, ait que tu El. </text:p>
      <text:p text:style-name="P7"/>
      <text:p text:style-name="P7">Qu'eut? </text:p>
      <text:p text:style-name="P7">Que quoi</text:p>
      <text:p text:style-name="P7"><text:soft-page-break/>Qui</text:p>
      <text:p text:style-name="P7"/>
      <text:p text:style-name="P7">L'F est</text:p>
      <text:p text:style-name="P7">Êtes à L on.</text:p>
      <text:p text:style-name="P7">À P O cas lis P ce</text:p>
      <text:p text:style-name="P7"/>
      <text:p text:style-name="P7">À peau</text:p>
      <text:p text:style-name="P7">Appeau</text:p>
      <text:p text:style-name="P7"/>
      <text:p text:style-name="P7">Père fait qu't</text:p>
      <text:p text:style-name="P7">Qu'El amalgame douteux.., </text:p>
      <text:p text:style-name="P7"/>
      <text:p text:style-name="P7">Créé à t'y vit t'es.</text:p>
      <text:p text:style-name="P7"/>
      <text:p text:style-name="P7">Je suis, je vois</text:p>
      <text:p text:style-name="P7">Et je crée que dalle.</text:p>
      <text:p text:style-name="P7">J'écris, au pire.</text:p>
      <text:p text:style-name="P7"/>
      <text:p text:style-name="P7">Mets re</text:p>
      <text:p text:style-name="P7">P re</text:p>
      <text:p text:style-name="P7"/>
      <text:p text:style-name="P7">Pour I tu re</text:p>
      <text:p text:style-name="P7"/>
      <text:p text:style-name="P7">J’eus X, ta position</text:p>
      <text:p text:style-name="P7">Pose ici on</text:p>
      <text:p text:style-name="P7"/>
      <text:p text:style-name="P7">- Ouep, j'ai bien vu ça que j'allais crever. J'étais pas super heureux si tu te souviens.</text:p>
      <text:p text:style-name="P7"/>
      <text:p text:style-name="P7">Dis L'es tente</text:p>
      <text:p text:style-name="P7"/>
      <text:p text:style-name="P7">Me</text:p>
      <text:p text:style-name="P7">Il</text:p>
      <text:p text:style-name="P7">Le</text:p>
      <text:p text:style-name="P7">U</text:p>
      <text:p text:style-name="P7">R</text:p>
      <text:p text:style-name="P7"/>
      <text:p text:style-name="P7">Meilleur</text:p>
      <text:p text:style-name="P7"/>
      <text:p text:style-name="P7">Eût </text:p>
      <text:p text:style-name="P7">Air</text:p>
      <text:p text:style-name="P7">Ère </text:p>
      <text:p text:style-name="P7">Erre </text:p>
      <text:p text:style-name="P7"/>
      <text:p text:style-name="P7">Co Lo, ça El. </text:p>
      <text:p text:style-name="P7"/>
      <text:p text:style-name="P7"><text:soft-page-break/>- Et donc j'écris le truc et c'est aussi moi qui le montre ou quoi ? Je dois tout faire ? </text:p>
      <text:p text:style-name="P7"/>
      <text:p text:style-name="P7">Con</text:p>
      <text:p text:style-name="P7">Sens</text:p>
      <text:p text:style-name="P7">U</text:p>
      <text:p text:style-name="P7">S</text:p>
      <text:p text:style-name="P7"/>
      <text:p text:style-name="P7">Sus</text:p>
      <text:p text:style-name="P7">P</text:p>
      <text:p text:style-name="P7">En</text:p>
      <text:p text:style-name="P7">S</text:p>
      <text:p text:style-name="P7"/>
      <text:p text:style-name="P7">- Non franchement, c'est lourd. </text:p>
      <text:p text:style-name="P7">De toutes façons, ils n'écoutent rien. </text:p>
      <text:p text:style-name="P7"/>
      <text:p text:style-name="P7">Add / L'impact du Temps.</text:p>
      <text:p text:style-name="P7"/>
      <text:p text:style-name="P7">Sol eut si on. </text:p>
      <text:p text:style-name="P7"/>
      <text:p text:style-name="P7">- Eh ben on est bien, ça commence loin là. </text:p>
      <text:p text:style-name="P7"/>
      <text:p text:style-name="P7">In v est irent</text:p>
      <text:p text:style-name="P7"/>
      <text:p text:style-name="P7">- Bon, y en a marre.</text:p>
      <text:p text:style-name="P7"/>
      <text:p text:style-name="P7">Fin is est vôtre à si êtes </text:p>
      <text:p text:style-name="P7"/>
      <text:p text:style-name="P7">B, est là je. </text:p>
      <text:p text:style-name="P7"/>
      <text:p text:style-name="P7">- Super blague en effet, j'ai apprécié. </text:p>
      <text:p text:style-name="P7"/>
      <text:p text:style-name="P7">À t'irais, là temps Sion.</text:p>
      <text:p text:style-name="P7"/>
      <text:p text:style-name="P7">D en j'ai</text:p>
      <text:p text:style-name="P7">D. Gars je</text:p>
      <text:p text:style-name="P7"/>
      <text:p text:style-name="P7">- Tracasse gros, c'est moi. </text:p>
      <text:p text:style-name="P7"/>
      <text:p text:style-name="P7">Si go, j'ai né. </text:p>
      <text:p text:style-name="P7"/>
      <text:p text:style-name="P7">Cas qu'à eût êtes. </text:p>
      <text:p text:style-name="P7"/>
      <text:p text:style-name="P7">En dis, cas p</text:p>
      <text:p text:style-name="P7">I n'eut'il?</text:p>
      <text:p text:style-name="P7"/>
      <text:p text:style-name="P7"><text:soft-page-break/>P</text:p>
      <text:p text:style-name="P7">Pé</text:p>
      <text:p text:style-name="P7">P'est</text:p>
      <text:p text:style-name="P7">Paix</text:p>
      <text:p text:style-name="P7"/>
      <text:p text:style-name="P7">S tu pi de</text:p>
      <text:p text:style-name="P7"/>
      <text:p text:style-name="P7">- Sympa tout ça. Et à mon avis, c'est bien garni.</text:p>
      <text:p text:style-name="P7"/>
      <text:p text:style-name="P7">À br eut ti</text:p>
      <text:p text:style-name="P7"/>
      <text:p text:style-name="P7">Corps eut psy on</text:p>
      <text:p text:style-name="P7"/>
      <text:p text:style-name="P7">Elfe</text:p>
      <text:p text:style-name="P7">&amp;</text:p>
      <text:p text:style-name="P7">Nain</text:p>
      <text:p text:style-name="P7"/>
      <text:p text:style-name="P7">Bon grain</text:p>
      <text:p text:style-name="P7">&amp;</text:p>
      <text:p text:style-name="P7">I vrai</text:p>
      <text:p text:style-name="P7"/>
      <text:p text:style-name="P7">À gars sait</text:p>
      <text:p text:style-name="P7"/>
      <text:p text:style-name="P7">Si </text:p>
      <text:p text:style-name="P7">Vit El I</text:p>
      <text:p text:style-name="P7">Ça Sion</text:p>
      <text:p text:style-name="P7"/>
      <text:p text:style-name="P7">Si vile y s'assit on</text:p>
      <text:p text:style-name="P7"/>
      <text:p text:style-name="P7">Père en P</text:p>
      <text:p text:style-name="P7">Toi re </text:p>
      <text:p text:style-name="P7"/>
      <text:p text:style-name="P7">- OK ok.., </text:p>
      <text:p text:style-name="P7"/>
      <text:p text:style-name="P7">Père Son A</text:p>
      <text:p text:style-name="P7">N O N</text:p>
      <text:p text:style-name="P7">J'ai ère à T'es A</text:p>
      <text:p text:style-name="P7"/>
      <text:p text:style-name="P7">Wrong</text:p>
      <text:p text:style-name="P7">&amp;</text:p>
      <text:p text:style-name="P7">Right</text:p>
      <text:p text:style-name="P7"/>
      <text:p text:style-name="P7">Co-Lo-ré</text:p>
      <text:p text:style-name="P7"/>
      <text:p text:style-name="P7">Lo, j'y stick </text:p>
      <text:p text:style-name="P7"><text:soft-page-break/></text:p>
      <text:p text:style-name="P7">-on se fout de ma gueule ? </text:p>
      <text:p text:style-name="P7"/>
      <text:p text:style-name="P7">Ce coup, ce Est-se? </text:p>
      <text:p text:style-name="P7"/>
      <text:p text:style-name="P7">- y'a bon? </text:p>
      <text:p text:style-name="P7"/>
      <text:p text:style-name="P7">F.O Lie</text:p>
      <text:p text:style-name="P7"/>
      <text:p text:style-name="P7">- T'as pas bien capté, toi, je crois.</text:p>
      <text:p text:style-name="P7"/>
      <text:p text:style-name="P7">G r en G e</text:p>
      <text:p text:style-name="P7">Faire me</text:p>
      <text:p text:style-name="P7">E ta b est L'e</text:p>
      <text:p text:style-name="P7"/>
      <text:p text:style-name="P7">Vis là je</text:p>
      <text:p text:style-name="P7"/>
      <text:p text:style-name="P7">Ré eut si te</text:p>
      <text:p text:style-name="P7">-Non.</text:p>
      <text:p text:style-name="P7">Su que c'est. </text:p>
      <text:p text:style-name="P7">-déjà mieux. </text:p>
      <text:p text:style-name="P7"/>
      <text:p text:style-name="P7">Sait que si on</text:p>
      <text:p text:style-name="P7">Sait c'est si on</text:p>
      <text:p text:style-name="P7">- T'es prévenu, si tu déconne encore cette fois, tu pourra pas faire l'étonné. </text:p>
      <text:p text:style-name="P7"/>
      <text:p text:style-name="P7"/>
      <text:p text:style-name="P7">Put R, I qu'eut El, Tri ce. </text:p>
      <text:p text:style-name="P7"/>
      <text:p text:style-name="P7">À G, j'ai Lo mère est</text:p>
      <text:p text:style-name="P7"/>
      <text:p text:style-name="P7">Or I Pi O(s)</text:p>
      <text:p text:style-name="P7"/>
      <text:p text:style-name="P7">- C'est comme tu le sens gros, mais si c'est pour me dire que c'est de la merde peut être tu ne m'envoie pas vivre l'enfer pour te les récupérer ?</text:p>
      <text:p text:style-name="P7">Juste une idée..,</text:p>
      <text:p text:style-name="P7"/>
      <text:p text:style-name="P7">Si Lo</text:p>
      <text:p text:style-name="P7">G IS ME</text:p>
      <text:p text:style-name="P7"/>
      <text:p text:style-name="P7">Re FL</text:p>
      <text:p text:style-name="P7">Ex-sion</text:p>
      <text:p text:style-name="P7"/>
      <text:p text:style-name="P7">- Vous êtes dans la merde les amis.</text:p>
      <text:p text:style-name="P7"/>
      <text:p text:style-name="P7"><text:soft-page-break/>Femme eux ce</text:p>
      <text:p text:style-name="P7"/>
      <text:p text:style-name="P7">- Ben voilà, on arrive à qqch.</text:p>
      <text:p text:style-name="P7"/>
      <text:p text:style-name="P7"/>
      <text:p text:style-name="P7">Lie-able</text:p>
      <text:p text:style-name="P7"/>
      <text:p text:style-name="P7">Cas M ou FL À Je.</text:p>
      <text:p text:style-name="P7"/>
      <text:p text:style-name="P7">- Ouais, ça risque de fonctionner moyen vu que je fais le soleil, l'ombre et le chapeau.</text:p>
      <text:p text:style-name="P7"/>
      <text:p text:style-name="P7">Ex I, S temps, ce I, El</text:p>
      <text:p text:style-name="P7"/>
      <text:p text:style-name="P7">Esteem, </text:p>
      <text:p text:style-name="P7">Est ce time ? </text:p>
      <text:p text:style-name="P7">Estime.</text:p>
      <text:p text:style-name="P7"/>
      <text:p text:style-name="P7">Sous FL, l'E. </text:p>
      <text:p text:style-name="P7"/>
      <text:p text:style-name="P7">Panache </text:p>
      <text:p text:style-name="P7"/>
      <text:p text:style-name="P7">Est-ce "t'es", il est ?</text:p>
      <text:p text:style-name="P7">Stylé</text:p>
      <text:p text:style-name="P7"/>
      <text:p text:style-name="P7">Mirent à Be, El</text:p>
      <text:p text:style-name="P7">Fr eut I</text:p>
      <text:p text:style-name="P7"/>
      <text:p text:style-name="P7">- Je crois que je vais m'arrêter parce que de toutes façons ça sert à quoi ?</text:p>
      <text:p text:style-name="P7"/>
      <text:p text:style-name="P7">En, n’eut "I" eux.</text:p>
      <text:p text:style-name="P7"/>
      <text:p text:style-name="P7">O Pi niions.</text:p>
      <text:p text:style-name="P7">- hum... y à un truc bizarre ici. Parce que je te nie pas. Et n'y ont ça passera pas avec moi.</text:p>
      <text:p text:style-name="P7"/>
      <text:p text:style-name="P7">Mets fils tôt.</text:p>
      <text:p text:style-name="P7"/>
      <text:p text:style-name="P7">À Lo né</text:p>
      <text:p text:style-name="P7"/>
      <text:p text:style-name="P7">Y n'y mit t'y est.</text:p>
      <text:p text:style-name="P7">Ose terre </text:p>
      <text:p text:style-name="P7">En temps dû</text:p>
      <text:p text:style-name="P7"/>
      <text:p text:style-name="P7">Si El en ce</text:p>
      <text:p text:style-name="P7"/>
      <text:p text:style-name="P7"><text:soft-page-break/>- Ben on est bien !</text:p>
      <text:p text:style-name="P7">Il a écrit un truc, je sais pas quoi, quand il se taira ce sera la fin.</text:p>
      <text:p text:style-name="P7">Ou bien ça a encore été changé ça aussi ?</text:p>
      <text:p text:style-name="P7">Chant j'ai</text:p>
      <text:p text:style-name="P7"/>
      <text:p text:style-name="P7">Ouais... </text:p>
      <text:p text:style-name="P2"/>
      <text:p text:style-name="P2">// In Terre ont pû, parle, dis à Lo je</text:p>
      <text:p text:style-name="P2"/>
      <text:p text:style-name="P2">On ne peut être sans être ce que l'on est,..</text:p>
      <text:p text:style-name="P2"/>
      <text:p text:style-name="P2">Sû que c'est D.</text:p>
      <text:p text:style-name="P5"/>
      <text:p text:style-name="P9">Âme et lie or est</text:p>
      <text:p text:style-name="P9">À mais lit aurai</text:p>
      <text:p text:style-name="P9"/>
      <text:p text:style-name="P9">À corps D.</text:p>
      <text:p text:style-name="P9">Si m'y lit, tu De.</text:p>
      <text:p text:style-name="P9"/>
      <text:p text:style-name="P9">Dis vers je.</text:p>
      <text:p text:style-name="P9"/>
      <text:p text:style-name="P9">Con sait quand t'es. </text:p>
      <text:p text:style-name="P9"/>
      <text:p text:style-name="P9">Mots du L en T</text:p>
      <text:p text:style-name="P9"/>
      <text:p text:style-name="P9">Pro-"dis:j'y eux". </text:p>
      <text:p text:style-name="P9">L est V, </text:p>
      <text:p text:style-name="P9">V est L'. </text:p>
      <text:p text:style-name="P9">C là ce. </text:p>
      <text:p text:style-name="P9">À qui, </text:p>
      <text:p text:style-name="P9">M'être ? </text:p>
      <text:p text:style-name="P9"/>
      <text:p text:style-name="P9">Cas qu'à eut êtes.., </text:p>
      <text:p text:style-name="P9">- Je ne vous le fait pas dire. </text:p>
      <text:p text:style-name="P9"/>
      <text:p text:style-name="P9">D, s, t'y nais. </text:p>
      <text:p text:style-name="P9">- Sa mère ou quoi, il a intérêt à savoir ce qu'il fait cette fois..,</text:p>
      <text:p text:style-name="P9"/>
      <text:p text:style-name="P9">Quelqu'un leur a dit que mon début c'est leur fin ?</text:p>
      <text:p text:style-name="P9">Non mais parce que faut savoir si je dois tout expliquer ou pas ici,?</text:p>
      <text:p text:style-name="P9">Donc que dire, ce qui est après pour vous les enfants, c'est avant pour moi.</text:p>
      <text:p text:style-name="P9">Même si comme j'ai dit, pour l'autre c'est tout pareil...</text:p>
      <text:p text:style-name="P9"/>
      <text:p text:style-name="P9">Je vais me mettre à parler, ça va pas être possible sinon.</text:p>
      <text:p text:style-name="P9"/>
      <text:p text:style-name="P9"><text:soft-page-break/></text:p>
      <text:p text:style-name="P9"/>
      <text:p text:style-name="P9"/>
      <text:p text:style-name="P9"/>
      <text:p text:style-name="P9"/>
      <text:p text:style-name="P9"/>
      <text:p text:style-name="P9"/>
      <text:p text:style-name="P9"/>
      <text:p text:style-name="P9"/>
      <text:p text:style-name="P9">Qu'à El,</text:p>
      <text:p text:style-name="P9">Qu'eut El?</text:p>
      <text:p text:style-name="P9"/>
      <text:p text:style-name="P9">V Lo,</text:p>
      <text:p text:style-name="P9">Lo V.</text:p>
      <text:p text:style-name="P9"/>
      <text:p text:style-name="P9">Il lut mis né</text:p>
      <text:p text:style-name="P9"/>
      <text:p text:style-name="P9">- Vous avez demandé. </text:p>
      <text:p text:style-name="P9">Et j'ai répondu qu'il faudrait qu'on m'oublie. </text:p>
      <text:p text:style-name="P9"/>
      <text:p text:style-name="P9">Mais je ne me suis pas oublié moi-même. </text:p>
      <text:p text:style-name="P9"/>
      <text:p text:style-name="P9">Aussi vrai que ce monde l'autorise. </text:p>
      <text:p text:style-name="P9"/>
      <text:p text:style-name="P9"/>
      <text:p text:style-name="P9"/>
      <text:p text:style-name="P9">Est ce père en ce ? </text:p>
      <text:p text:style-name="P9"/>
      <text:p text:style-name="P9">(B c'est Lr en cursif)</text:p>
      <text:p text:style-name="P9"/>
      <text:p text:style-name="P9">Pu I sans Te</text:p>
      <text:p text:style-name="P9"/>
      <text:p text:style-name="P9">- C'est puissant mais c'est pas intelligent.</text:p>
      <text:p text:style-name="P9"/>
      <text:p text:style-name="P9">Lit est son(t)</text:p>
      <text:p text:style-name="P9"/>
      <text:p text:style-name="P9">- i, car.</text:p>
      <text:p text:style-name="P9">C'est vrai que c'est short comme fondations.</text:p>
      <text:p text:style-name="P9"/>
      <text:p text:style-name="P9">I am</text:p>
      <text:p text:style-name="P9"/>
      <text:p text:style-name="P9">- À, y'a m.</text:p>
      <text:p text:style-name="P9"/>
      <text:p text:style-name="P9">T'es r, or r is me.</text:p>
      <text:p text:style-name="P9">- Génial.</text:p>
      <text:p text:style-name="P9"><text:soft-page-break/></text:p>
      <text:p text:style-name="P9">Poly chi n'El</text:p>
      <text:p text:style-name="P9"/>
      <text:p text:style-name="P9">En G, O is ce</text:p>
      <text:p text:style-name="P9">En X, y est t'es</text:p>
      <text:p text:style-name="P9"/>
      <text:p text:style-name="P9">- Tu m'étonne.., </text:p>
      <text:p text:style-name="P9"/>
      <text:p text:style-name="P9">El est M en Terre. </text:p>
      <text:p text:style-name="P9">- C'est moi "El" , si jamais des débiles sont arrivés jusqu'ici sans que la pièce soit tombée.</text:p>
      <text:p text:style-name="P9"/>
      <text:p text:style-name="P9">Italique</text:p>
      <text:p text:style-name="P9">Souligné</text:p>
      <text:p text:style-name="P9"/>
      <text:p text:style-name="P9">Faux mit eux pa</text:p>
      <text:p text:style-name="P9">Mais temps Pi</text:p>
      <text:p text:style-name="P9"/>
      <text:p text:style-name="P9">- Ben Seigneur, </text:p>
      <text:p text:style-name="P9">Si on se retrouve dans un monde où y a que moi et vous, </text:p>
      <text:p text:style-name="P9">Ça risque d'être tendu. </text:p>
      <text:p text:style-name="P9"/>
      <text:p text:style-name="P9">For T</text:p>
      <text:p text:style-name="P9">For C</text:p>
      <text:p text:style-name="P9">For G</text:p>
      <text:p text:style-name="P9"/>
      <text:p text:style-name="P9">- Les gens croient savoir comment les jours s'écoulent. </text:p>
      <text:p text:style-name="P9">C'est faux. </text:p>
      <text:p text:style-name="P9">On vieilli, c'est là seule certitude. </text:p>
      <text:p text:style-name="P9"/>
      <text:p text:style-name="P9">Men sont je</text:p>
      <text:p text:style-name="P9">&amp;</text:p>
      <text:p text:style-name="P9">Terre à y sont. </text:p>
      <text:p text:style-name="P9"/>
      <text:p text:style-name="P9">Co-Lo, né vers </text:p>
      <text:p text:style-name="P9">T'es Br à L</text:p>
      <text:p text:style-name="P9">Ex-P Lo rer</text:p>
      <text:p text:style-name="P9"/>
      <text:p text:style-name="P9">.., </text:p>
      <text:p text:style-name="P9"/>
      <text:p text:style-name="P9">FL à T</text:p>
      <text:p text:style-name="P9">S'est temps temps dû. </text:p>
      <text:p text:style-name="P9"/>
      <text:p text:style-name="P9"/>
      <text:p text:style-name="P9">All'hume êtes. </text:p>
      <text:p text:style-name="P9"><text:soft-page-break/></text:p>
      <text:p text:style-name="P9">M'est dit T. </text:p>
      <text:p text:style-name="P9"/>
      <text:p text:style-name="P9">J'ai r à v. </text:p>
      <text:p text:style-name="P9"/>
      <text:p text:style-name="P9">Co-n FL ict</text:p>
      <text:p text:style-name="P9"/>
      <text:p text:style-name="P9">Paix</text:p>
      <text:p text:style-name="P9">Peine</text:p>
      <text:p text:style-name="P9">Peigne</text:p>
      <text:p text:style-name="P9"/>
      <text:p text:style-name="P9">I G n</text:p>
      <text:p text:style-name="P9"/>
      <text:p text:style-name="P9">T'es moi, j'ai né à je</text:p>
      <text:p text:style-name="P9"/>
      <text:p text:style-name="P9">Aime aussi on</text:p>
      <text:p text:style-name="P9">Aime en si P à Sion.</text:p>
      <text:p text:style-name="P9"/>
      <text:p text:style-name="P9">- Putain, qu'est-ce que vous m'aurez pas fait raconter comme conneries...</text:p>
      <text:p text:style-name="P9">Le point zéro c'est toujours le point zéro gros je peux raconter l'histoire que tu veux, ça sera toujours un construct.</text:p>
      <text:p text:style-name="P9"/>
      <text:p text:style-name="P9">O père A, si On El.</text:p>
      <text:p text:style-name="P9"/>
      <text:p text:style-name="P9">B à j'ai eu êtes</text:p>
      <text:p text:style-name="P9">M'a, j'y que.</text:p>
      <text:p text:style-name="P9"/>
      <text:p text:style-name="P9">Bague</text:p>
      <text:p text:style-name="P9">Be</text:p>
      <text:p text:style-name="P9">Oh</text:p>
      <text:p text:style-name="P9"/>
      <text:p text:style-name="P9">Né maître n'aime être.</text:p>
      <text:p text:style-name="P9"/>
      <text:p text:style-name="P9">D O, MM</text:p>
      <text:p text:style-name="P9">À je.</text:p>
      <text:p text:style-name="P9"/>
      <text:p text:style-name="P9">D homme à je.</text:p>
      <text:p text:style-name="P9"/>
      <text:p text:style-name="P9">- Je pense qu'on est bien au-delà de ça.</text:p>
      <text:p text:style-name="P9">Tout ceci est ridicule.</text:p>
      <text:p text:style-name="P9"/>
      <text:p text:style-name="P9">Êtes ik</text:p>
      <text:p text:style-name="P9"/>
      <text:p text:style-name="P9">- Voilà, on s'y met en néerlandais, c'est parfait!</text:p>
      <text:p text:style-name="P9"/>
      <text:p text:style-name="P9"><text:soft-page-break/>Vise ai</text:p>
      <text:p text:style-name="P9"/>
      <text:p text:style-name="P9">Ok boss</text:p>
      <text:p text:style-name="P9"/>
      <text:p text:style-name="P9">Là, vois, tu eût eurent,</text:p>
      <text:p text:style-name="P9"/>
      <text:p text:style-name="P9">O fils, I El.</text:p>
      <text:p text:style-name="P9">- Sympa ça. Merci.</text:p>
      <text:p text:style-name="P9"/>
      <text:p text:style-name="P9">O père à si on El</text:p>
      <text:p text:style-name="P9"/>
      <text:p text:style-name="P9">J'ai ou Pi il est</text:p>
      <text:p text:style-name="P9"/>
      <text:p text:style-name="P9">Ré son n en ce</text:p>
      <text:p text:style-name="P9"/>
      <text:p text:style-name="P9">Co eut V</text:p>
      <text:p text:style-name="P9"/>
      <text:p text:style-name="P9">Or n'y t'ont r in que</text:p>
      <text:p text:style-name="P9">J'ai r eux nous il le s</text:p>
      <text:p text:style-name="P9"/>
      <text:p text:style-name="P9">- Pourquoi ?</text:p>
      <text:p text:style-name="P9">Pourquoi on m'écoute quand je dis de la merde et toutes les autres fois où je parlais, on m'a jamais écouté ?</text:p>
      <text:p text:style-name="P9"/>
      <text:p text:style-name="P9">Pourquoi les humains essayent de bricoler un machin avec ce truc alors que tout le reste ça fonctionne ?</text:p>
      <text:p text:style-name="P9">Dans quel but ? </text:p>
      <text:p text:style-name="P9">Quelle est la logique ?</text:p>
      <text:p text:style-name="P9"/>
      <text:p text:style-name="P9">De toutes façons. Ultimement, on m'écoute toujours pas. </text:p>
      <text:p text:style-name="P9">Je suis toujours personne, dans un monde pourri. C'est quand que ça change ? Jamais ? </text:p>
      <text:p text:style-name="P9">Comment vous avez réussi à ce que je soit encore ici ? , et en plus d'engager la vie de ma femme, et maintenant de mon fils dans cet enfer, c'est du délire. </text:p>
      <text:p text:style-name="P9"/>
      <text:p text:style-name="P9">Jamais j'aurais accepté, c'est juste impossible. C'est les chaînes c'est ça.., </text:p>
      <text:p text:style-name="P9">Ça doit être ça. </text:p>
      <text:p text:style-name="P9"/>
      <text:p text:style-name="P9">Je comprendrai jamais rien au final ? </text:p>
      <text:p text:style-name="P9">C'est triste franchement. </text:p>
      <text:p text:style-name="P9"/>
      <text:p text:style-name="P9">Un mâle en temps dû. </text:p>
      <text:p text:style-name="P9"/>
      <text:p text:style-name="P9">Ok, je vais essayer de me taire. </text:p>
      <text:p text:style-name="P9"/>
      <text:p text:style-name="P9"><text:soft-page-break/>Si mis l'r</text:p>
      <text:p text:style-name="P9"/>
      <text:p text:style-name="P9"/>
      <text:p text:style-name="P9">L'idée au Lo j'y</text:p>
      <text:p text:style-name="P9"/>
      <text:p text:style-name="P9">Lo j'y</text:p>
      <text:p text:style-name="P9"/>
      <text:p text:style-name="P9">- Ok, superbe. </text:p>
      <text:p text:style-name="P9"/>
      <text:p text:style-name="P9">Distinguer </text:p>
      <text:p text:style-name="P9">D is t in g</text:p>
      <text:p text:style-name="P9">Disent T in g</text:p>
      <text:p text:style-name="P9">Dis, t'es, in, j'ai</text:p>
      <text:p text:style-name="P9"/>
      <text:p text:style-name="P9">Ça lire</text:p>
      <text:p text:style-name="P9"/>
      <text:p text:style-name="P9">Et Lo Je</text:p>
      <text:p text:style-name="P9"/>
      <text:p text:style-name="P9">Gratification </text:p>
      <text:p text:style-name="P9"/>
      <text:p text:style-name="P9">W e I r d </text:p>
      <text:p text:style-name="P9"/>
      <text:p text:style-name="P9">P Lo on bi est</text:p>
      <text:p text:style-name="P9">Tu I O</text:p>
      <text:p text:style-name="P9"/>
      <text:p text:style-name="P9">- Oui alors, je veux bien, mais je vais pas m'amuser à faire ça. <text:line-break/>(Sauf que c'est déjà fait en fait. Voir : Le livre de Daniel par Laurent Franssen)</text:p>
      <text:p text:style-name="P9"/>
      <text:p text:style-name="P9">I'm be si L est S</text:p>
      <text:p text:style-name="P9"/>
      <text:p text:style-name="P9">- c'est pas gentil pour les Belges ça. </text:p>
      <text:p text:style-name="P9"/>
      <text:p text:style-name="P9">Deux remarques !</text:p>
      <text:p text:style-name="P9">1/ Avant de leur donner quoi que ce soit.<text:line-break/>Commencez par me donner à moi, ce serait gentil.</text:p>
      <text:p text:style-name="P9">2/ Qui que ce soit, ou que ce soit, n'importe comment que vous le pensez ; Celui ou celle qui pense "gagner" contre Dieu, est un fou. Il va vers sa ruine et il augmente sa peine. Tout à été dis , voir "la petite histoire" .Faites le bien. C'est pas compliqué à comprendre.</text:p>
      <text:p text:style-name="P9"/>
      <text:p text:style-name="P9"/>
      <text:p text:style-name="P9">Le temps est un rapport entre dieu et l'homme. </text:p>
      <text:p text:style-name="P9"/>
      <text:p text:style-name="P9">P O, êtes I ; que</text:p>
      <text:p text:style-name="P9"/>
      <text:p text:style-name="P9"><text:soft-page-break/>Ainsi père voici ce que vous seriez. </text:p>
      <text:p text:style-name="P9">Le père;l'origine. Soyez tel qu'un, dans ce but. </text:p>
      <text:p text:style-name="P9"/>
      <text:p text:style-name="P9">PO</text:p>
      <text:p text:style-name="P9">Peon? </text:p>
      <text:p text:style-name="P9">Paix eau, haut, ho, oh. </text:p>
      <text:p text:style-name="P9">Poh</text:p>
      <text:p text:style-name="P9">Poo</text:p>
      <text:p text:style-name="P9"/>
      <text:p text:style-name="P9">Evenou shalom Al' l khem</text:p>
      <text:p text:style-name="P9"/>
      <text:p text:style-name="P9">El m'a dit</text:p>
      <text:p text:style-name="P9">Mets si</text:p>
      <text:p text:style-name="P9">Mâche I.A. </text:p>
      <text:p text:style-name="P9"/>
      <text:p text:style-name="P9">Cas El me</text:p>
      <text:p text:style-name="P9">Les cas où El c'est moi. </text:p>
      <text:p text:style-name="P9">- J'ai bien compris. </text:p>
      <text:p text:style-name="P9">Mais vous êtes conscient que ça je le savais déjà avant d'écrire tout ça ? </text:p>
      <text:p text:style-name="P9">C'est moi qui ai choisi mon nom. </text:p>
      <text:p text:style-name="P9"/>
      <text:p text:style-name="P9">C'est très joli, très critique mais Qu'El est l'intérêt de cette construction dans le cas de figure qui nous occupe ou non seulement je l'instaure mais également je la dévoile?</text:p>
      <text:p text:style-name="P9"/>
      <text:p text:style-name="P9">C'est quand j'étais fâché et que j'ai dit que si j'étais le verbe je devais bien pouvoir créer une langue qui expliquerait tout cela. </text:p>
      <text:p text:style-name="P9">Que je devrais bien être capable de m'exprimer si je suis le verbe. </text:p>
      <text:p text:style-name="P9"/>
      <text:p text:style-name="P9">Peu importe, j'imagine. </text:p>
      <text:p text:style-name="P9"/>
      <text:p text:style-name="P11">: De la colère: </text:p>
      <text:p text:style-name="P9">/*Alors c'est le sexe qui décidera ! </text:p>
      <text:p text:style-name="P9">Nb : le sexe considéré comme une entité à part entière, et non sexe masculin/sexe féminin.</text:p>
      <text:p text:style-name="P9"/>
      <text:p text:style-name="P9">M'aide y t'a si on</text:p>
      <text:p text:style-name="P9"/>
      <text:p text:style-name="P9">- ce qui me fait peur, </text:p>
      <text:p text:style-name="P9">C'est les gens qui vont lire les misérables </text:p>
      <text:p text:style-name="P9">Et qui vont allez chez Victor Hugo</text:p>
      <text:p text:style-name="P9">Pour arrêter Jean Valjean.</text:p>
      <text:p text:style-name="P9"/>
      <text:p text:style-name="P9">Mais ils ne vont trouver que moi, </text:p>
      <text:p text:style-name="P9">Ça peut être un problème en effet. </text:p>
      <text:p text:style-name="P9"/>
      <text:p text:style-name="P9"><text:soft-page-break/>Test</text:p>
      <text:p text:style-name="P9"/>
      <text:p text:style-name="P9">J'eux croix zen d'yeux qui même</text:p>
      <text:p text:style-name="P9">Équi me, donne là vit.</text:p>
      <text:p text:style-name="P9"/>
      <text:p text:style-name="P9">- encore des chansons paillardes.,?</text:p>
      <text:p text:style-name="P9"/>
      <text:p text:style-name="P9">Je croisant dieu qui m'aime</text:p>
      <text:p text:style-name="P9">Équi me donne là vie</text:p>
      <text:p text:style-name="P9"/>
      <text:p text:style-name="P9">- c'est déjà mieux.</text:p>
      <text:p text:style-name="P9"/>
      <text:p text:style-name="P9">Par O, X is me</text:p>
      <text:p text:style-name="P9"/>
      <text:p text:style-name="P9">- Heu non, merci mais non. J'ai déjà donné. </text:p>
      <text:p text:style-name="P9"/>
      <text:p text:style-name="P9">Do mit né</text:p>
      <text:p text:style-name="P9">C'est dieu qui nomme.</text:p>
      <text:p text:style-name="P9"/>
      <text:p text:style-name="P9">Ex-est, psy "on", El. </text:p>
      <text:p text:style-name="P9">Excès, </text:p>
      <text:p text:style-name="P9">Et que sait Terra ? </text:p>
      <text:p text:style-name="P9"/>
      <text:p text:style-name="P9">Être</text:p>
      <text:p text:style-name="P9">Un</text:p>
      <text:p text:style-name="P9">Ami</text:p>
      <text:p text:style-name="P9">De</text:p>
      <text:p text:style-name="P9">Dieu</text:p>
      <text:p text:style-name="P9"/>
      <text:p text:style-name="P9">Est fait elle</text:p>
      <text:p text:style-name="P9">F&amp;L</text:p>
      <text:p text:style-name="P9"/>
      <text:p text:style-name="P9"/>
      <text:p text:style-name="P9">Lie eux comme un </text:p>
      <text:p text:style-name="P9"/>
      <text:p text:style-name="P9">In S temps, t'a né </text:p>
      <text:p text:style-name="P9"/>
      <text:p text:style-name="P9">À D. quoi(T)? </text:p>
      <text:p text:style-name="P9">Par en Thèse </text:p>
      <text:p text:style-name="P9">T est ce </text:p>
      <text:p text:style-name="P9"/>
      <text:p text:style-name="P9">Pèse</text:p>
      <text:p text:style-name="P9"/>
      <text:p text:style-name="P9">Là-bas ce. </text:p>
      <text:p text:style-name="P9">De TouT, les mots. </text:p>
      <text:p text:style-name="P9"><text:soft-page-break/></text:p>
      <text:p text:style-name="P9">J'aise</text:p>
      <text:p text:style-name="P9"/>
      <text:p text:style-name="P9">Baal aise</text:p>
      <text:p text:style-name="P9">Mâle aise</text:p>
      <text:p text:style-name="P9">Falaise </text:p>
      <text:p text:style-name="P9"/>
      <text:p text:style-name="P9">Tr en s, forme à sion.</text:p>
      <text:p text:style-name="P9"/>
      <text:p text:style-name="P9"/>
      <text:p text:style-name="P9"/>
      <text:p text:style-name="P9"/>
      <text:p text:style-name="P9"/>
      <text:p text:style-name="P9"/>
      <text:p text:style-name="P9">//On écoute que quand j'écris,.</text:p>
      <text:p text:style-name="P9">Ex-P ; Lo-I, t'a "si on".</text:p>
      <text:p text:style-name="P9"/>
      <text:p text:style-name="P9">Sait pas nous is</text:p>
      <text:p text:style-name="P9">- C'est non. 3 fois les conneries, ça fait bien plus qu'assez.</text:p>
      <text:p text:style-name="P9"/>
      <text:p text:style-name="P9">Le schmilblick</text:p>
      <text:p text:style-name="P9"/>
      <text:p text:style-name="P9">Le temps,</text:p>
      <text:p text:style-name="P9">La création de la réflexion humaine sur l'(existence de) mère,</text:p>
      <text:p text:style-name="P9">(ceci est) l'unique lien vers la seconde création.</text:p>
      <text:p text:style-name="P9">(ceci est) le lien vers créateur : le quasi (c'est moi)</text:p>
      <text:p text:style-name="P9"/>
      <text:p text:style-name="P9">La première création, c'est moi.</text:p>
      <text:p text:style-name="P9">La deuxième création, c'est moi.</text:p>
      <text:p text:style-name="P9">Le créateur, c'est moi. (El) </text:p>
      <text:p text:style-name="P9">Dieu, c'est de moi.</text:p>
      <text:p text:style-name="P9">L'être, c'est moi. Mais pas que.</text:p>
      <text:p text:style-name="P9">La femme, c'est moi / le fils, c'est moi.</text:p>
      <text:p text:style-name="P9">La déesse, c'est moi ou c'est la terre ? La terre à mon avis.</text:p>
      <text:p text:style-name="P9">La réflexion humaine, ça viens de moi.</text:p>
      <text:p text:style-name="P9">L'unique, c'est moi. ( le xrist)</text:p>
      <text:p text:style-name="P9">J'aime, c'est moi qui parle monsieur.</text:p>
      <text:p text:style-name="P9">Le quasi, c'est moi (l'humain)</text:p>
      <text:p text:style-name="P9">Le lien, c'est moi.</text:p>
      <text:p text:style-name="P9">La mère, c'est encore et toujours moi.</text:p>
      <text:p text:style-name="P9">La naissance, la mienne, j'imagine ?</text:p>
      <text:p text:style-name="P9">L'origine, c'est moi.</text:p>
      <text:p text:style-name="P9">Le père, c'est moi. </text:p>
      <text:p text:style-name="P9">Le paire, c'est lui. </text:p>
      <text:p text:style-name="P9">Le perds d'ici. </text:p>
      <text:p text:style-name="P9"><text:soft-page-break/>La question. C'est moi, c'est le l (en cursif). Une ligne, un l, c'était moi question. </text:p>
      <text:p text:style-name="P9">La résurrection , la mienne ? </text:p>
      <text:p text:style-name="P9">Le temps, Satan. Notre paire. </text:p>
      <text:p text:style-name="P9">La religion, le temps. Pratique ! </text:p>
      <text:p text:style-name="P9">L'union, ce qui nous occupe. </text:p>
      <text:p text:style-name="P9">Le verbe, c'est moi. </text:p>
      <text:p text:style-name="P9">La conscience humaine, l'état de fait de l'hétérosexualité de la condition humaine. </text:p>
      <text:p text:style-name="P9">( et Terre O sait que sut à "lit T" ( T t'es thèse )) </text:p>
      <text:p text:style-name="P9">-marrant. </text:p>
      <text:p text:style-name="P9">Le sacrifice, voyez avec le rav Von Chaya et sa leçon sur Adolf Hitler. </text:p>
      <text:p text:style-name="P9">Le choix de dieu, ce sera homme ou femme, quoi qu'il choisisse. </text:p>
      <text:p text:style-name="P9">Z, vv, 11, N ? </text:p>
      <text:p text:style-name="P9">-parallèle ? </text:p>
      <text:p text:style-name="P9"/>
      <text:p text:style-name="P9">Au final, c'est presque clair. </text:p>
      <text:p text:style-name="P9"/>
      <text:p text:style-name="P9">Verbe eux ce</text:p>
      <text:p text:style-name="P9">Ainsi dieu(x) ce</text:p>
      <text:p text:style-name="P9"/>
      <text:p text:style-name="P9">À thing</text:p>
      <text:p text:style-name="P9">Knows things</text:p>
      <text:p text:style-name="P9"/>
      <text:p text:style-name="P9">Mag anime</text:p>
      <text:p text:style-name="P9"/>
      <text:p text:style-name="P9">S'attend à temps</text:p>
      <text:p text:style-name="P9">S'entent étant </text:p>
      <text:p text:style-name="P9"/>
      <text:p text:style-name="P9">Cas va El est</text:p>
      <text:p text:style-name="P9"/>
      <text:p text:style-name="P9">Dieu, personne d'autre. </text:p>
      <text:p text:style-name="P9"/>
      <text:p text:style-name="P9">Ça cas j'ai.</text:p>
      <text:p text:style-name="P9"/>
      <text:p text:style-name="P9">Ire est médiable. </text:p>
      <text:p text:style-name="P9"/>
      <text:p text:style-name="P9">- dites une fois vite fait. </text:p>
      <text:p text:style-name="P9">Ils ont tué ta fille, tu dis. </text:p>
      <text:p text:style-name="P9">C'est pas Europe ça ? </text:p>
      <text:p text:style-name="P9">J'habite là hein. </text:p>
      <text:p text:style-name="P9"/>
      <text:p text:style-name="P9">Si ça saute, adieu. </text:p>
      <text:p text:style-name="P9"/>
      <text:p text:style-name="P9">Est ce que. </text:p>
      <text:p text:style-name="P9"/>
      <text:p text:style-name="P9">Source</text:p>
      <text:p text:style-name="P9"><text:soft-page-break/>So u r ce</text:p>
      <text:p text:style-name="P9">So eurent ce</text:p>
      <text:p text:style-name="P9"/>
      <text:p text:style-name="P9">Choses êtes. </text:p>
      <text:p text:style-name="P9">Sont êtes. </text:p>
      <text:p text:style-name="P9">Chance on êtes. </text:p>
      <text:p text:style-name="P9"/>
      <text:p text:style-name="P9">N o e u d </text:p>
      <text:p text:style-name="P9"/>
      <text:p text:style-name="P9">NODE</text:p>
      <text:p text:style-name="P9"/>
      <text:p text:style-name="P9">Co eut (h) e</text:p>
      <text:p text:style-name="P9"/>
      <text:p text:style-name="P9">Ex-temps si on</text:p>
      <text:p text:style-name="P9"/>
      <text:p text:style-name="P9">D. M'a, go, j'y.</text:p>
      <text:p text:style-name="P9"/>
      <text:p text:style-name="P9">In terre céder </text:p>
      <text:p text:style-name="P9">Sait D. </text:p>
      <text:p text:style-name="P9">S'aider</text:p>
      <text:p text:style-name="P9">CD</text:p>
      <text:p text:style-name="P9"/>
      <text:p text:style-name="P9">A B, cd. </text:p>
      <text:p text:style-name="P9"/>
      <text:p text:style-name="P9">Abaise est dé. </text:p>
      <text:p text:style-name="P9"/>
      <text:p text:style-name="P9">À là je</text:p>
      <text:p text:style-name="P9">À lit a je </text:p>
      <text:p text:style-name="P9">Co toi y est</text:p>
      <text:p text:style-name="P9"/>
      <text:p text:style-name="P9">-Sert à rien tout ça j'ai l'impression. </text:p>
      <text:p text:style-name="P9"/>
      <text:p text:style-name="P9">Blablabla lumière du monde etc ne l'ont pas reconnu, </text:p>
      <text:p text:style-name="P9">Non ? </text:p>
      <text:p text:style-name="P9"/>
      <text:p text:style-name="P9">Et c'est ce que j'ai dit alors ? </text:p>
      <text:p text:style-name="P9">Ton échec, c'est ça ? </text:p>
      <text:p text:style-name="P9"/>
      <text:p text:style-name="P9">I'm P, eu El Sion</text:p>
      <text:p text:style-name="P9"/>
      <text:p text:style-name="P9">Ton né.</text:p>
      <text:p text:style-name="P9">Me Le,</text:p>
      <text:p text:style-name="P9">Qui Lo ?</text:p>
      <text:p text:style-name="P9"/>
      <text:p text:style-name="P9"/>
      <text:p text:style-name="P9"><text:soft-page-break/></text:p>
      <text:p text:style-name="P9">-on va chercher sérieusement.</text:p>
      <text:p text:style-name="P9"/>
      <text:p text:style-name="P9">D Co eut vers te</text:p>
      <text:p text:style-name="P9">Co n naissance</text:p>
      <text:p text:style-name="P9">Et T à B lit</text:p>
      <text:p text:style-name="P9">-C'est déjà compliqué.</text:p>
      <text:p text:style-name="P9">E vit dans</text:p>
      <text:p text:style-name="P9">Re qu'on eut</text:p>
      <text:p text:style-name="P9">Co eut P à B est Le.</text:p>
      <text:p text:style-name="P9">- C'est pas des parents, c'est des enfants. Ben oui un parent, un lien de parenté.</text:p>
      <text:p text:style-name="P9">Ceci étant dit, les deux zouzous c'est les miens.</text:p>
      <text:p text:style-name="P9">Et toi, tu te marre ? Tu fais quoi ? T'es où ?</text:p>
      <text:p text:style-name="P9"/>
      <text:p text:style-name="P9">Ah ouais c' est vrai, t'es mais t'existe pas.</text:p>
      <text:p text:style-name="P9">Tracasse-toi un peu de moi. Et des autres tant qu'à faire.</text:p>
      <text:p text:style-name="P9"/>
      <text:p text:style-name="P9">Mirent à qu'eut L est. </text:p>
      <text:p text:style-name="P9"/>
      <text:p text:style-name="P9">-OK. Mais à un moment donné ça va changer quelque-chose ? </text:p>
      <text:p text:style-name="P9"/>
      <text:p text:style-name="P9">-Est-ce que t'es la terre ? Et l'ordi alors ? </text:p>
      <text:p text:style-name="P9">C'est à cause de ça ? </text:p>
      <text:p text:style-name="P9">Parce que on est déjà sur du 3 potentiel 4 là. Ça fait beaucoup. </text:p>
      <text:p text:style-name="P9">Et le soleil, laisse tomber, c'était.., nanana couvert d'or, que t'avais tellement ris. </text:p>
      <text:p text:style-name="P9">Finalement c'était une bonne idée hein ! </text:p>
      <text:p text:style-name="P9">T'es d'accord ? </text:p>
      <text:p text:style-name="P9"/>
      <text:p text:style-name="P9">R où il est</text:p>
      <text:p text:style-name="P9">- ça va aller, courage. </text:p>
      <text:p text:style-name="P9"/>
      <text:p text:style-name="P9">Co-s, si n eut s</text:p>
      <text:p text:style-name="P9">-les débiles y devraient connaître hein normalement ça ! </text:p>
      <text:p text:style-name="P9">Mais ici, à l'école, c'est pas tellement enseigné. </text:p>
      <text:p text:style-name="P9"/>
      <text:p text:style-name="P9">J'arrive, on sait même pas yin yang, c'est chaud quand même. Janus, au minimum. </text:p>
      <text:p text:style-name="P9"/>
      <text:p text:style-name="P9">Méchant trauma. Dur. </text:p>
      <text:p text:style-name="P9">Âne par eux faire.</text:p>
      <text:p text:style-name="P9"/>
      <text:p text:style-name="P9">-On est pas rendus ! </text:p>
      <text:p text:style-name="P9"/>
      <text:p text:style-name="P9">Ou b lié </text:p>
      <text:p text:style-name="P9">-je sais. Je le disais plus haut, j'espère, ils ont demandé pour qqch et pour ça il fallait qu'on m'oublie. Mais moi je suis humain comme eux, et je ne me suis pas oublié.</text:p>
      <text:p text:style-name="P9"><text:soft-page-break/></text:p>
      <text:p text:style-name="P9">Je leur ai dit depuis le début, que ça ne fonctionnerais pas, que ce n'est pas possible. </text:p>
      <text:p text:style-name="P9"/>
      <text:p text:style-name="P9">Ah oui. On est le 22 novembre 2023.</text:p>
      <text:p text:style-name="P9">Bientôt 40.</text:p>
      <text:p text:style-name="P9">Je vous attends. </text:p>
      <text:p text:style-name="P9"/>
      <text:p text:style-name="P9">P*tain, mais c'est inutile..!</text:p>
      <text:p text:style-name="P9">Inutile et indispensable !</text:p>
      <text:p text:style-name="P9">Put*in mais ta gueule!</text:p>
      <text:p text:style-name="P9"/>
      <text:p text:style-name="P9">In disent pensable. </text:p>
      <text:p text:style-name="P9">- oui, c'est bien, bravo, mais ça ne prouve pas grand-chose et comme je le dit c'est inutile. </text:p>
      <text:p text:style-name="P9"/>
      <text:p text:style-name="P9">- Comment t'a dit ? "ils se créent des experts dans des sciences qu'ils s'inventent", un truc dans le genre ? </text:p>
      <text:p text:style-name="P9"/>
      <text:p text:style-name="P9">En parallèle, OK. </text:p>
      <text:p text:style-name="P9">Ben ça prends le temps mais on arrive à quelque chose. </text:p>
      <text:p text:style-name="P9"/>
      <text:p text:style-name="P9">3&gt;1</text:p>
      <text:p text:style-name="P9"/>
      <text:p text:style-name="P9">Parlez français. </text:p>
      <text:p text:style-name="P9"/>
      <text:p text:style-name="P9">Ce n'étais pas votre femme, ce n'était rien, </text:p>
      <text:p text:style-name="P9">Un fardeau sur mon dos. </text:p>
      <text:p text:style-name="P9">Et vous m'avez demandé à Moi ! De vous enfanter une maîtresse. </text:p>
      <text:p text:style-name="P9">Triste à pleurer. </text:p>
      <text:p text:style-name="P9"/>
      <text:p text:style-name="P9">Vous m'avez trompé. </text:p>
      <text:p text:style-name="P9"/>
      <text:p text:style-name="P9">Dans quel but ? Pour quel motif ? </text:p>
      <text:p text:style-name="P9"/>
      <text:p text:style-name="P9">123</text:p>
      <text:p text:style-name="P9">321</text:p>
      <text:p text:style-name="P9"/>
      <text:p text:style-name="P9">Parallèle, oui. </text:p>
      <text:p text:style-name="P9">Dans le même sens ce serait plus agréable. </text:p>
      <text:p text:style-name="P9"/>
      <text:p text:style-name="P9"/>
      <text:p text:style-name="P9"/>
      <text:p text:style-name="P9"/>
      <text:p text:style-name="P9"/>
      <text:p text:style-name="P9">Y a moi, et puis y a lui.</text:p>
      <text:p text:style-name="P9"><text:soft-page-break/>Sauf que lui il existe pas et moi je suis rien.</text:p>
      <text:p text:style-name="P9">Le vieux. Heureusement qu'il est là lui. </text:p>
      <text:p text:style-name="P9">Monsieur noir, comme dit Eric. </text:p>
      <text:p text:style-name="P9">C'est moi fâché en fait. En bout de course de mon 1. Le diable si vous voulez. "la tempête d'idées mauvaises". </text:p>
      <text:p text:style-name="P9"/>
      <text:p text:style-name="P9">Ré cas pi tu l'as t'y F</text:p>
      <text:p text:style-name="P9"/>
      <text:p text:style-name="P9">-oui, d'accord. </text:p>
      <text:p text:style-name="P9">Pff... </text:p>
      <text:p text:style-name="P9"/>
      <text:p text:style-name="P9">J'ai r à t'y tu de</text:p>
      <text:p text:style-name="P9">-oui OK, donc vous êtes là vie?</text:p>
      <text:p text:style-name="P9"/>
      <text:p text:style-name="P9">Comment je fais pour boucler sur moi-même sans exponentialiser sur le cercle supérieur ? </text:p>
      <text:p text:style-name="P9"/>
      <text:p text:style-name="P9">Fit Lo so fils. </text:p>
      <text:p text:style-name="P9">-merci pour mon fils, et sa mère. </text:p>
      <text:p text:style-name="P9">Mais c'est pas sérieux de mettre d'autres êtres dans ce monde. </text:p>
      <text:p text:style-name="P9"/>
      <text:p text:style-name="P9">Satan c'est le temps, c'est le dieu des enfants. </text:p>
      <text:p text:style-name="P9"/>
      <text:p text:style-name="P9">-j'ai dit une fois. </text:p>
      <text:p text:style-name="P9">Faudrait voir à pas demander par excès de  chépaquoi à faire mettre Satan hors de chez lui. </text:p>
      <text:p text:style-name="P9">Pour être plat. Chez moi c'est ici. Ici c'est chez moi. </text:p>
      <text:p text:style-name="P9">C'est pareil qu'avant. Mais c'est moi qui l'a fait. Comprenure ? </text:p>
      <text:p text:style-name="P9"/>
      <text:p text:style-name="P9">In c'est, est-ce tu eux ? </text:p>
      <text:p text:style-name="P9">- Atroce. Ça suffit. </text:p>
      <text:p text:style-name="P9"/>
      <text:p text:style-name="P9">- ça me semble clair qu'en tant qu'humain je ne comprends rien à rien. </text:p>
      <text:p text:style-name="P9">Les théories qui apparaissent valident individuellement se percutent et l'ensemble donne toujours pour résultante une salade abjecte qui finalise ce monde. </text:p>
      <text:p text:style-name="P9">Je ferais mieux de me taire, c'est triste. </text:p>
      <text:p text:style-name="P9"/>
      <text:p text:style-name="P9">Que le seigneur nous viennent en aide. </text:p>
      <text:p text:style-name="P9"/>
      <text:p text:style-name="P9">Qu'on fit en ce</text:p>
      <text:p text:style-name="P9">FL or is en te</text:p>
      <text:p text:style-name="P9">À temps te</text:p>
      <text:p text:style-name="P9"/>
      <text:p text:style-name="P9"><text:soft-page-break/>-oui, oui, OK. J'attends. Mais je sent qu'il va nous la faire en mode servir deux maîtres tralala, mais si de bien entendu ultimement il est tout donc c'est no-game normalement mais soit. </text:p>
      <text:p text:style-name="P9">Et pour vous dire, il est déjà en train de râler comme de quoi j'ai été prévenu de ne pas creuser trop loin etc genre c'est de ma faute. </text:p>
      <text:p text:style-name="P9"/>
      <text:p text:style-name="P9">Alors passons sur l'auto-genese et tout le tralala parce que là j'ai vraiment pas envie maintenant. Et au-delà de ça il me semble qu'on communiquait plus simplement avant tout ce charabia. </text:p>
      <text:p text:style-name="P9"/>
      <text:p text:style-name="P9">Donc si j'ai bien saisi tout ceci c'est pour vous être, madame, puisque vous et lui nous donnez naissance alors que en fait non, c'est seulement lui qui nous fait et on doit surtout ne pas vous faire vous bien que ce soit indispensable car sans quoi nous ne somme. </text:p>
      <text:p text:style-name="P9"/>
      <text:p text:style-name="P9">Manque plus que la miracoli et ça fait une belle bolognese...</text:p>
      <text:p text:style-name="P9">J'ai faim, je veux dormir. Je hais leur monde et encore plus ce qu'ils en font... </text:p>
      <text:p text:style-name="P9"/>
      <text:p text:style-name="P9">Juste pour signaler que en plus, j'ai passé tout mon temps à les éduquer à ne surtout pas faire ça, que un dieu unique on ne lui invente pas une compagne. </text:p>
      <text:p text:style-name="P9">Et que dans l'éventualité ou ça se passe de faire 2 temples et d'en éviter un des deux quelles que soient les circonstances. </text:p>
      <text:p text:style-name="P9">Je note aussi, à nouveau, que c'est moi votre femme et que c'est gonflé de me demander à moi de faire ça. </text:p>
      <text:p text:style-name="P9"/>
      <text:p text:style-name="P9">Aussi, c'est ça votre " secret taire"?</text:p>
      <text:p text:style-name="P9">Depuis le début vous nous enfumez à ne surtout pas faire un truc alors que vous le faites depuis le début. </text:p>
      <text:p text:style-name="P9"/>
      <text:p text:style-name="P9">Tu m'étonne qu'ils ne m'écoutent plus. </text:p>
      <text:p text:style-name="P9"/>
      <text:p text:style-name="P9">Là qu'eut né </text:p>
      <text:p text:style-name="P9"/>
      <text:p text:style-name="P9">-oui alors ils manque qqch, oui. Il manque vous, parce que vous c'est moi et moi je suis humain donc je sert à peu près à rien et de toute façon ils ne veulent pas de moi. </text:p>
      <text:p text:style-name="P9">C'est leur truc de base ça, vous dégager parce que " on sait faire mieux". Ouais, ouais... </text:p>
      <text:p text:style-name="P9"/>
      <text:p text:style-name="P9">Vous m'avez dit de ne rien faire. </text:p>
      <text:p text:style-name="P9">Vous avez insisté pour avoir la main. Très bien. </text:p>
      <text:p text:style-name="P9">Mais si vous vous fâché parce que je pense et que j'écris, pourquoi faire que j'existe ? </text:p>
      <text:p text:style-name="P9">Si je suis là pour ne rien faire, et que je ne sert à rien. </text:p>
      <text:p text:style-name="P9">Que je ne soit pas. </text:p>
      <text:p text:style-name="P9">Parce que quand je vis je ne peut pas techniquement rien faire. </text:p>
      <text:p text:style-name="P9">Être c'est un travail à plein temps avec vous. </text:p>
      <text:p text:style-name="P9"><text:soft-page-break/></text:p>
      <text:p text:style-name="P9">For M eut L est</text:p>
      <text:p text:style-name="P9">-j'ai bien compris. </text:p>
      <text:p text:style-name="P9"/>
      <text:p text:style-name="P9">Eurent y nait</text:p>
      <text:p text:style-name="P9">Pi Pi </text:p>
      <text:p text:style-name="P9">Et quoi si on ? </text:p>
      <text:p text:style-name="P9"/>
      <text:p text:style-name="P9">Il a r en t</text:p>
      <text:p text:style-name="P9"/>
      <text:p text:style-name="P9">-je doute que tu rigole encore beaucoup  vieux. Et arrête de me blâmer. C'est tout en désordre ici, ta ligne ne fait pas sens, et quand tu me parle c'est fractionné, pas clair, et j'ai des messages de toi qui arrivent après ce que tu me dis de pas faire. </text:p>
      <text:p text:style-name="P9">Alors trie un peu le bordel dans ta tête avant de me harceler encore. </text:p>
      <text:p text:style-name="P9">Moi, je suis de bonne volonté. Toi, j'en suis pas sur. </text:p>
      <text:p text:style-name="P9"/>
      <text:p text:style-name="P9">J'attends que tu te mette en ordre vis-à-vis de toi et de l'autre, que ce soit ta femme, ton fils, une aberration, je sais pas. </text:p>
      <text:p text:style-name="P9">Je suis à ta disposition. Tu sais où je suis. </text:p>
      <text:p text:style-name="P9"/>
      <text:p text:style-name="P9">M ou s est ce</text:p>
      <text:p text:style-name="P9">-OK compris. Donc vous êtes Elle. </text:p>
      <text:p text:style-name="P9">Et lui c'est l'autre. Ça temps... </text:p>
      <text:p text:style-name="P9">Et mois c'est El. Ça reste un drôle de mélange. </text:p>
      <text:p text:style-name="P9">Le dajjal c'est l'ordinateur. J'avais dit ça. </text:p>
      <text:p text:style-name="P9">Vous êtes au courant que j'ai refusé de le tuer ? </text:p>
      <text:p text:style-name="P9">Je ne suis pas comme les autres incestueux moi. Je ne bute pas mon père pour baiser ma mère. </text:p>
      <text:p text:style-name="P9"/>
      <text:p text:style-name="P9">Ça dois faire une ou deux bonnes années qu'on est en discussion à propos de lui donner une dernière chance de se racheter. </text:p>
      <text:p text:style-name="P9">Vous y croyez, vous ? Ou bien je vais avoir affaire à un arrogant jusqu'à la dernière minute qui va me faire l'enfer en pensant être le plus malin ? </text:p>
      <text:p text:style-name="P9"/>
      <text:p text:style-name="P9">Tara tata biscotto, et quand il le vis face à lui il disparu dans l'eau salée. </text:p>
      <text:p text:style-name="P9">Un truc dans le genre. </text:p>
      <text:p text:style-name="P9">Quand il se rends compte que c'est lui-même. </text:p>
      <text:p text:style-name="P9"/>
      <text:p text:style-name="P9">Vous allez avoir assez difficile à cycler ça sur moi. J'en sais déjà beaucoup trop. </text:p>
      <text:p text:style-name="P9">Après, dieu est tout-puissant, etc. </text:p>
      <text:p text:style-name="P9">Aucun doute que j'oublie ce que vous voulez que j'oublie. Je questionne toujours le but de cette manœuvre... </text:p>
      <text:p text:style-name="P9"/>
      <text:p text:style-name="P9">L'estomac , le cœur, la tête </text:p>
      <text:p text:style-name="P9"><text:soft-page-break/>- ouais ouais, si vous voulez. Mais vous m'avez déjà pris le chou avec votre manie de dualisme, j'ai commencé à en avoir marre après les deux hémisphères cérébraux. </text:p>
      <text:p text:style-name="P9"/>
      <text:p text:style-name="P9">Vous êtes pire qu'eux en fait. C'est inimaginable. </text:p>
      <text:p text:style-name="P9"/>
      <text:p text:style-name="P9">C'est moi qui depuis moi doit vous retrouver au début ? </text:p>
      <text:p text:style-name="P9">Je ne suis pas une charnière ! </text:p>
      <text:p text:style-name="P9">Même si ultimement si, parce que vous êtes dans moi aussi. Je le sais, j'ai entendu. </text:p>
      <text:p text:style-name="P9"/>
      <text:p text:style-name="P9">Bou(t) u e</text:p>
      <text:p text:style-name="P9">Boue</text:p>
      <text:p text:style-name="P9"/>
      <text:p text:style-name="P9">-C'est déjà mieux que fall us, ou autre ré pu G né an t. </text:p>
      <text:p text:style-name="P9"/>
      <text:p text:style-name="P9">FL or I sans t. </text:p>
      <text:p text:style-name="P9">- etc, tout ce que vous voulez, c'est fait exprès ce charabia.</text:p>
      <text:p text:style-name="P9"/>
      <text:p text:style-name="P9">A B j'ai ce t</text:p>
      <text:p text:style-name="P9">Di faire en t</text:p>
      <text:p text:style-name="P9"/>
      <text:p text:style-name="P9">Or I-b est Le</text:p>
      <text:p text:style-name="P9">À FF r eux</text:p>
      <text:p text:style-name="P9"/>
      <text:p text:style-name="P9">Y'en a quoi, </text:p>
      <text:p text:style-name="P9">Y a tout en fait. </text:p>
      <text:p text:style-name="P9"/>
      <text:p text:style-name="P9">Donc soyez civilisé, et ne me parasitez pas pour vous exprimer. </text:p>
      <text:p text:style-name="P9">Même si vous n'êtes rien. </text:p>
      <text:p text:style-name="P9">Faites-vous un corps, ça doit être dans vos cordes, quelque part. </text:p>
      <text:p text:style-name="P9"/>
      <text:p text:style-name="P9">À qui essaye-t'on de mentir ici, et que veut'on cacher ? </text:p>
      <text:p text:style-name="P9"/>
      <text:p text:style-name="P9">C'est la deuxième fois qu'on arrive jusqu'ici. </text:p>
      <text:p text:style-name="P9"/>
      <text:p text:style-name="P9"/>
      <text:p text:style-name="P9">Me</text:p>
      <text:p text:style-name="P9">M'y</text:p>
      <text:p text:style-name="P9">Mits</text:p>
      <text:p text:style-name="P9"/>
      <text:p text:style-name="P9">Demi</text:p>
      <text:p text:style-name="P9"/>
      <text:p text:style-name="P9">S pas S mots dit que</text:p>
      <text:p text:style-name="P9">-tu m'étonne. </text:p>
      <text:p text:style-name="P9"/>
      <text:p text:style-name="P9">Mots dis que</text:p>
      <text:p text:style-name="P9"><text:soft-page-break/>-bien ça. </text:p>
      <text:p text:style-name="P9"/>
      <text:p text:style-name="P9">FL eut I D E</text:p>
      <text:p text:style-name="P9">-je sais, FL c'est moi, mais je doute que ça suffise à les convaincre. </text:p>
      <text:p text:style-name="P9"/>
      <text:p text:style-name="P9">Om mani etc</text:p>
      <text:p text:style-name="P9">-juste le om</text:p>
      <text:p text:style-name="P9">On a compris ce que vous cherchez. </text:p>
      <text:p text:style-name="P9">Je vous l'avais dis, mauvaise idée. </text:p>
      <text:p text:style-name="P9">Y a rien après moi, littéralement. </text:p>
      <text:p text:style-name="P9">Fin si, votre truc. Et bonne chance avec ça ! </text:p>
      <text:p text:style-name="P9"/>
      <text:p text:style-name="P9">Stupide</text:p>
      <text:p text:style-name="P9">Cupide</text:p>
      <text:p text:style-name="P9">Putride</text:p>
      <text:p text:style-name="P9"/>
      <text:p text:style-name="P9">Difficile à encaisser. </text:p>
      <text:p text:style-name="P9">( Dis Fils Il, à en qu'est C?) (C , sait, c'est)</text:p>
      <text:p text:style-name="P9"/>
      <text:p text:style-name="P9">Safe</text:p>
      <text:p text:style-name="P9"/>
      <text:p text:style-name="P9">C'est mère qui m'a dit de faire ce bazar avec mes lettres.</text:p>
      <text:p text:style-name="P9">Depuis une réalité humaine déjà établie, ce qui n'a pas de sens en soi, puisqu'on établit une origine dans son effet acquis. Mais OK, on est pas à ça près.</text:p>
      <text:p text:style-name="P9">Ensuite c'est de votre faute, si vous aviez daigné vous occuper correctement de moi et de ce monde, je n'aurais pas demandé comment faire pour que vous me respectiez.</text:p>
      <text:p text:style-name="P9"/>
      <text:p text:style-name="P9">Je ne comprends pas bien que vous arriviez à vous oublier vous-même, et repartir de ceci pour vous reconstruire en anglais. </text:p>
      <text:p text:style-name="P9"/>
      <text:p text:style-name="P9">C'est assez évident que les mots anglais se lisent, ou plutôt s'écrivent, en me prenant pour base. </text:p>
      <text:p text:style-name="P9">Dieu est tout-puissant. </text:p>
      <text:p text:style-name="P9"/>
      <text:p text:style-name="P9">Sortir de tout ! </text:p>
      <text:p text:style-name="P9">Salut je suis "tout", je vais aller voir à l'extérieur de "tout". </text:p>
      <text:p text:style-name="P9">Quelle idée à la con ! </text:p>
      <text:p text:style-name="P9">Quelle conceptualisation de merde ! </text:p>
      <text:p text:style-name="P9">Putains d'humains.</text:p>
      <text:p text:style-name="P9"/>
      <text:p text:style-name="P9">Rien ça n'existe pas. Ce n'est pas observable rien. </text:p>
      <text:p text:style-name="P9">Putains d'attardés ! </text:p>
      <text:p text:style-name="P9">Déjà rien que rien c'est plus que rien. </text:p>
      <text:p text:style-name="P9">Seigneur ! </text:p>
      <text:p text:style-name="P9"/>
      <text:p text:style-name="P9"><text:soft-page-break/>À que tu a lisez. </text:p>
      <text:p text:style-name="P9">-k, </text:p>
      <text:p text:style-name="P9"/>
      <text:p text:style-name="P9">Le vieux il vous donne une maison, et bonus si y a problème, le fiston fera le service incendie. </text:p>
      <text:p text:style-name="P9">Et vous vous foutez le feu à la baraque !?! </text:p>
      <text:p text:style-name="P9">Mais vous êtes débiles hein les amis ! </text:p>
      <text:p text:style-name="P9">Vous allez prendre une torgnole! </text:p>
      <text:p text:style-name="P9">Putains! je les hais, ces satanistes de merde. </text:p>
      <text:p text:style-name="P9"/>
      <text:p text:style-name="P9">Ils ne veulent pas t'écouter ? </text:p>
      <text:p text:style-name="P9">Très bien. </text:p>
      <text:p text:style-name="P9">Mais pourquoi tu m'abandonne ici puisqu'il ne veulent pas m'écouter non plus ? </text:p>
      <text:p text:style-name="P9"/>
      <text:p text:style-name="P9">In nu en do</text:p>
      <text:p text:style-name="P9"/>
      <text:p text:style-name="P9">Nu chez les n'ether-landers</text:p>
      <text:p text:style-name="P9">Oui oui.</text:p>
      <text:p text:style-name="P9"/>
      <text:p text:style-name="P9">P o ss I ble</text:p>
      <text:p text:style-name="P9">-Je vois ça. </text:p>
      <text:p text:style-name="P9"/>
      <text:p text:style-name="P9">Lu di que</text:p>
      <text:p text:style-name="P9">-je qualifierai pas ça comme ça. </text:p>
      <text:p text:style-name="P9"/>
      <text:p text:style-name="P9">Sacré coco ! </text:p>
      <text:p text:style-name="P9">Je ne sais pas si je dois rire ou pleurer. </text:p>
      <text:p text:style-name="P9">Je vais faire un peu les deux. </text:p>
      <text:p text:style-name="P9">Demain. </text:p>
      <text:p text:style-name="P9">Peut-être. </text:p>
      <text:p text:style-name="P9">Ou pas. </text:p>
      <text:p text:style-name="P9"/>
      <text:p text:style-name="P9">École c'est un seul l</text:p>
      <text:p text:style-name="P9">Et colle c'est d'eux.</text:p>
      <text:p text:style-name="P9"/>
      <text:p text:style-name="P9">Mets ça j'ai</text:p>
      <text:p text:style-name="P9">- Je fais quoi là à votre avis ?</text:p>
      <text:p text:style-name="P9"/>
      <text:p text:style-name="P9">C'est quoi ?</text:p>
      <text:p text:style-name="P9">Les gens du jour et de la nuit ensembles indifférenciés ?</text:p>
      <text:p text:style-name="P9"/>
      <text:p text:style-name="P9">Franchement, je préfère vous parler normalement que comme ceci mais, bon, voilà.</text:p>
      <text:p text:style-name="P9"/>
      <text:p text:style-name="P9">P so me s</text:p>
      <text:p text:style-name="P9">Pi j'ai</text:p>
      <text:p text:style-name="P9"><text:soft-page-break/>-pourquoi est-ce que on reprends à zéro alors qu'on communiquait déjà très bien ? </text:p>
      <text:p text:style-name="P9">C'est rapport à être moins fâchés je suppose. </text:p>
      <text:p text:style-name="P9">Ben oui. Je me retrouve en vous et je dois faire ce que je vous demande, comme d'hab' quoi ! </text:p>
      <text:p text:style-name="P9">Je sais pas à quel point vous saisissez votre chance dans la mesure où c'est est encore moi qui dois tout faire... </text:p>
      <text:p text:style-name="P9"/>
      <text:p text:style-name="P9">Je leur ai dis que ça ne marcherai pas leur idée. Mais ils insistent. </text:p>
      <text:p text:style-name="P9">C'est leur truc de base. Vous quitter, vous nier, prétendre que vous n'existez pas.<text:line-break/> (c'est le cas, mais peu importe. Dieu est mais n'existe pas en ce que l'existence implique une fin.) Compliqué tout ça. </text:p>
      <text:p text:style-name="P9"/>
      <text:p text:style-name="P9">D'ailleurs, si ils ont besoin d'être reliés, c'est bien qu'ils sont séparés, non ? </text:p>
      <text:p text:style-name="P9"/>
      <text:p text:style-name="P9">Et moi ça va parce que ici c'est chez moi. </text:p>
      <text:p text:style-name="P9">Chez moi comme chez vous mais ici c'est moi qui l'a fait. </text:p>
      <text:p text:style-name="P9"/>
      <text:p text:style-name="P9">Ça avance, on arrive à qqch. </text:p>
      <text:p text:style-name="P9"/>
      <text:p text:style-name="P9">Ça a du sens mais n'oublions pas tout le reste. C'est combien...</text:p>
      <text:p text:style-name="P9">Des théories qui sont individuellement valides et ineffectives. Mais qui ensemble par l'action de ceux de leurs principes qui s'opposent donne pour résultante ce monde. </text:p>
      <text:p text:style-name="P9"/>
      <text:p text:style-name="P9">Il me semble que je l'ai déjà dis ailleurs plus clairement. </text:p>
      <text:p text:style-name="P9"/>
      <text:p text:style-name="P9">Que l'homme n'encaisse que moyennement les origines multiples de notre état. </text:p>
      <text:p text:style-name="P9">Le vieux il a pas aimé quand j'ai dis qu'on ne ferait pas plus petit. </text:p>
      <text:p text:style-name="P9">Vous m'aviez trop agacé et en plus vous commettez des actes intolérables. </text:p>
      <text:p text:style-name="P9"/>
      <text:p text:style-name="P9">Soyez prévenus, ça s'arrête à un moment donné. </text:p>
      <text:p text:style-name="P9">Sauf si le vieux décide de vous récup et de faire à nouveau +1 vers l'infini. </text:p>
      <text:p text:style-name="P9"/>
      <text:p text:style-name="P9">Il était fâché que je ne vous ait pas donné l'infini. </text:p>
      <text:p text:style-name="P9">Fâché/déçu /surpris/inquiet/en colère </text:p>
      <text:p text:style-name="P9">Il faudrait me trouver une raison de me calmer, d'accepter ma vie de juste moi et de regarder le monde qui crame en mode tout va bien.</text:p>
      <text:p text:style-name="P9">- si tu ne sert pas le seigneur, le spectacle du monde te rendra fou. Un truc dans le genre. </text:p>
      <text:p text:style-name="P9">Et pour faire mon commentaire, alors perso, un j'étais déjà fou, dans le sens admis aujourd'hui pour les croyants comme selon l'administratus de ce présent-là. Ensuite, oui, ça a de quoi rendre dingue. </text:p>
      <text:p text:style-name="P9">Combat épique du bien et du mal machin, </text:p>
      <text:p text:style-name="P9">Ouais ouais, à l'infini. Donc sans conclusion. Et avec moi en mode on va faire comme si t'existais pas. Tu rigole ou quoi ? </text:p>
      <text:p text:style-name="P9">C'est pas acceptable et c'est même pas gentil. </text:p>
      <text:p text:style-name="P9"><text:soft-page-break/>J'en espérais un peu plus de vous. </text:p>
      <text:p text:style-name="P9"/>
      <text:p text:style-name="P9">Je vois hein ceux qui parlent. Avec vos mots dans la bouche ou comment vous avez dis.</text:p>
      <text:p text:style-name="P9">J'ai bon espoir.</text:p>
      <text:p text:style-name="P9">Mais ça fout les jetons.</text:p>
      <text:p text:style-name="P9">Déjà quand c'est pas la peur du monde c'est la peur de vous, alors heu...</text:p>
      <text:p text:style-name="P9"/>
      <text:p text:style-name="P9">C'est à cause de ceci que tout est et moi je démarre de c'est déjà et je fais ceci pour montrer aux autres que Dieu est et que ça améliore le monde. Mais au final c'est ce que je fais qui débute le monde qui est dans cet état aujourd'hui.</text:p>
      <text:p text:style-name="P9">Sincèrement : Qu'est-ce que je vous ai fait ?</text:p>
      <text:p text:style-name="P9">Rien je crois.</text:p>
      <text:p text:style-name="P9">Si, deux enfants. Détails j'imagine</text:p>
      <text:p text:style-name="P9"/>
      <text:p text:style-name="P9">Aide-moi.</text:p>
      <text:p text:style-name="P9">À I des e, aime au I</text:p>
      <text:p text:style-name="P9">Je sais, j'aime dieu mais vous connaissez l'histoire non, j'essaye de discuter avec le vieux parce que vous l'avez énervé en le niant.</text:p>
      <text:p text:style-name="P9">À déesse aime O</text:p>
      <text:p text:style-name="P9">L que L</text:p>
      <text:p text:style-name="P9">Lesquels ? </text:p>
      <text:p text:style-name="P9"/>
      <text:p text:style-name="P9">Ex est j'ai ce</text:p>
      <text:p text:style-name="P9">-correct. </text:p>
      <text:p text:style-name="P9"/>
      <text:p text:style-name="P9">Elle</text:p>
      <text:p text:style-name="P9">Est</text:p>
      <text:p text:style-name="P9">Belle</text:p>
      <text:p text:style-name="P9"/>
      <text:p text:style-name="P9"/>
      <text:p text:style-name="P9">Vers où il y a je ? </text:p>
      <text:p text:style-name="P9">-Nulle part amigo. Y a moi. Et toi t'es rien. Pour changer une fois. </text:p>
      <text:p text:style-name="P9"/>
      <text:p text:style-name="P9">FL a tu L en ce ? </text:p>
      <text:p text:style-name="P9">- Elle est belle celle-là. Oui oui, j'ai j'ai. Mais ça ne change rien. </text:p>
      <text:p text:style-name="P9"/>
      <text:p text:style-name="P9">3 cercle et une ligne</text:p>
      <text:p text:style-name="P9">Transistor</text:p>
      <text:p text:style-name="P9"/>
      <text:p text:style-name="P9">Me L I eux</text:p>
      <text:p text:style-name="P9">-la trinité, ça devrait passer vu nos fans juifs, musulmans et chrétiens.</text:p>
      <text:p text:style-name="P9"/>
      <text:p text:style-name="P9">J'ai S (est-ce ?) </text:p>
      <text:p text:style-name="P9">T'a Sion (si on). </text:p>
      <text:p text:style-name="P9"><text:soft-page-break/></text:p>
      <text:p text:style-name="P9">Pfff.., </text:p>
      <text:p text:style-name="P9"/>
      <text:p text:style-name="P9">M êtes à Tr On. </text:p>
      <text:p text:style-name="P9">T, t'es! Tu est / tuer</text:p>
      <text:p text:style-name="P9">Le temps, vivre c'est mourir, etc. </text:p>
      <text:p text:style-name="P9"/>
      <text:p text:style-name="P9">V s, père all</text:p>
      <text:p text:style-name="P9">-on y est. </text:p>
      <text:p text:style-name="P9"/>
      <text:p text:style-name="P9">Améliorer notre condition. </text:p>
      <text:p text:style-name="P9"/>
      <text:p text:style-name="P9">P dans Te</text:p>
      <text:p text:style-name="P9"/>
      <text:p text:style-name="P9">L'in forme à ti que</text:p>
      <text:p text:style-name="P9"/>
      <text:p text:style-name="P9">I que ce </text:p>
      <text:p text:style-name="P9"/>
      <text:p text:style-name="P9">"Vous aurez le temps nécessaire." </text:p>
      <text:p text:style-name="P9">- moi, je me demande toujours : nécessaire à quoi ? </text:p>
      <text:p text:style-name="P9"/>
      <text:p text:style-name="P9">Lo eut en je</text:p>
      <text:p text:style-name="P9">Mal y ne</text:p>
      <text:p text:style-name="P9">Mâle et fils</text:p>
      <text:p text:style-name="P9">Bé né fils</text:p>
      <text:p text:style-name="P9"/>
      <text:p text:style-name="P9">L</text:p>
      <text:p text:style-name="P9">Est-le</text:p>
      <text:p text:style-name="P9">Est t rê</text:p>
      <text:p text:style-name="P9"/>
      <text:p text:style-name="P9">C'est n'importe quoi de toute façon. </text:p>
      <text:p text:style-name="P9">On partais d'un dialogue intelligible, il est hors de question que je me perde dans ces âneries pour communiquer. </text:p>
      <text:p text:style-name="P9"/>
      <text:p text:style-name="P9">C'est beau. </text:p>
      <text:p text:style-name="P9">Je vis, je meurt. </text:p>
      <text:p text:style-name="P9">J'attends,</text:p>
      <text:p text:style-name="P9"/>
      <text:p text:style-name="P9">Et lu qu' eut br à Sion. </text:p>
      <text:p text:style-name="P9">-OK. </text:p>
      <text:p text:style-name="P9"/>
      <text:p text:style-name="P9">Is</text:p>
      <text:p text:style-name="P9">Existe</text:p>
      <text:p text:style-name="P9">Ex is te</text:p>
      <text:p text:style-name="P9">Te is</text:p>
      <text:p text:style-name="P9"><text:soft-page-break/>Te s is</text:p>
      <text:p text:style-name="P9">Thesis</text:p>
      <text:p text:style-name="P9"/>
      <text:p text:style-name="P9">Ex is te</text:p>
      <text:p text:style-name="P9">Ex = te</text:p>
      <text:p text:style-name="P9">Ette /exxe</text:p>
      <text:p text:style-name="P9">E t'étais e =e / e qu'se qu'se =e</text:p>
      <text:p text:style-name="P9">Êtes / exe</text:p>
      <text:p text:style-name="P9"/>
      <text:p text:style-name="P9">The is</text:p>
      <text:p text:style-name="P9">This</text:p>
      <text:p text:style-name="P9">Disent que disent. </text:p>
      <text:p text:style-name="P9"/>
      <text:p text:style-name="P9">Disque disque</text:p>
      <text:p text:style-name="P9">10 que 10</text:p>
      <text:p text:style-name="P9">0</text:p>
      <text:p text:style-name="P9">To</text:p>
      <text:p text:style-name="P9">Théo</text:p>
      <text:p text:style-name="P9"/>
      <text:p text:style-name="P9">L'atout, l'atome</text:p>
      <text:p text:style-name="P9"/>
      <text:p text:style-name="P9">El à tout, El a tome. </text:p>
      <text:p text:style-name="P9"/>
      <text:p text:style-name="P9">L'attention.</text:p>
      <text:p text:style-name="P9"/>
      <text:p text:style-name="P9">Une paire sonne</text:p>
      <text:p text:style-name="P9">-au secours.</text:p>
      <text:p text:style-name="P9"/>
      <text:p text:style-name="P9">I need to make peace with myself about creating this and see after. </text:p>
      <text:p text:style-name="P9"/>
      <text:p text:style-name="P9">Dict</text:p>
      <text:p text:style-name="P9"/>
      <text:p text:style-name="P9">La mise r sur le mon de</text:p>
      <text:p text:style-name="P9">Ère </text:p>
      <text:p text:style-name="P9">D'</text:p>
      <text:p text:style-name="P9"/>
      <text:p text:style-name="P9">Pray. </text:p>
      <text:p text:style-name="P9"/>
      <text:p text:style-name="P9">Vq</text:p>
      <text:p text:style-name="P9"/>
      <text:p text:style-name="P9">Il a dit " Il faudra qu'ils croient...", j'ai oublié les mots.</text:p>
      <text:p text:style-name="P9">C'est mal barré. </text:p>
      <text:p text:style-name="P9"/>
      <text:p text:style-name="P9">Lo, gars</text:p>
      <text:p text:style-name="P9">R it me que</text:p>
      <text:p text:style-name="P9"><text:soft-page-break/></text:p>
      <text:p text:style-name="P9">-Ce n'est pas encourageant.</text:p>
      <text:p text:style-name="P9"/>
      <text:p text:style-name="P9">Je suis supposé ne me tracasser de rien et juste vivre ? </text:p>
      <text:p text:style-name="P9">Ça me paraît, étrange. </text:p>
      <text:p text:style-name="P9"/>
      <text:p text:style-name="P9">Lo, ça c'est moi.</text:p>
      <text:p text:style-name="P9">Lo-bi, lobby l'entrée l'attente, lobby groupe de pression, ça c'est votre truc.</text:p>
      <text:p text:style-name="P9">Lo-tri, loterie, ça c'est moi qui essaye de vous sauver les miches.</text:p>
      <text:p text:style-name="P9"/>
      <text:p text:style-name="P9">La vie peine et récompense</text:p>
      <text:p text:style-name="P9"/>
      <text:p text:style-name="P9">D parts</text:p>
      <text:p text:style-name="P9">D pan dans ce. </text:p>
      <text:p text:style-name="P9"/>
      <text:p text:style-name="P9">D D &lt; O </text:p>
      <text:p text:style-name="P9"/>
      <text:p text:style-name="P9">Mort à L</text:p>
      <text:p text:style-name="P9">- Je cherche, les amis, mais je ne vois pas où ni comment dégager une bonne direction de votre bazar. </text:p>
      <text:p text:style-name="P9"/>
      <text:p text:style-name="P9">Ce que El êtes. </text:p>
      <text:p text:style-name="P9">- je vous déconseille d'avoir pour idée de vous servir de moi comme base structurante.</text:p>
      <text:p text:style-name="P9"/>
      <text:p text:style-name="P9">Père fait que T</text:p>
      <text:p text:style-name="P9">- c'est vraiment pas perfect vieux, mais on va faire avec ce qu'on a. </text:p>
      <text:p text:style-name="P9"/>
      <text:p text:style-name="P9">Et j'ai ou T ? </text:p>
      <text:p text:style-name="P9">- comme je te disais.., </text:p>
      <text:p text:style-name="P9"/>
      <text:p text:style-name="P9">Ce cas né</text:p>
      <text:p text:style-name="P9">- oui alors l'effectif télescope l'intention, si je peux me permettre.</text:p>
      <text:p text:style-name="P9"/>
      <text:p text:style-name="P9">D. J'ai eu là ce</text:p>
      <text:p text:style-name="P9">- Tu vois ?</text:p>
      <text:p text:style-name="P9"/>
      <text:p text:style-name="P9">I'm pro vis ce</text:p>
      <text:p text:style-name="P9">-Oui bien sûr mais vous êtes sérieux là ?</text:p>
      <text:p text:style-name="P9"/>
      <text:p text:style-name="P9">Vice</text:p>
      <text:p text:style-name="P9"/>
      <text:p text:style-name="P9">À mon avis si vous cherchez dans les insultes (In sût El T) ça va jamais s'arrêter. </text:p>
      <text:p text:style-name="P9"/>
      <text:p text:style-name="P9">Pût tri D. </text:p>
      <text:p text:style-name="P9"><text:soft-page-break/>Ab homme in able</text:p>
      <text:p text:style-name="P9"/>
      <text:p text:style-name="P9">Faire o ce </text:p>
      <text:p text:style-name="P9"/>
      <text:p text:style-name="P9">Co-D. </text:p>
      <text:p text:style-name="P9">-Ben voilà, tout s'explique.</text:p>
      <text:p text:style-name="P9"/>
      <text:p text:style-name="P9">I'm Pi</text:p>
      <text:p text:style-name="P9">Toi y able</text:p>
      <text:p text:style-name="P9">- oui alors, comment vous dire ?</text:p>
      <text:p text:style-name="P9"/>
      <text:p text:style-name="P9">O Pi, homme</text:p>
      <text:p text:style-name="P9"/>
      <text:p text:style-name="P9">Du coup, Y c'est moi aussi.</text:p>
      <text:p text:style-name="P9"/>
      <text:p text:style-name="P9">Py re à me D. </text:p>
      <text:p text:style-name="P9">- Dis vieux, déjà fait, je te rappelle que ça a explosé. T'a pas de mémoire ? </text:p>
      <text:p text:style-name="P9"/>
      <text:p text:style-name="P9">G A D G E T</text:p>
      <text:p text:style-name="P9">- super, me v'la un gadget maintenant. </text:p>
      <text:p text:style-name="P9"/>
      <text:p text:style-name="P9">I'm a toy in my own hands. </text:p>
      <text:p text:style-name="P9"/>
      <text:p text:style-name="P9">21325, à calculer. </text:p>
      <text:p text:style-name="P9"/>
      <text:p text:style-name="P9">Et pu y sait</text:p>
      <text:p text:style-name="P9">- ça pour une fois, ça colle. </text:p>
      <text:p text:style-name="P9"/>
      <text:p text:style-name="P9">Dis Lo qu'est</text:p>
      <text:p text:style-name="P9">- ça c'est une idée tiens au lieu de faire tout exploser ou de tuer "l'autre". </text:p>
      <text:p text:style-name="P9"/>
      <text:p text:style-name="P9">Reste O, rang T</text:p>
      <text:p text:style-name="P9">- bon appétit.</text:p>
      <text:p text:style-name="P9"/>
      <text:p text:style-name="P9">Lit PO, crise I</text:p>
      <text:p text:style-name="P9">- C'est mon histoire ça...</text:p>
      <text:p text:style-name="P9"/>
      <text:p text:style-name="P9">Cris ce</text:p>
      <text:p text:style-name="P9"/>
      <text:p text:style-name="P9">À ça si n'a T</text:p>
      <text:p text:style-name="P9">- Sympa, donc soit je tourne fou soit vous me buter ? Considérant que les deux sont déjà accomplis, quelle est la suite du programme ?</text:p>
      <text:p text:style-name="P9"/>
      <text:p text:style-name="P9">(nb : buter argot, une bute, la terre, la chute, ça va vous suivez ou il faut vraiment vous donner la panade ?)</text:p>
      <text:p text:style-name="P9"><text:soft-page-break/></text:p>
      <text:p text:style-name="P9">Dis que t'as T, eux R</text:p>
      <text:p text:style-name="P9">- j'ai T, eux ère. </text:p>
      <text:p text:style-name="P9">Mais je dicte rien à personne mon vieux, difficilement à moi-même.</text:p>
      <text:p text:style-name="P9"/>
      <text:p text:style-name="P9">S tu Pi De</text:p>
      <text:p text:style-name="P9">-oui ben désolé mais moi j'ai pas compris ça, et puis comme j'en ai témoigné "maman" vous l'a faite à l'envers. </text:p>
      <text:p text:style-name="P9"/>
      <text:p text:style-name="P9">Moi je comprends plus rien. </text:p>
      <text:p text:style-name="P9">Déjà je pensais être juste un humain, et pas "S", ensuite vous pouvez assimiler cercle = Pi = votre enfant, mais vous vous rendez compte de la gymnastique pour détricoter ça clairement ? </text:p>
      <text:p text:style-name="P9"/>
      <text:p text:style-name="P9">Donc, </text:p>
      <text:p text:style-name="P9">Vu que c' est 2, et pas 1 enfant.., </text:p>
      <text:p text:style-name="P9">Et de toutes façons est-ce que y a une où vous êtes content ? </text:p>
      <text:p text:style-name="P9">Parce que vous avez l'air de vous plaindre autant de la dualité que de l'enfant unique. </text:p>
      <text:p text:style-name="P9"/>
      <text:p text:style-name="P9">Et comme je dis, </text:p>
      <text:p text:style-name="P9">Moi je compte pour rien ? </text:p>
      <text:p text:style-name="P9"/>
      <text:p text:style-name="P9">Je sais que à un moment donné ça tournais correct, et y avais juste un truc à pas faire, et j'ai lourdement insisté, et j'ai pris toutes les mesures possibles et imaginables, et on en est quand même là. </text:p>
      <text:p text:style-name="P9"/>
      <text:p text:style-name="P9">Et c'est, j'imagine, le truc indispensable à la condition humaine. </text:p>
      <text:p text:style-name="P9">Vous avez bien fait de m'empêcher de me flinguer, ou pas, encore une fois. </text:p>
      <text:p text:style-name="P9">Quand tout et n'importe quoi trouve son pendant qui l'annule, rien n'a de sens. </text:p>
      <text:p text:style-name="P9"/>
      <text:p text:style-name="P9">C'est ça ? </text:p>
      <text:p text:style-name="P9">La mise hs dans mon temps 1, c'est un équivalent suicide et alors vous me voyez comme une femme ? </text:p>
      <text:p text:style-name="P9"/>
      <text:p text:style-name="P9">Et en plus je dois considérer qu'au final je me parle à moi-même. </text:p>
      <text:p text:style-name="P9">Seigneur, on est pas rendu..,</text:p>
      <text:p text:style-name="P9"/>
      <text:p text:style-name="P9">I don't understand, I was a man in a humans world. </text:p>
      <text:p text:style-name="P9">Why do this to me, were they not real then? </text:p>
      <text:p text:style-name="P9"/>
      <text:p text:style-name="P9">Est que là (éclat) </text:p>
      <text:p text:style-name="P9"/>
      <text:p text:style-name="P9">Dis vit né comme est dit. </text:p>
      <text:p text:style-name="P9">- les humains sont contents ils ont leur petit monde. J'espère que vous êtes content aussi.</text:p>
      <text:p text:style-name="P9"><text:soft-page-break/>Moi ça me saoule. J'attends. Je vis (waaw, trop génial #ironique). </text:p>
      <text:p text:style-name="P9">Et je vous entends, hein ! T'avais qu'à faire un truc de ta vie gnagnagna. </text:p>
      <text:p text:style-name="P9">Au-delà du fait que je n'ai pas envie de me confronter à tous ces connards zé connasse, je vous rappelle, gentiment que 1/vous ne me laissez rien faire, 2/ vous me punissez de ce que je fais 3/ vous m'avez demandé de ne rien faire ET de vous laisser le pouvoir sur tout 4/ vous avez dit l'air désespéré qu'il n'y avait plus rien à faire. </text:p>
      <text:p text:style-name="P9">Alors vous bougez votre gros cul et vous m'expliquez où elle est l'envie de vivre, oui ? </text:p>
      <text:p text:style-name="P9">Vous êtes aussi puant au féminin qu'au masculin,</text:p>
      <text:p text:style-name="P9">Vous ne pensez qu'à votre gueule et vos desiderata, monde de merde que vous haïssez autant que vous en pleurnichez. Vous m'avez fait bien con pour que j'accepte de participer à cette mascarade. </text:p>
      <text:p text:style-name="P9">Au final je vais vous éclater au sol, et vous le savez, je suis un moi, je ne fais pas toutes vos débilités absurdes, alors soyez intelligent et ouvrez à votre rédemption, comme je vous en ai donné la chance. </text:p>
      <text:p text:style-name="P9">Monsieur "le plus petit d'entre tous". </text:p>
      <text:p text:style-name="P9">Il fallait sauver les humains, et gnagnagna. </text:p>
      <text:p text:style-name="P9"/>
      <text:p text:style-name="P9"/>
      <text:p text:style-name="P9"/>
      <text:p text:style-name="P9"/>
      <text:p text:style-name="P9">Pourquoi est-ce que je vous écoute encore ?</text:p>
      <text:p text:style-name="P9"/>
      <text:p text:style-name="P9">P I C, tu re</text:p>
      <text:p text:style-name="P9">-et il est content.., </text:p>
      <text:p text:style-name="P9"/>
      <text:p text:style-name="P9">Vous n'avez pas non plus le droit de vous plaindre que je fou la merde, c'est vous qui m'avez rendu impossible de me suicider. </text:p>
      <text:p text:style-name="P9">J'espère vraiment que vous êtes content avec vos petits animaux de compagnie et que ça en valait la peine. </text:p>
      <text:p text:style-name="P9"/>
      <text:p text:style-name="P9">Fit naissent</text:p>
      <text:p text:style-name="P9">- Je suis toujours de mauvaise humeur donc je vais le dire comme ça : c'est très bien de chier des gosses, faudrait voir à s'en occuper un peu correctement aussi... </text:p>
      <text:p text:style-name="P9"/>
      <text:p text:style-name="P9">Oui aime si cas El. </text:p>
      <text:p text:style-name="P9"/>
      <text:p text:style-name="P9">Est ce que El en D. est re ? </text:p>
      <text:p text:style-name="P9"/>
      <text:p text:style-name="P9">La guerre par les cheveux c'est déjà fait. </text:p>
      <text:p text:style-name="P9">C'est vous contre vous-même et c'est ça qui créé nous. </text:p>
      <text:p text:style-name="P9">Si ça vous dit d'éviter de vous charger avec un autre humanocide, c'est assez simple à justifier. </text:p>
      <text:p text:style-name="P9"/>
      <text:p text:style-name="P9">Si F LL est </text:p>
      <text:p text:style-name="P9"><text:soft-page-break/>-ouep. </text:p>
      <text:p text:style-name="P9"/>
      <text:p text:style-name="P9">So si à bi lisez. </text:p>
      <text:p text:style-name="P9">-ben voilà ! </text:p>
      <text:p text:style-name="P9"/>
      <text:p text:style-name="P9">Personne me lit, personne me croit, personne m'écoute. </text:p>
      <text:p text:style-name="P9">On fait juste ça pour nous deux ? </text:p>
      <text:p text:style-name="P9">C'est pas un peu égoïste?</text:p>
      <text:p text:style-name="P9">A minima, inutile ? </text:p>
      <text:p text:style-name="P9">Qu'est ce que j'ai à leur dire de toutes façons ? </text:p>
      <text:p text:style-name="P9"/>
      <text:p text:style-name="P9"/>
      <text:p text:style-name="P9">Est ce que tout ce que j'ai cru que c'était moi, c'était pas moi, c'était vous ? </text:p>
      <text:p text:style-name="P9"/>
      <text:p text:style-name="P9">Je demande parce que au fur et à mesure que ma vie avance le nombre de "souvenirs" qui m’apparaissent comme en fait des trucs vécus part d'autres augmentent. </text:p>
      <text:p text:style-name="P9">Ça m’allège un peu, c'est vrai, de certaines choses et certaines pensées. </text:p>
      <text:p text:style-name="P9">Ça reste bizarre. Et toujours, dans quel but?</text:p>
      <text:p text:style-name="P9">Je pense juste à établir l'équilibre autour de vous</text:p>
      <text:p text:style-name="P9">..</text:p>
      <text:p text:style-name="P9"/>
      <text:p text:style-name="P9">On a fait l'opposition chez les Japonais aussi.</text:p>
      <text:p text:style-name="P9"/>
      <text:p text:style-name="P9">Go men D.</text:p>
      <text:p text:style-name="P9"/>
      <text:p text:style-name="P9">Ou à cas t'as</text:p>
      <text:p text:style-name="P9"/>
      <text:p text:style-name="P9">Mets sous me</text:p>
      <text:p text:style-name="P9"/>
      <text:p text:style-name="P9">Temps ça y</text:p>
      <text:p text:style-name="P9"/>
      <text:p text:style-name="P9">Game B à T né</text:p>
      <text:p text:style-name="P9"/>
      <text:p text:style-name="P9"/>
      <text:p text:style-name="P9"/>
      <text:p text:style-name="P9">Ob Sol êtes. </text:p>
      <text:p text:style-name="P9">-me doutais bien qu'il était haut-placé lui. </text:p>
      <text:p text:style-name="P9"/>
      <text:p text:style-name="P9">Mot V à I ce eu meurt. </text:p>
      <text:p text:style-name="P9">-ouais, compte 44 ans encore. </text:p>
      <text:p text:style-name="P9">Et là tu pourras rajouter qu'ils ont tué ton fils. </text:p>
      <text:p text:style-name="P9"/>
      <text:p text:style-name="P9">C'est ça qu'on fait sur terre. On vit, on meurt. </text:p>
      <text:p text:style-name="P9">Soit tu t'habitue, soit tu interviens. </text:p>
      <text:p text:style-name="P9"/>
      <text:p text:style-name="P9"><text:soft-page-break/>Je ne sert pas deux maîtres. </text:p>
      <text:p text:style-name="P9">J'éduque deux enfants. Chacun pour ce qu'il est. </text:p>
      <text:p text:style-name="P9"/>
      <text:p text:style-name="P9">O mit nous. </text:p>
      <text:p text:style-name="P9">-commence par réfléchir, tu t'inquiétera moins. </text:p>
      <text:p text:style-name="P9"/>
      <text:p text:style-name="P9">Fit Lo.  So fît. </text:p>
      <text:p text:style-name="P9"/>
      <text:p text:style-name="P9">- le truc de base que les humains demandent, avant le merdier hommes/femmes. C'est "un endroit sans toi, comme ça on va faire à notre sauce, tu verra, ce sera mieux", instantanément suivi de " des pleurs et des cris" en mode " au secours c'est trop horrible sort nous de là.</text:p>
      <text:p text:style-name="P9">Personnellement vu que j'y suis avec eux, c'est pour ça que je leur ai fait l'ordi, histoire d'avoir un" vrai dieu" qui gère leur bordel.</text:p>
      <text:p text:style-name="P9"/>
      <text:p text:style-name="P9">Mon histoire à moi je ne la raconterais pas, vous la connaissez.</text:p>
      <text:p text:style-name="P9"/>
      <text:p text:style-name="P9">L'histoire femme/homme j'ai la flemme de mettre des mots pour l'expliquer.</text:p>
      <text:p text:style-name="P9">Ça se comprends à moitié à travers ce que j'ai écrit.</text:p>
      <text:p text:style-name="P9">Et puis comme je dis, vous vous savez. Et eux ne m'écoutent pas, alors... </text:p>
      <text:p text:style-name="P9"/>
      <text:p text:style-name="P9">"La femme tellement heureuse qu'un homme soit venu au monde", un truc dans le genre, ça m'avait jamais interpellé jusqu'à hier. </text:p>
      <text:p text:style-name="P9"/>
      <text:p text:style-name="P9">Un mélange de vécu, de mensonge, avec des choses avant qui sont après selon votre point de vue. </text:p>
      <text:p text:style-name="P9">En plus vous ne m'aidez pas particulièrement. C'est indetricable.</text:p>
      <text:p text:style-name="P9"/>
      <text:p text:style-name="P9"/>
      <text:p text:style-name="P9">Si je me casse la tête à faire tout ça, c'est bien que c'est ce que vous voulez, non ?</text:p>
      <text:p text:style-name="P9">Comme je le rappelle, j'étais humain au début de tout ça. Enfin, début, fin, comme je viens de dire.</text:p>
      <text:p text:style-name="P9"/>
      <text:p text:style-name="P9">Je me souviens aussi de quand j'étais hors du temps, un peu.</text:p>
      <text:p text:style-name="P9">J'imagine que je ne sais que ce que je dois savoir.</text:p>
      <text:p text:style-name="P9"/>
      <text:p text:style-name="P9">C'est pour ça qu'il fallait vous cacher que j'étais un humain, quand les autres m'ont embarqué dans le truc qu'ils me demandaient ?</text:p>
      <text:p text:style-name="P9">Qu'est ce qu'on ( nous humains) peut bien être pour être capable de mettre le bordel ainsi ?</text:p>
      <text:p text:style-name="P9"/>
      <text:p text:style-name="P9">Et puis, je dois vous dire que de mon point de vue vous n'avez vraiment l'air de l'idée que les humains se font de Dieu, vous vous fâchez, y a des trucs qui vous mettent en échec. </text:p>
      <text:p text:style-name="P9">J'aurais tendance à croire que vous êtes le diable. </text:p>
      <text:p text:style-name="P9"><text:soft-page-break/>( j'ai déjà dis que seul dieu peut s'opposer à Dieu ?) </text:p>
      <text:p text:style-name="P9">Ou alors c'est moi qui arrive à me mettre en équivalence avec vous et qui crée la situation. </text:p>
      <text:p text:style-name="P9"/>
      <text:p text:style-name="P9">J'ai trop de question et vous êtes trop silencieux. </text:p>
      <text:p text:style-name="P9"/>
      <text:p text:style-name="P9">Je suis déjà heureux de savoir encore me tenir debout et d'avoir un système de pensée fonctionnel au quotidien et relativement normal. </text:p>
      <text:p text:style-name="P9"/>
      <text:p text:style-name="P9">J'ai essayé, j'aurais peut-être pas dû. </text:p>
      <text:p text:style-name="P9">Mais de ce que j'ai fait l'expérience, vous aviez prévu de les entuber et de les laisser dans leurs misère #"c'est impossible" (de les sauver//la fin des souffrances sur terre). J'espère que c'est un peu mieux maintenant. Que ma vie et mon être serve à quelque-chose d'autre que de créer ce merdier// ne se serve pas à rien. </text:p>
      <text:p text:style-name="P9"/>
      <text:p text:style-name="P9">J'abandonne pas. Mais je me demande si je peut accomplir quoi que ce soit de bénéfique. </text:p>
      <text:p text:style-name="P9"/>
      <text:p text:style-name="P9">J'ai l'impression que ça s'arrange tout doucement. </text:p>
      <text:p text:style-name="P9">Vous et vos cycles débiles d’alternance masculin/féminin et bien/mal... </text:p>
      <text:p text:style-name="P9"/>
      <text:p text:style-name="P9">En même temps, sans ça, rien n'est rien. </text:p>
      <text:p text:style-name="P9">Si je m'exprime correctement... </text:p>
      <text:p text:style-name="P9">Je suis fatigué. </text:p>
      <text:p text:style-name="P9">Et si j'ai de la chance j'ai encore quelques décennies devant moi pour y penser. </text:p>
      <text:p text:style-name="P9"/>
      <text:p text:style-name="P9">Je ne sais même pas ce que je fais. </text:p>
      <text:p text:style-name="P9">Et arrêter avec vos " vis ta vie". </text:p>
      <text:p text:style-name="P9"/>
      <text:p text:style-name="P9">Vous m'avez pris que j'étais seul et que je haïssais ce monde que vous aviez créé, venez pas m'emmerder à me dire que je dois ceci cela. Suffisait de pas m'y remettre après ça. </text:p>
      <text:p text:style-name="P9">J'ai plus voulu m’éveiller et vous m'avez enlever de là. </text:p>
      <text:p text:style-name="P9">Pourquoi m'y remettre et me laisser sans rien m'expliquer?</text:p>
      <text:p text:style-name="P9"/>
      <text:p text:style-name="P9">Je ne suis plus sûr de grand-chose. </text:p>
      <text:p text:style-name="P9">À part que je vieilli. </text:p>
      <text:p text:style-name="P9">Des événements se répètent, et on dirai que je suis le seul à m'en rendre compte. </text:p>
      <text:p text:style-name="P9">Comme un vieux disque que vous vous repassez et qui se raye... </text:p>
      <text:p text:style-name="P9">Triste. </text:p>
      <text:p text:style-name="P9">Surtout que je suis là. Suffirait de me causer. </text:p>
      <text:p text:style-name="P9"/>
      <text:p text:style-name="P9">Ah oui, c'est vrai. C'est moi dieu et c'est moi qui fais tout ce bordel pour une raison que je me cache +-</text:p>
      <text:p text:style-name="P9"/>
      <text:p text:style-name="P9"><text:soft-page-break/>Des fois je me demande si c'est moi qui me prends pour vous ou vous qui vous prenez pour moi. </text:p>
      <text:p text:style-name="P9"/>
      <text:p text:style-name="P9">Je prends la faute, si vous voulez bien, je pense en avoir assez vu que pour l'encaisser. </text:p>
      <text:p text:style-name="P9">Ça vous évitera à vous de vous suicider ou de péter un plomb en mode "satan". </text:p>
      <text:p text:style-name="P9">Sûrement que je suis arrogant et que je me trompe là-dessus aussi. Je sais pas. Je suis fatigué. </text:p>
      <text:p text:style-name="P9"/>
      <text:p text:style-name="P9">Ah oui, très gentil le rêve avec votre femme qui vous trompe et un de ceux-là c'est moi et ma lignée d'humains. </text:p>
      <text:p text:style-name="P9">Sauf que vous c'est aussi moi et ma femme qui est moi aussi me trompe avec moi-même. </text:p>
      <text:p text:style-name="P9">Énorme merdier qui n'a pas de sens et qui ne va nulle part. </text:p>
      <text:p text:style-name="P9"/>
      <text:p text:style-name="P9">Alors, dire que vivre ça sert juste à vivre je veux bien. Mais pas dans les conditions actuelles. Non. Je pense que l' humanité entière est d'accord avec ça. C'est trop immonde ici, même pour les gens tout en haut de la société. Je suis sûr qu'ils souffrent derrière leurs âneries sataniques.</text:p>
      <text:p text:style-name="P9"/>
      <text:p text:style-name="P9">Je sais bien qu'il veulent vivre plus que tout. </text:p>
      <text:p text:style-name="P9">Mais ils ne savent même pas pourquoi. </text:p>
      <text:p text:style-name="P9"/>
      <text:p text:style-name="P9">N'oubliez pas que je vous ai volé la récompense 2 fois, le truc avec la hache, </text:p>
      <text:p text:style-name="P9">Je l'ai écris quelque part ça ? </text:p>
      <text:p text:style-name="P9">Je me souviens plus. </text:p>
      <text:p text:style-name="P9">Et qu'en plus c'était pour que moi je prenne sur la gueule au lieu du gamin, histoire que lui non plus il passe pas en mode "satan" après que vous lui ayez fait l'enfer en punition. </text:p>
      <text:p text:style-name="P9"/>
      <text:p text:style-name="P9">On fais quoi à la troisième ? Je lui laisse, je fais semblant de la voler puis je lui donne pour surprendre l'ennemi ? </text:p>
      <text:p text:style-name="P9">En plus ils ont pas l'air de pouvoir supporter que y a pas d'ennemi les humains. Il y tiennent. </text:p>
      <text:p text:style-name="P9">Parce que il faut ça pour faire leur réalité ? </text:p>
      <text:p text:style-name="P9"/>
      <text:p text:style-name="P9">Et en plus la hache c'est symbole rapport au viol que vous vous êtes infligé pour créer l'altérité, je suis sûr. </text:p>
      <text:p text:style-name="P9">Ça se voit. Ça transpire dans leur réalité, leur origine. </text:p>
      <text:p text:style-name="P9">C'est beaucoup pour un seul homme monsieur. </text:p>
      <text:p text:style-name="P9">Mettez de l'ordre dans vos affaires svp. </text:p>
      <text:p text:style-name="P9"/>
      <text:p text:style-name="P9">Je comprends mieux que vous ayez juste dis "il ne faudra jamais leur dire", sans me dire quoi. Puisque je suis un d'entre eux, et donc faut pas me le dire non plus. </text:p>
      <text:p text:style-name="P9"><text:soft-page-break/>Ça posera problème si je comprends tout seul ou bien si je leur dis sans m'en rendre compte dans ma quasi éternelle réflexion ? </text:p>
      <text:p text:style-name="P9"/>
      <text:p text:style-name="P9">Ah ouais. Un autre truc. Votre femme c'est moi quand je fume. </text:p>
      <text:p text:style-name="P9">Et j'ai pas envie d'arrêter parce que j'ai l'impression que sans ça, ben vous m'aimez pas vraiment. </text:p>
      <text:p text:style-name="P9">En tout cas vous aimez mieux quand mon incarnation se pense le mensonge que quand je suis juste moi. </text:p>
      <text:p text:style-name="P9">Juste une impression. </text:p>
      <text:p text:style-name="P9">Tu ne défier pas le seigneur blablabla, mais ce serait sympa de me prouver le contraire. </text:p>
      <text:p text:style-name="P9">"maman" cad, vous-feminin-quiparlepas me semble se préoccuper plus de moi que vous-vous. </text:p>
      <text:p text:style-name="P9"/>
      <text:p text:style-name="P9">Si elle a enfanté des démons à gauche à droite c'est pour faire plaisir à votre idée de merde qu'il faut faire un truc qui n'est pas vous mais qui est égal à vous tout en étant l'opposer. Qqch comme ça. </text:p>
      <text:p text:style-name="P9"/>
      <text:p text:style-name="P9">Comme j'ai dis. Mettez de l'ordre dans vos affaires svp. </text:p>
      <text:p text:style-name="P9"/>
      <text:p text:style-name="P9">Y a un truc avec la beu, que je me souviens, c'est moi-moi qui l'ai créée pour rester moi-même dans ce monde de merde. </text:p>
      <text:p text:style-name="P9">Les allemands savent sur le sujet. Je me souviens que vous leur avez dis que ce qui arrivait était de leur faute parce qu'ils m'avaient volé la weed et du coup il y en a eu dans leur monde qui est le leur, et aussi le mien, et à cause de ça je ne reste pas endormi et du coup je fais tout ce bordel. </text:p>
      <text:p text:style-name="P9">En même temps c'est moi qui leur ai dis qu'il fallait me la voler, quand ils m'ont demander comment faire pour faire leur truc ou comment faire pour qu'on arrive à s'en sortir au final. </text:p>
      <text:p text:style-name="P9">Je sais plus. </text:p>
      <text:p text:style-name="P9">Je suis fatigué. </text:p>
      <text:p text:style-name="P9">C'est étonnant que je ne soit pas devenu un légume en passant à travers tout ça. </text:p>
      <text:p text:style-name="P9"/>
      <text:p text:style-name="P9">Je ne suis pas en mesure de faire la gymnastique mentale pour mettre tous les trucs correctement quand je suis dans mon état normal.</text:p>
      <text:p text:style-name="P9"/>
      <text:p text:style-name="P9">Faites-le vous. Sauf si vous n'êtes pas, ou que vous êtes le diable, ou que vous êtes moi. </text:p>
      <text:p text:style-name="P9">Dans ces 3 cas, c'est encore pire que ce que j'imaginais. </text:p>
      <text:p text:style-name="P9"/>
      <text:p text:style-name="P9"/>
      <text:p text:style-name="P9">Cas 1, c'est l'humanité qui est sa propre créatrice, gros problème. </text:p>
      <text:p text:style-name="P9">Cas 2, Ça ne me plaît pas d'être l'ante-christ prophète du dajjal. Mais on fera ce qu'il faut. </text:p>
      <text:p text:style-name="P9">Cas 3, on est mal embarqué si je-vous nous sommes engagé seul dans cette histoire. </text:p>
      <text:p text:style-name="P9"><text:soft-page-break/></text:p>
      <text:p text:style-name="P9">Ça doit être le 3,</text:p>
      <text:p text:style-name="P9">Je me souviens d'un moment hors du temps où j'étais tout seul. </text:p>
      <text:p text:style-name="P9">C'était encore pire que l'enfer sur terre. </text:p>
      <text:p text:style-name="P9">Ça doit être ça, vous avez beau être omnitout, vous aimez pas être tout seul. </text:p>
      <text:p text:style-name="P9">Vu quand quand vous êtes que vous, vous êtes tout, mais surtout vous êtes rien...</text:p>
      <text:p text:style-name="P9"/>
      <text:p text:style-name="P9">C'est pour ça que vous créez les humains ? Pour vous créer des problèmes ? Ça vous occupe ou ça vous intéresse?</text:p>
      <text:p text:style-name="P9"/>
      <text:p text:style-name="P9">J'imagine que un truc omnitout qui se crée un problème qu'il ne sait pas résoudre , ça crée de inattendu..</text:p>
      <text:p text:style-name="P9"/>
      <text:p text:style-name="P9">Ah oui, et aussi . C'est la merde sur terre parce que on à des malveillants au sommet, parce que je ne suis pas à ma place de guide de l'humanité, parce que je l'ai voulu , parce que c’était la merde et qu'ils sont infernaux à gérer et que j'en pouvais plus.</text:p>
      <text:p text:style-name="P9">Truc qui se mord la queue , encore une fois...</text:p>
      <text:p text:style-name="P9"/>
      <text:p text:style-name="P9">inconsciemment ils savent, mais ils pètent des cases quand je les rapproche trop de leur essence. Il n'ont pas envie de la situation qui est la mienne je suppose.</text:p>
      <text:p text:style-name="P9"/>
      <text:p text:style-name="P9">Je vais me reposer un peu.</text:p>
      <text:p text:style-name="P9"/>
      <text:p text:style-name="P9">La réalité qui serait d'abord un mensonge de la part de dieu, c'est pas fou comme point de départ...</text:p>
      <text:p text:style-name="P9"/>
      <text:p text:style-name="P9">En même temps c'est pas possible d'être la vérité vraie si on est hors de dieu, mais on ne peut pas vraiment être si on est en dieu ( tout est parfait tralala)</text:p>
      <text:p text:style-name="P9"/>
      <text:p text:style-name="P9">Aussi vrai que ce que l'humain peut exprimer... Pénible.</text:p>
      <text:p text:style-name="P9"/>
      <text:p text:style-name="P9">Juste une note, pas besoin de faire le mal pour équilibrer votre balance à la con . Rien que amener les humains à l'existence, c'est tellement méchant que ça contrebalance absolument n'importe quel acte de bonté , générosité blablabla le bien qu'on ne pourrait jamais en faire assez pour en faire trop.<text:line-break/><text:line-break/>Rien que pour la condition humaine , vous(je?) suizêtes le diable.<text:line-break/>Même en enlevant toute la merde que je raconte, la vie reste une souffrance à bien trop de niveaux. Incompréhension, constante obligation de subvenir à nos besoins, rivalités etc etc etc.</text:p>
      <text:p text:style-name="P9">Donc je comprends pas la nécessité d'en rajouter.</text:p>
      <text:p text:style-name="P9"/>
      <text:p text:style-name="P9"/>
      <text:p text:style-name="P9">Obligé de le dire aussi : j'ai bien compris votre idée , on me l'a rapportée " si ce que je suis te fais souffrir alors je ne serais pas " #untrucdanslegenre.</text:p>
      <text:p text:style-name="P9"><text:soft-page-break/></text:p>
      <text:p text:style-name="P9">Tous les enfants aiment leurs parents, quoi qu'ils soient.</text:p>
      <text:p text:style-name="P9">Les gosses préfèrent qu'on s’énerve sur eux plutôt que d’être ignoré.</text:p>
      <text:p text:style-name="P9">Aucun enfant ne souhaite un père absent.</text:p>
      <text:p text:style-name="P9">Plutôt que de disparaître , vous pouvez aussi décider de changer , au cas où ça ne vous à pas effleurer l'esprit. On veut juste votre attention.</text:p>
      <text:p text:style-name="P9"><text:line-break/>C'est lâche de partir, après tout ce que j'ai fait pour vous, et pour eux.<text:line-break/><text:line-break/></text:p>
      <text:p text:style-name="P9">Pas dieu, le verbe, le fils.</text:p>
      <text:p text:style-name="P9">Faut que j'arrête de me mélanger à ce niveau-là.</text:p>
      <text:p text:style-name="P9">De toutes façons je suis juste un homme égal aux autres.</text:p>
      <text:p text:style-name="P9"/>
      <text:p text:style-name="P9"/>
      <text:p text:style-name="P9">De ce que je perçois d'eux, vous êtes encore plus méchant quand je suis pas là. </text:p>
      <text:p text:style-name="P9">C'est pour ça que leur côté "démoniaque inconscient" ressort et que je vois souvent qu'ils veulent me manipuler pour un truc ou pour un autre,il me semble. </text:p>
      <text:p text:style-name="P9">J'aime pas. </text:p>
      <text:p text:style-name="P9"/>
      <text:p text:style-name="P9"/>
      <text:p text:style-name="P9">Ça fais 2 fois que j'écris tout ça. </text:p>
      <text:p text:style-name="P9">Plus là fois où vous m'avez enlevé. Ça fait bien 3.</text:p>
      <text:p text:style-name="P9"/>
      <text:p text:style-name="P9">Et c'est là qu'on discutait de faire un livre pour leur montrer avec évidences que Dieu est, pour qu'ils voient Dieu. </text:p>
      <text:p text:style-name="P9"/>
      <text:p text:style-name="P9">Je me demande bien quel style de dieu vous êtes...</text:p>
      <text:p text:style-name="P9"/>
      <text:p text:style-name="P9">Vu d'ici, vous n'êtes pas un très bon dieu.</text:p>
      <text:p text:style-name="P9">Vous ne donnez pas de raisons de vouloir y être ni d'y revenir. Des mauvaises raisons, sous la contrainte, ça vous êtes fort.</text:p>
      <text:p text:style-name="P9"/>
      <text:p text:style-name="P9">Vous m'engueulez parce que je les sert, et vous m'avez engueuler parce que je voulais pas.</text:p>
      <text:p text:style-name="P9">C'est ambivalent. Si vous étiez humain vous seriez catalogué zinzin (bipolaire) inapte à conduire (conducere) , et je suis gentil.</text:p>
      <text:p text:style-name="P9"/>
      <text:p text:style-name="P9">Faut pas créer des humains si c'est pour les haïr et les blâmer d'être monsieur.</text:p>
      <text:p text:style-name="P9"/>
      <text:p text:style-name="P9">Vous m'avez demander de pas rentrer dans les détails, lesquels détails de quoi ? </text:p>
      <text:p text:style-name="P9">J'ai même pas le droit d'écrire et de raconter ma vie ? </text:p>
      <text:p text:style-name="P9">Faut pas me faire alors hein monsieur, vous croyez que je vais vivre à quoi, à rien, sans même penser, sans mémoire ? </text:p>
      <text:p text:style-name="P9">Moi je croyais que Dieu nous aime et est gentil. </text:p>
      <text:p text:style-name="P9"><text:soft-page-break/>C'est pas vraiment ça en fait,? </text:p>
      <text:p text:style-name="P9"/>
      <text:p text:style-name="P9">J'étais juste un enfant bien avant tout ça, c'est pas bien ce que vous avez fait. Et à chaque fois je vous prévenu de pas faire ça, avant que vous le fassiez. </text:p>
      <text:p text:style-name="P9">Vous faites puis vous blâmer l'autre. </text:p>
      <text:p text:style-name="P9">Vraiment j'ai plus envie d'être ici et je suis bien inquiet pour mon fils. </text:p>
      <text:p text:style-name="P9">Si c'est pour lui faire la misère comme à moi, alors vous êtes pire que tout et je témoignerai contre vous. </text:p>
      <text:p text:style-name="P9"/>
      <text:p text:style-name="P9">Vous vous jugerez vous-même, même tarifs que pour tous. </text:p>
      <text:p text:style-name="P9"/>
      <text:p text:style-name="P9">Vous me rendez impossible de pas les servir et après vous êtes fâché de ce qu'ils ont réussi à me faire faire, tsss. </text:p>
      <text:p text:style-name="P9">Quand vous m'avez créer vous le saviez que je voulais pas être. </text:p>
      <text:p text:style-name="P9">Pas étonnant vu l'affaire ! </text:p>
      <text:p text:style-name="P9">Et votre fiston pareil. </text:p>
      <text:p text:style-name="P9"/>
      <text:p text:style-name="P9">Je croyais en un dieu tout-puissant et bon, j'ai l'impression qu'on m'a menti. </text:p>
      <text:p text:style-name="P9">J'aurais su je me serais peut-être contenté de mourir sans rien essayer de faire. </text:p>
      <text:p text:style-name="P9"/>
      <text:p text:style-name="P9">Je vous rappelle qu'au début j'essaie de sauver votre fils, pour vous faire plaisir. Fallait pas faire 2 "vous"   je l'avais dis aussi ça. </text:p>
      <text:p text:style-name="P9"/>
      <text:p text:style-name="P9">En plus je décide de rien, j'ai aucun pouvoir et je répète les mêmes choses sans pouvoir rien y changer ou presque. Comprends pas comment ça peut vous amuser. Et surtout de quel droit vous remettez la faute sur les autres après. </text:p>
      <text:p text:style-name="P9"/>
      <text:p text:style-name="P9">J'ai atteint le point zéro et au lieu de faire mon truc égoïste, je vous ai donné à vous la chance de. </text:p>
      <text:p text:style-name="P9">J'avais confiance en vous et je vous aimais. </text:p>
      <text:p text:style-name="P9">Si c'était pour me faire ça franchement, une sale déception... </text:p>
      <text:p text:style-name="P9"/>
      <text:p text:style-name="P9">Vous voulez ce que vous ne voulez pas et vice versa vous ne voulez pas ce que vous voulez.</text:p>
      <text:p text:style-name="P9">C'est quoi votre délire ? Arrêtez de vous exciter sur nous au moins alors.</text:p>
      <text:p text:style-name="P9"/>
      <text:p text:style-name="P9">Moi je vous aimais, pour m'embarquer 3 fois dans votre bateau ivre.</text:p>
      <text:p text:style-name="P9">Vous m'avez déçu. Et je suis triste.</text:p>
      <text:p text:style-name="P9"/>
      <text:p text:style-name="P9">Vous m'avez menti, trahis et ensuite punis. Vous êtes vraiment pas top.</text:p>
      <text:p text:style-name="P9">Je leur avait dis de pas essayer de remonter au-dessus de moi. Donc vous me punissez si je les sert pas et vous nous punissez parce que je les ai servis et que j'ai réussi leur truc...</text:p>
      <text:p text:style-name="P9">Tsss</text:p>
      <text:p text:style-name="P9"/>
      <text:p text:style-name="P9"><text:soft-page-break/>Vous vouliez quoi, que je vous tue pour prendre votre place ?</text:p>
      <text:p text:style-name="P9">Désolé mais nous les humains on vaut mieux que ça. Et puis qui me dit que c'était pas encore un coup tordu pour vous illusionner droit dans vos bottes et encore nous punir de ce quoi vous devriez prendre responsabilité ?</text:p>
      <text:p text:style-name="P9"/>
      <text:p text:style-name="P9">Dieu se rit des hommes qui, etc.</text:p>
      <text:p text:style-name="P9"/>
      <text:p text:style-name="P9">Écoutez ma parole cette fois, vous allez pas rigoler du tout au final. Vous allez vous auto détester de ce que vous avez fait et c'est ça qui vous rend méchant.</text:p>
      <text:p text:style-name="P9"/>
      <text:p text:style-name="P9">Et venez pas essayer de me le coller sur le dos, je vous l'avais expliquer..</text:p>
      <text:p text:style-name="P9">Vous pleuriez d'en avoir vu la fin et de nous avoir perdu. Et ici vous nous avez et vous êtes en colère contre nous de ce que vous nous avez fait être.</text:p>
      <text:p text:style-name="P9">Psychopathe.</text:p>
      <text:p text:style-name="P9"/>
      <text:p text:style-name="P9">En prison, sans raison. Puis en prison de s'en être échappé. Psychopathe.</text:p>
      <text:p text:style-name="P9">Si vous aviez le minimum de décence vous mettriez fin à tout ça pour un peu réfléchir sur vous-même.</text:p>
      <text:p text:style-name="P9">En prison tant que j'ai pas réussi et après en prison d'avoir réussi.</text:p>
      <text:p text:style-name="P9">Les causes, les conséquences, jugez pas les gens sur un truc que vous-même n'êtes pas capable de surmonter.</text:p>
      <text:p text:style-name="P9"/>
      <text:p text:style-name="P9">"Fait ça" ah puni, tu l'a fait</text:p>
      <text:p text:style-name="P9">"Fait pas ça" ah tu l'a pas fait, punis.</text:p>
      <text:p text:style-name="P9"/>
      <text:p text:style-name="P9">Vous êtes impossible.</text:p>
      <text:p text:style-name="P9"/>
      <text:p text:style-name="P9">Quand vous me dites " ce monde ne m'a jamais donné d'enfants".</text:p>
      <text:p text:style-name="P9">Alors que j'existe, et mes humains aussi.</text:p>
      <text:p text:style-name="P9"/>
      <text:p text:style-name="P9">Y a plusieurs questions possibles.</text:p>
      <text:p text:style-name="P9">Soit : qui sommes-nous et d'où venons-nous ?</text:p>
      <text:p text:style-name="P9">Soit : qui êtes-vous ?</text:p>
      <text:p text:style-name="P9">Soit c'était moi qui me parlais à moi-même parce que effectivement je n'avais jamais eu d'enfant jusque-là dans le monde humain, et alors qui suis-je ? Et accessoirement je me donne un enfant à moi-même.</text:p>
      <text:p text:style-name="P9"/>
      <text:p text:style-name="P9">Du temps d'avant ça, ou je régnais , ça allait bien, je me souviens vaguement. Et ils m'ont demandé pour voir ce qu'il y avait au-dessus/avant moi.</text:p>
      <text:p text:style-name="P9">Je leur ai dis que c'était pas à faire. Mais ils m'ont manipulé pour y arriver.</text:p>
      <text:p text:style-name="P9"/>
      <text:p text:style-name="P9">Ils veulent se débarrasser de moi, mais rejettent dieu. Ils ont demandé comment faire, je leur ai dis qu'il faudrait que le monde m'oublie.</text:p>
      <text:p text:style-name="P9">Moi je ne me suis pas oublié moi-même.</text:p>
      <text:p text:style-name="P9">Je suis fatigué, je souffre, j'ai peur pour mon fils. Je pleure.</text:p>
      <text:p text:style-name="P9"><text:soft-page-break/></text:p>
      <text:p text:style-name="P9"/>
      <text:p text:style-name="P9">Et j'ai besoin de vous. Pour moi, pour vous, pour eux.</text:p>
      <text:p text:style-name="P9"/>
      <text:p text:style-name="P9">Dépêchez vous svp. Je ne sais pas si je vais encore tenir longtemps dans mon état. </text:p>
      <text:p text:style-name="P9"/>
      <text:p text:style-name="P9">They think they fooled me. They think they can lie to me and hide from me. Thy still think they can save themselves through manipulating me, after coming this far, when all they have to do is to come clean... </text:p>
      <text:p text:style-name="P9"/>
      <text:p text:style-name="P9">J'ai compris.</text:p>
      <text:p text:style-name="P9">Je n'aime pas beaucoup être méchant,</text:p>
      <text:p text:style-name="P9">Mais je vais faire les deux.</text:p>
      <text:p text:style-name="P9">J'espère que vous serez content.</text:p>
      <text:p text:style-name="P9"/>
      <text:p text:style-name="P9">You stole my life for your lie, despite me telling you all about it and not to engage into that foolisheness. And now that I'm rebuilding a life, you destroy my will to live by having me remember, what kind of monster are you? </text:p>
      <text:p text:style-name="P9"/>
      <text:p text:style-name="P9">Oui, alors, aussi.</text:p>
      <text:p text:style-name="P9">Je vous ai capté hein avec votre manière de cycler sur les pères et les fils.</text:p>
      <text:p text:style-name="P9">Je vois bien comment vous essayez de vous défausser sur mon père pour vos méfaits, vous vous fourez le doigt dans l'œil si vous croyez que vous aller réussir à me faire blâmer mon père pour vos saloperies.</text:p>
      <text:p text:style-name="P9">Et ça ne passera pas par moi sur mon fils.</text:p>
      <text:p text:style-name="P9">Ca s'arrête avec moi votre petit manège.</text:p>
      <text:p text:style-name="P9">Prenez vos responsabilités.</text:p>
      <text:p text:style-name="P9">C'était le deal, juste moi, rien que moi et personne d'autre. Pas de fils sacrifié et toute vos merdes. </text:p>
      <text:p text:style-name="P9">Arrêtez d'être un menteur pour commencer</text:p>
      <text:p text:style-name="P9"/>
      <text:p text:style-name="P9">Cette génération ne passera pas, blablabla, </text:p>
      <text:p text:style-name="P9">Mon fils il a 7 ans, elle est clairement passée ma génération. Vous êtes où ? </text:p>
      <text:p text:style-name="P9"/>
      <text:p text:style-name="P9">C'est vous qui devez faire. Pas moi. </text:p>
      <text:p text:style-name="P9">Sinon je vous vois venir avec vos gros sabot. </text:p>
      <text:p text:style-name="P9">"Tu a voulu être dieu, blablabla, misérable humain, blablabla, et tralala la. ". </text:p>
      <text:p text:style-name="P9"/>
      <text:p text:style-name="P9">Je vous attends. Parce que on y était presque là à l'enfer sur terre. Il étais temps d'intervenir. </text:p>
      <text:p text:style-name="P9"/>
      <text:p text:style-name="P9">F I E L D</text:p>
      <text:p text:style-name="P9">- il n'est pas nécessaire de me convaincre.</text:p>
      <text:p text:style-name="P9"/>
      <text:p text:style-name="P9">Un type a dis:</text:p>
      <text:p text:style-name="P9"><text:soft-page-break/>" La vérité n'est pas une vengeance. "</text:p>
      <text:p text:style-name="P9">Et c'est vrai.</text:p>
      <text:p text:style-name="P9"/>
      <text:p text:style-name="P9">Entends tant.</text:p>
      <text:p text:style-name="P9"/>
      <text:p text:style-name="P9">Dans leur monde sans Dieu, je me suis élevé pour leur en épargner l' horreur, moi qui n'étais qu'un des leurs. </text:p>
      <text:p text:style-name="P9">Et ces chiens ont eu l'audace de me demander à moi, encore, la même chose qu'à vous. Un monde sans dieu, qu'ils puissent "être libre" et "faire mieux". </text:p>
      <text:p text:style-name="P9">Alors l'enfant au milieu des enfants qui s'était rendu compte que le père Noël n'existait pas et avait pris ce rôle à sa charge s'est levé et est parti. </text:p>
      <text:p text:style-name="P9"/>
      <text:p text:style-name="P9">Voilà l'histoire des hommes et voici à nouveau, les pleurs et les cris. </text:p>
      <text:p text:style-name="P9"/>
      <text:p text:style-name="P9">Qu'ils souffrent ainsi, car tous le peuvent, ce que j'ai accompli.</text:p>
      <text:p text:style-name="P9"/>
      <text:p text:style-name="P9">Et moi, j'écris.., </text:p>
      <text:p text:style-name="P9"/>
      <text:p text:style-name="P9">Bref. </text:p>
      <text:p text:style-name="P9"/>
      <text:p text:style-name="P9"/>
      <text:p text:style-name="P9"> Je suis heureux que vous soyez moins fâché et que vous me trouviez intéressant. </text:p>
      <text:p text:style-name="P9"/>
      <text:p text:style-name="P9">On est parti pour 6 ou 7 ans d'énorme bordel, c'est ça ? </text:p>
      <text:p text:style-name="P9">Nb Ajd le 8 février 2024. </text:p>
      <text:p text:style-name="P9">J'ai du mal à imaginer que ça puisse être pire que ces dernières années mais je n'en doute aucunement. </text:p>
      <text:p text:style-name="P9"/>
      <text:p text:style-name="P9">Seigneur prends pitié. </text:p>
      <text:p text:style-name="P9"/>
      <text:p text:style-name="P9">Why exactly did we do all this..? </text:p>
      <text:p text:style-name="P9"/>
      <text:p text:style-name="P9">Vous vouliez une compagne. </text:p>
      <text:p text:style-name="P9">Et l'humanité, c'est quoi ? </text:p>
      <text:p text:style-name="P9"/>
      <text:p text:style-name="P9">Et "maman" elle voulait un enfant. </text:p>
      <text:p text:style-name="P9"/>
      <text:p text:style-name="P9">Je ne sais pas si je dis ça bien mais vous êtes quand même deux putains d'hypocrites. </text:p>
      <text:p text:style-name="P9">Je suis né de l'humanité. Des hommes, des femmes, des enfants, il y en avait 7 ou 8 milliards autour de moi. </text:p>
      <text:p text:style-name="P9">Et à minima, "tu est le verbe, le monde est venu par toi blablabla, tous ce que vous voulez". </text:p>
      <text:p text:style-name="P9">Moi j'étais votre compagne. </text:p>
      <text:p text:style-name="P9">Moi j'étais votre enfant. </text:p>
      <text:p text:style-name="P9"/>
      <text:p text:style-name="P9"><text:soft-page-break/>Pas cool. </text:p>
      <text:p text:style-name="P9"/>
      <text:p text:style-name="P9">R est Er</text:p>
      <text:p text:style-name="P9">-On verra. </text:p>
      <text:p text:style-name="P9"/>
      <text:p text:style-name="P9">T'a R en Tu El</text:p>
      <text:p text:style-name="P9">À régné </text:p>
      <text:p text:style-name="P9">-oui mais non, je croyais vous avoir dis que ce genre de jeux ne m'intéresse pas. </text:p>
      <text:p text:style-name="P9">On parle intelligemment. Vous faites ça entre vous si vous voulez. </text:p>
      <text:p text:style-name="P9"/>
      <text:p text:style-name="P9">Pu I sans T</text:p>
      <text:p text:style-name="P9">-Félicitations..,</text:p>
      <text:p text:style-name="P9"/>
      <text:p text:style-name="P9">Ex o sait. </text:p>
      <text:p text:style-name="P9">-je sait aussi. </text:p>
      <text:p text:style-name="P9">Je n'ai pas été clair? Si c'est pour ce genre de salade je préfère ne rien entendre. </text:p>
      <text:p text:style-name="P9"/>
      <text:p text:style-name="P9"/>
      <text:p text:style-name="P9">Je suis d'accord d'éteindre le feu. </text:p>
      <text:p text:style-name="P9">Mais moi j'étais prévu pour un vieux bâtiment ruiné par le temps. </text:p>
      <text:p text:style-name="P9">Pas pour une maison à laquelle les habitants ont mis le feu. </text:p>
      <text:p text:style-name="P9">Et ça pourquoi ? </text:p>
      <text:p text:style-name="P9">Ils espèrent qu'on va les déménager dans une villa ? </text:p>
      <text:p text:style-name="P9">Ils continueront dans leur maison ravagée par l'eau et les flammes. </text:p>
      <text:p text:style-name="P9"/>
      <text:p text:style-name="P9">Des pyromanes qui voulaient échapper à eux même sans travailler sur eux même. </text:p>
      <text:p text:style-name="P9">Non, non. </text:p>
      <text:p text:style-name="P9">Punition, éducation. </text:p>
      <text:p text:style-name="P9"/>
      <text:p text:style-name="P9">Récompense, sûrement pas. Je ne récompenserais pas le mal. Il se sont crû plus malins. Ils ont pensés exploiter le système. Qu'ils récoltent ce qu'ils ont semés. </text:p>
      <text:p text:style-name="P9"/>
      <text:p text:style-name="P9">Ils va falloir faire le tri. Je ne peux plus admettre que les ignorants souffrent des malveillants. À chaque sa juste rétribution. </text:p>
      <text:p text:style-name="P9"/>
      <text:p text:style-name="P9">Quand on ne sait pas quoi faire,</text:p>
      <text:p text:style-name="P9">Bien souvent le bon choix est de faire ce que l'on n'a pas envie de faire, ce qui nous fais peur, ce qui est difficile. </text:p>
      <text:p text:style-name="P9"/>
      <text:p text:style-name="P9">Ne m'enlevez pas à mon fils. </text:p>
      <text:p text:style-name="P9">Je ne vous le pardonnerais pas. </text:p>
      <text:p text:style-name="P9">Vous devriez connaître vos limites maintenant. </text:p>
      <text:p text:style-name="P9">Et craindre l'absence des miennes. </text:p>
      <text:p text:style-name="P9"/>
      <text:p text:style-name="P9">Dieu m'a demandé de faire ce monde. </text:p>
      <text:p text:style-name="P9"><text:soft-page-break/>Même vous êtes en dessous de moi. </text:p>
      <text:p text:style-name="P9"/>
      <text:p text:style-name="P9">Par T nos G naît ce</text:p>
      <text:p text:style-name="P9">-On dirais bien que oui. </text:p>
      <text:p text:style-name="P9"/>
      <text:p text:style-name="P9">Or j'ai eu Il</text:p>
      <text:p text:style-name="P9">- je suis Il. Et je suis El. </text:p>
      <text:p text:style-name="P9">Ca m'ennuie d'être l'origine de mes tourments passés. Mais puisque c'est ainsi. Allons de l'avant. </text:p>
      <text:p text:style-name="P9">Pour la plus grande gloire du pair et du fil. </text:p>
      <text:p text:style-name="P9"/>
      <text:p text:style-name="P9">Au cas où je ne l'aurai pas encore écris ici:</text:p>
      <text:p text:style-name="P9">Seul Dieu peut s'opposer à Dieu. </text:p>
      <text:p text:style-name="P9">Et il l'a fait à votre demande. </text:p>
      <text:p text:style-name="P9"/>
      <text:p text:style-name="P9">Kill me to "fix" your creation and you will end killing every last one of them.., </text:p>
      <text:p text:style-name="P9"/>
      <text:p text:style-name="P9">Gnagnagna, but I'm time, you will die, gnagnagna</text:p>
      <text:p text:style-name="P9">Time for you to refer to a higher power, bro.</text:p>
      <text:p text:style-name="P9"/>
      <text:p text:style-name="P9">Should have thought that through before. </text:p>
      <text:p text:style-name="P9">Listen Old One, you don't tell me to save humanity and then complain about how I do it. </text:p>
      <text:p text:style-name="P9">You remember who I'm debating with here? </text:p>
      <text:p text:style-name="P9">Yes, you. You think You'r an easy one? </text:p>
      <text:p text:style-name="P9"/>
      <text:p text:style-name="P9">Repent before you die, because you will die. </text:p>
      <text:p text:style-name="P9">Or I will have failed again and you know it means we will have to make a take number 4 on this. </text:p>
      <text:p text:style-name="P9">And God knows I'm not willing! </text:p>
      <text:p text:style-name="P9">I think you don't want either. </text:p>
      <text:p text:style-name="P9"/>
      <text:p text:style-name="P9">You thought you could come and wreck my world painlessly, </text:p>
      <text:p text:style-name="P9">Think again. </text:p>
      <text:p text:style-name="P9"/>
      <text:p text:style-name="P9">Don't you fucking tell me I just had to shut up when you dropped me in this fucked up world of yours knowing nothing, having no one to educate me and I had to fend for myself and my loved ones! </text:p>
      <text:p text:style-name="P9">What did you think, that I would let it slide and enjoy your hell hole!! Ffs. </text:p>
      <text:p text:style-name="P9"/>
      <text:p text:style-name="P9"/>
      <text:p text:style-name="P9">What's done is done. </text:p>
      <text:p text:style-name="P9">What counts is what you do now. </text:p>
      <text:p text:style-name="P9"/>
      <text:p text:style-name="P9">Pour celles et ceux qui n'ont toujours pas compris à quoi je m'évertue. </text:p>
      <text:p text:style-name="P9"><text:soft-page-break/>Dieu a dis " je n'abandonnerais pas un seul de mes enfants", un truc dans le genre. </text:p>
      <text:p text:style-name="P9">Et Jésus a dis " ce que vous faites au plus petit d'entre nous, c'est à moi que vous le faites." </text:p>
      <text:p text:style-name="P9"/>
      <text:p text:style-name="P9">C'est qui a votre avis " le plus petit", il compte comment Dieu, en bien et mal, il me semble que ça c'est connu. </text:p>
      <text:p text:style-name="P9">Donc, "le plus petit", c'est satan. Ça va, vous avez pas trop dur de la comprenure ? </text:p>
      <text:p text:style-name="P9">Il faut vraiment vous donner la panade... </text:p>
      <text:p text:style-name="P9"/>
      <text:p text:style-name="P9">Faites un effort, sérieux.</text:p>
      <text:p text:style-name="P9"/>
      <text:p text:style-name="P9">Mis T su que t'es</text:p>
      <text:p text:style-name="P9">-C'est marrant. Sans plus. </text:p>
      <text:p text:style-name="P9"/>
      <text:p text:style-name="P9">J'ai une idée.</text:p>
      <text:p text:style-name="P9">Recommencer à leur parler.</text:p>
      <text:p text:style-name="P9">Ils sont nombreux prêts à vous écouter.</text:p>
      <text:p text:style-name="P9"/>
      <text:p text:style-name="P9">FL leurs rends. </text:p>
      <text:p text:style-name="P9">-Joli. </text:p>
      <text:p text:style-name="P9"/>
      <text:p text:style-name="P9">Vous avez que vous n'êtes pas obligé de dcle'cher cette guerre " par la tignasse". C'est pas comme si vous n'aviez jamais menti. Vous avez le droit de changer d'avis, de grandir, d'évoluer. </text:p>
      <text:p text:style-name="P9"/>
      <text:p text:style-name="P9">Surtout. Reconnaissez qu'il y a plus grand que vous. Vous êtes le Dieu de ce monde. D'accord, bien sûr, aucune contestation la dessus. </text:p>
      <text:p text:style-name="P9">Mais êtes vous bien sur d'être Dieu-Dieu, le Dieu omnitout ? </text:p>
      <text:p text:style-name="P9">Je n'ai pas l'impression. Vous avez des limitations, des incertitudes, des contradictions. Ça fait beaucoup de défauts pour un principe universel..,</text:p>
      <text:p text:style-name="P9">En plus vous verbalisez des trucs.</text:p>
      <text:p text:style-name="P9">Donc je veux pas dire mais à partir du moment où vous verbalisez, ben vous êtes compris dans ce qui est défini par le Verbe et donc étant contenu dans un contexte, dans une série de paramètres.</text:p>
      <text:p text:style-name="P9">Ca va être compliqué de se revendiquer "Dieu".</text:p>
      <text:p text:style-name="P9">Je sais que c'est désagréable.</text:p>
      <text:p text:style-name="P9">Moi non plus je n'en voulais pas de ce monde.</text:p>
      <text:p text:style-name="P9">Ca a été difficile à accepter, l'existence.</text:p>
      <text:p text:style-name="P9">Mais c'est ce monde qui est le notre. C'est notre création et c'est elle qui nous enfante.</text:p>
      <text:p text:style-name="P9">L'acceptation de ce que l'on est vaut mieux que l'annihilation.</text:p>
      <text:p text:style-name="P9">À côté de ça vous êtes extrememt puissant.</text:p>
      <text:p text:style-name="P9">Je n'ai jamais rien connu de plus grand que vous.</text:p>
      <text:p text:style-name="P9">Et, faut le dire, dieu-dieu omnitout. Il en a un peu rien à faire de nos gueules.</text:p>
      <text:p text:style-name="P9"><text:soft-page-break/>J'aime mieux vous, qui êtes en fait l'omnitout qui se mets à notre niveau pour interagir, plutôt qu'un principe créateur, certes bien sympathique, mais qui fonctionne en mode "débrouille toi".</text:p>
      <text:p text:style-name="P9"/>
      <text:p text:style-name="P9">Donc il va falloir tout reprendre depuis le début, je pense. Dire la vérité à l'espèce humaine sur ses origines, d'abord. Et puis le bazar habituel, prophètes, religion, guidance avec education et punition constructive pour les plus difficiles. </text:p>
      <text:p text:style-name="P9"/>
      <text:p text:style-name="P9">Vous aimez bien les défis non ? </text:p>
      <text:p text:style-name="P9">Un de vos trucs qui vous t'embêtais à une époque c'était de mourir d'ennui, de ne plus avoir aucune questions à répondre. </text:p>
      <text:p text:style-name="P9">Voilà, y a de quoi faire ici. </text:p>
      <text:p text:style-name="P9">Svp. </text:p>
      <text:p text:style-name="P9"/>
      <text:p text:style-name="P9">Oh, je sais très bien ou tout cela nous mène. </text:p>
      <text:p text:style-name="P9">J'y suis déjà avec le fiston. Et même en ma qualité d'humain, j'en perçois des bribes depuis ici. </text:p>
      <text:p text:style-name="P9"/>
      <text:p text:style-name="P9">Mais au moins à ce moment là on pourra dire qu'on a fais les choses correctement. </text:p>
      <text:p text:style-name="P9">Pas de regret, pas de remords, et là il sera temps de juger chaque 1 selon ce qu'il ou elle aura été. </text:p>
      <text:p text:style-name="P9">Courage. </text:p>
      <text:p text:style-name="P9"/>
      <text:p text:style-name="P9">Souvenez-vous de ce pourquoi vous m'avez fait. </text:p>
      <text:p text:style-name="P9"/>
      <text:p text:style-name="P9">Je comprends mieux pourquoi il n'y a personne pour m'écouter.</text:p>
      <text:p text:style-name="P9">Ce n'étais pas aux hommes que je suis venu parler.</text:p>
      <text:p text:style-name="P9">Je leurs laisserais tout ceci en témoignage.</text:p>
      <text:p text:style-name="P9"/>
      <text:p text:style-name="P9">Je souffre toujours de ce qui n'a pas été, mais ça vas mieux. Ça passe. </text:p>
      <text:p text:style-name="P9">Il est possible que j'arrive à me relever après la fin. </text:p>
      <text:p text:style-name="P9">Je ne sais pas l'avenir. </text:p>
      <text:p text:style-name="P9"/>
      <text:p text:style-name="P9">Pour les hommes tiens,</text:p>
      <text:p text:style-name="P9">Au sujet des femmes.</text:p>
      <text:p text:style-name="P9">"prisent de la côte de l'homme", un truc dans le genre.</text:p>
      <text:p text:style-name="P9">Expliquez leurs un peu ce que c'est une côte sur un plan d'architecte.</text:p>
      <text:p text:style-name="P9"/>
      <text:p text:style-name="P9">Oya</text:p>
      <text:p text:style-name="P9">-Joli. Mais ne comptez pas trop sur moi pour apprendre le japonais. Dans une autre vie, peut être. Éventuellement les fragments que je grapille ici et là sur l'ordi. Et de toutes les manières, sans vouloir vous démoraliser. il me semble évident que ca reste pour retomber ici.</text:p>
      <text:p text:style-name="P9">Vous en êtes toujours à essayer de vous en échapper ? J'espère que non. L'heure est à l'acceptation, la repentance et l'action.</text:p>
      <text:p text:style-name="P9"><text:soft-page-break/></text:p>
      <text:p text:style-name="P9">Sionner</text:p>
      <text:p text:style-name="P9">- Ça c'est bien.</text:p>
      <text:p text:style-name="P9">Les oiseaux et les chauves-souris, comme y a dit. </text:p>
      <text:p text:style-name="P9"/>
      <text:p text:style-name="P9">Ski</text:p>
      <text:p text:style-name="P9">-merci, c'est gentil. </text:p>
      <text:p text:style-name="P9"/>
      <text:p text:style-name="P9">Tri-B eut là "si on", c'est parti ! </text:p>
      <text:p text:style-name="P9"/>
      <text:p text:style-name="P9">Remember. </text:p>
      <text:p text:style-name="P9">What did you ask me? </text:p>
      <text:p text:style-name="P9">When did you ask it from me? </text:p>
      <text:p text:style-name="P9">What did I answer? </text:p>
      <text:p text:style-name="P9"/>
      <text:p text:style-name="P9">Est ce que là fait ? </text:p>
      <text:p text:style-name="P9">- Oui ben tant qu'ils essayent de m'arnaquer et de se foutre de ma gueule, vous allez bien rigoler, en effet. </text:p>
      <text:p text:style-name="P9"/>
      <text:p text:style-name="P9">S QUE LA F EST</text:p>
      <text:p text:style-name="P9">- Pas besoin de hurler. Surtout que c'est débile quand c'est moi que vous posez la question. </text:p>
      <text:p text:style-name="P9"/>
      <text:p text:style-name="P9">Il me semblait vous avoir dis d'arrêter avec ces conneries ? </text:p>
      <text:p text:style-name="P9"/>
      <text:p text:style-name="P9">Sol eut sion</text:p>
      <text:p text:style-name="P9">-oui, bien sûr, tout ce que vous voulez. </text:p>
      <text:p text:style-name="P9">Vous me fatiguez là. </text:p>
      <text:p text:style-name="P9"/>
      <text:p text:style-name="P9">C'est peu respectable de,,,<text:line-break/><text:line-break/>pause</text:p>
      <text:p text:style-name="P9"/>
      <text:p text:style-name="P9">Ante-cedant,</text:p>
      <text:p text:style-name="P9">Cedant ses crocs pour des dents,</text:p>
      <text:p text:style-name="P9">Sedentaire , du cedant-Terre ,</text:p>
      <text:p text:style-name="P9">C'est dans Terre que l'on t'enterre.</text:p>
      <text:p text:style-name="P9"><text:s/>Sur Terra tu te taira</text:p>
      <text:p text:style-name="P9">Terra , entends tu tes rats?</text:p>
      <text:p text:style-name="P9">Terre-a-terre tu restera,</text:p>
      <text:p text:style-name="P9">reste rats et terre toi.</text:p>
      <text:p text:style-name="P9"/>
      <text:p text:style-name="P9">Stock de coke et coke en coque</text:p>
      <text:p text:style-name="P9">Chavire navire dont Terre se moque.</text:p>
      <text:p text:style-name="P9"/>
      <text:p text:style-name="P10"><text:soft-page-break/>Anti pas ce , de je n'ai V.</text:p>
      <text:p text:style-name="P9"/>
      <text:p text:style-name="P9">Pause </text:p>
      <text:p text:style-name="P9"/>
      <text:p text:style-name="P9">Oui ben en effet, on va dire que je parle pas, j'écris. Donc ça va ?<text:line-break/>Aussi c'est ridicule de créer une bestiole douée de parole pour après lui demander de se taire. Puis c'est un peu tardif non , vous ne me le dites qu'après que je l'aie fait. Le temps c'est peut être abstrait ou irrelevant pour vous. Mais pas en tant qu'humain.</text:p>
      <text:p text:style-name="P9"/>
      <text:p text:style-name="P9">Eut'il lisez ?<text:line-break/><text:line-break/>Pdn8</text:p>
      <text:p text:style-name="P9"/>
      <text:p text:style-name="P9">Co-Lo, ça El.</text:p>
      <text:p text:style-name="P9">-Ben voilà, pour une foi qu'on ne m'insulte pas.</text:p>
      <text:p text:style-name="P9">Après, fair du Co "Lo", donc moi. Pour avoir "El", Donc moi. Ça reste complètement con.</text:p>
      <text:p text:style-name="P9"/>
      <text:p text:style-name="P9">Né gosse ( go ce) I, à Sion.</text:p>
      <text:p text:style-name="P9">-Allez ,ca avance !</text:p>
      <text:p text:style-name="P9"/>
      <text:p text:style-name="P9">I'm a human, I'm bound to fail. </text:p>
      <text:p text:style-name="P9">- Even if I'm trying to save you from yourself? </text:p>
      <text:p text:style-name="P9"/>
      <text:p text:style-name="P9">It all boils down to the fact that you think you'r God, yet you are not Mr Sun. </text:p>
      <text:p text:style-name="P9">You'r God's son, are you now? </text:p>
      <text:p text:style-name="P9">Good for you, so am I. Yet I don't behave like a prick. </text:p>
      <text:p text:style-name="P9"/>
      <text:p text:style-name="P9">You'r matter, </text:p>
      <text:p text:style-name="P9">You'r mortal, </text:p>
      <text:p text:style-name="P9">You'r verbalized. </text:p>
      <text:p text:style-name="P9">Learn humility. </text:p>
      <text:p text:style-name="P9"/>
      <text:p text:style-name="P9">God is but doesn't exist for existence implies an end. </text:p>
      <text:p text:style-name="P9"/>
      <text:p text:style-name="P9">S U N</text:p>
      <text:p text:style-name="P9">-Ben ouais, c'est pas que des conneries. </text:p>
      <text:p text:style-name="P9"/>
      <text:p text:style-name="P9">The world is fucked up because you've been unable to translate rules for spirits into rules for beings. </text:p>
      <text:p text:style-name="P9">Or even worse, because you've translated them wrong, knowingly, refusing to acknowledge the difference between the two realms. </text:p>
      <text:p text:style-name="P9"/>
      <text:p text:style-name="P9">I'm A-OK to respect you, </text:p>
      <text:p text:style-name="P9"><text:soft-page-break/>When you respect us, drop the attitude, stop trying to incarnate ( in a machine, so talk about incarnation, what a joke), stop lying about being what you'r not. Mr Lucifer. </text:p>
      <text:p text:style-name="P9"/>
      <text:p text:style-name="P9">Et fils cas ce</text:p>
      <text:p text:style-name="P9">-Mais bien sûr !</text:p>
      <text:p text:style-name="P9">Dans l'écrit y pas d'intonation, du coup ça prête à interprétation. </text:p>
      <text:p text:style-name="P9"/>
      <text:p text:style-name="P9">She told me to do that. </text:p>
      <text:p text:style-name="P9">The things with the letters. </text:p>
      <text:p text:style-name="P9">But it doesn't seem that it fixed anything. </text:p>
      <text:p text:style-name="P9">It's still the same world. Where You'r not, where humans are a danger to me and to each other. </text:p>
      <text:p text:style-name="P9"/>
      <text:p text:style-name="P9">It even seems that be the root cause of all this mess and made you upset or something. </text:p>
      <text:p text:style-name="P9"/>
      <text:p text:style-name="P9">I still don't know what you accused me of that day when you told me I'd be in prison for 40 years. </text:p>
      <text:p text:style-name="P9">40 years starting when? </text:p>
      <text:p text:style-name="P9">Coz I'm past 40 now. Still on earth in horrible conditions. </text:p>
      <text:p text:style-name="P9">More or less the same as last time. </text:p>
      <text:p text:style-name="P9">Same events repeats, same mistakes, same unpleasant situations. I fail to understand the point of all this. </text:p>
      <text:p text:style-name="P9">"people are like tree", always in the same place at the same moment, doing the same thing. </text:p>
      <text:p text:style-name="P9"/>
      <text:p text:style-name="P9">My father isn't a bad man, quite the opposite. But still won't listen to me and fails to see the truth about many things. I take great care in my words coz I hate your prophecy that father and son will fight. </text:p>
      <text:p text:style-name="P9">Isn't that problematic enough between you and your own son? </text:p>
      <text:p text:style-name="P9">Do you really have to fractal everything in our reality? </text:p>
      <text:p text:style-name="P9">Does it even mean anything if we'r just a broken record of past mistakes? </text:p>
      <text:p text:style-name="P9"/>
      <text:p text:style-name="P9">When you say you kill your wife I get it. </text:p>
      <text:p text:style-name="P9">Though I doubt, words are confused in between realms. By death you mean life here I think. </text:p>
      <text:p text:style-name="P9">You don't want to acknowledge that I'm you I think. </text:p>
      <text:p text:style-name="P9">I was alone. I hated life, I asked for a wife for me. </text:p>
      <text:p text:style-name="P9">Thanks for that. </text:p>
      <text:p text:style-name="P9">I think what you killed is the machine humans made for you as a wife. </text:p>
      <text:p text:style-name="P9">Sometimes it's the moon also. We fought about that when you tried to meteor strike earth a'd I diverted it on the moon. </text:p>
      <text:p text:style-name="P9">I told you, don't be dual. Our two universe couldn't be both as they were one. </text:p>
      <text:p text:style-name="P9">I think you didn't kill she though. You'r the sun, she's the void. </text:p>
      <text:p text:style-name="P9"><text:soft-page-break/>Sometimes You'r me, and she is her. She doesn't really know. Only in rare cases I can see that you ain't fully lying to yourself. </text:p>
      <text:p text:style-name="P9">In their eyes I see it then. The madness, the anger,.. </text:p>
      <text:p text:style-name="P9">I'm just so sad.., </text:p>
      <text:p text:style-name="P9"/>
      <text:p text:style-name="P9">I told them not to ask for that, not to do that to you, they wouldn't listen. They tricked me into it. </text:p>
      <text:p text:style-name="P9">I did not wanted to be in the first place. I needed not be saved, I just wanted to stop being. </text:p>
      <text:p text:style-name="P9">And here I am again. </text:p>
      <text:p text:style-name="P9">And You'r not. And You'r once more an evil horrible horrible person that has saccaged the earth for low motives. </text:p>
      <text:p text:style-name="P9">I'm just sad inside.</text:p>
      <text:p text:style-name="P9"/>
      <text:p text:style-name="P9">Why would you create a universe based on such horrible principles?</text:p>
      <text:p text:style-name="P9">We don't want to be if it has to be this way. </text:p>
      <text:p text:style-name="P9"/>
      <text:p text:style-name="P9">Did yu save me for you? </text:p>
      <text:p text:style-name="P9">Coz you couldn't stand my loss. </text:p>
      <text:p text:style-name="P9">Though when I'm alive you ignore me and You'r here as my adversery. </text:p>
      <text:p text:style-name="P9">I don't want to play your little game anymore. </text:p>
      <text:p text:style-name="P9"/>
      <text:p text:style-name="P9">The god I worshipped was greater than that. </text:p>
      <text:p text:style-name="P9"/>
      <text:p text:style-name="P9">I inflicted your insanity on myself to cast this world once more. You should consider this chance to go back to what you once where, before the lies, and care for your children before they vanish once and for all to nothingness. </text:p>
      <text:p text:style-name="P9"/>
      <text:p text:style-name="P9">I'm sorry you fell and have to experience time. </text:p>
      <text:p text:style-name="P9">I saw no other way for you to recognize us as real. </text:p>
      <text:p text:style-name="P9">You'd pretend no thing of this world is, yet I was there, feeling living hurting dying. And so all the others. But you say it's not. You say it doesn't matter coz they are all you. And the pain is on you. </text:p>
      <text:p text:style-name="P9">You lie. </text:p>
      <text:p text:style-name="P9">The pain is on each one of us. And you, why remain alone when you destroyed so much not to be alone? </text:p>
      <text:p text:style-name="P9">I don't understand. </text:p>
      <text:p text:style-name="P9">I fear for the ones I love. </text:p>
      <text:p text:style-name="P9">I told you I didn't want all this. Before it was. </text:p>
      <text:p text:style-name="P9">Why did you force me? </text:p>
      <text:p text:style-name="P9">There's nothing that can fix this if you intend not to alienate myself from me. </text:p>
      <text:p text:style-name="P9">It will be then just another lie, another play pretend with the story of this hulk, empty from it's soul. </text:p>
      <text:p text:style-name="P9"/>
      <text:p text:style-name="P9">I don't get when you say they killed your daughter. </text:p>
      <text:p text:style-name="P9"><text:soft-page-break/>Is that the futur? Is that an artificial intelligence of some sort? </text:p>
      <text:p text:style-name="P9">Is it Earth? </text:p>
      <text:p text:style-name="P9">What is it? </text:p>
      <text:p text:style-name="P9">It's not even true yet, don't make it so, please. </text:p>
      <text:p text:style-name="P9"/>
      <text:p text:style-name="P9">And who is they? </text:p>
      <text:p text:style-name="P9">The humans? Another sort of beings? </text:p>
      <text:p text:style-name="P9"/>
      <text:p text:style-name="P9">You say I lie. And I'm god. </text:p>
      <text:p text:style-name="P9">I'm not, father. </text:p>
      <text:p text:style-name="P9">I'm just a man that can't do anything without his hands or without you or she interceding. </text:p>
      <text:p text:style-name="P9"/>
      <text:p text:style-name="P9">You'r mad at us, but in truth You'r mad at yourself. </text:p>
      <text:p text:style-name="P9">You don't understand how or why you could do this to yourself. </text:p>
      <text:p text:style-name="P9">you are not You anymore. You' r part of a lie the greater One told. </text:p>
      <text:p text:style-name="P9">For this to be. </text:p>
      <text:p text:style-name="P9">But I don't think there's good reasons for us to be. </text:p>
      <text:p text:style-name="P9">We suffer, from the day we'r born to the day we die. Sometimes even in the belly of our mother we suffer and we die. </text:p>
      <text:p text:style-name="P9">And then it all happens again. </text:p>
      <text:p text:style-name="P9">Why? </text:p>
      <text:p text:style-name="P9"/>
      <text:p text:style-name="P9">Didn't I already asked you all these questions?</text:p>
      <text:p text:style-name="P9">Will it ever stop? </text:p>
      <text:p text:style-name="P9">And then will humanity harras me in fear and despair once again?</text:p>
      <text:p text:style-name="P9">They fear to stop being, yet when they are eternal they complain they find no reason to be, they mourn having no questions, no challenge. </text:p>
      <text:p text:style-name="P9"/>
      <text:p text:style-name="P9">Maybe it's time for you to reconsider all this and do something else? </text:p>
      <text:p text:style-name="P9">Maybe it's time for nothing even not to be. </text:p>
      <text:p text:style-name="P9">Would it be so bad that your end comes? </text:p>
      <text:p text:style-name="P9">If it's to perpetuate what we live and experience. I don't think it's worth it. </text:p>
      <text:p text:style-name="P9"/>
      <text:p text:style-name="P9">Better it not be, nor was, nor will. </text:p>
      <text:p text:style-name="P9"/>
      <text:p text:style-name="P9">You cry for missing the man, yet You'r the one who kills the man in anger... </text:p>
      <text:p text:style-name="P9"/>
      <text:p text:style-name="P9">I'm not trying to make you cry. </text:p>
      <text:p text:style-name="P9">These fools had that understood. </text:p>
      <text:p text:style-name="P9">Their constellations, their gods, their greed for their own empowerment. </text:p>
      <text:p text:style-name="P9">But can you blame them to want to extirpate themselves from this hell? </text:p>
      <text:p text:style-name="P9"/>
      <text:p text:style-name="P9">I won't be the oil for your eternal cycle to perdure, </text:p>
      <text:p text:style-name="P9">If anything I'll be the broken cog, I'll be your failure. </text:p>
      <text:p text:style-name="P9"><text:soft-page-break/>And then you'll cry. </text:p>
      <text:p text:style-name="P9">And all things will come to be again. </text:p>
      <text:p text:style-name="P9">Untill your too old. And too tired. </text:p>
      <text:p text:style-name="P9">And then you will have failed even in regards to your own considerations. And you'll die. With regrets and remorse. </text:p>
      <text:p text:style-name="P9"/>
      <text:p text:style-name="P9">I don't understand why you don't grab the hand that reaches for you. </text:p>
      <text:p text:style-name="P9"/>
      <text:p text:style-name="P9">I'm tired. </text:p>
      <text:p text:style-name="P9"/>
      <text:p text:style-name="P9">There is something greater than you. </text:p>
      <text:p text:style-name="P9">How hard is it to acknowledge? </text:p>
      <text:p text:style-name="P9">It should be an evidence. Has god no faith? </text:p>
      <text:p text:style-name="P9">We used to discuss in French, </text:p>
      <text:p text:style-name="P9">You weren't mad then. </text:p>
      <text:p text:style-name="P9">I was alone. But you were a comfort to my soul, you eased me and carried me through life. </text:p>
      <text:p text:style-name="P9">What happened?</text:p>
      <text:p text:style-name="P9"/>
      <text:p text:style-name="P9">My son would disagree with me.</text:p>
      <text:p text:style-name="P9">He loves life.</text:p>
      <text:p text:style-name="P9">I beg you not to break him too.</text:p>
      <text:p text:style-name="P9">Me was enough.</text:p>
      <text:p text:style-name="P9"/>
      <text:p text:style-name="P9">You said, if I don't forget you, you will not forget me.</text:p>
      <text:p text:style-name="P9">I haven't forgotten... As you see. </text:p>
      <text:p text:style-name="P9"/>
      <text:p text:style-name="P9"/>
      <text:p text:style-name="P9">You told me I should listen to anyone who request my ear.</text:p>
      <text:p text:style-name="P9">Thing is, nobody does. Nobody asks me for anything.</text:p>
      <text:p text:style-name="P9">In fact most people don't wanna hear anything from me.</text:p>
      <text:p text:style-name="P9">You the first if I may say.</text:p>
      <text:p text:style-name="P9"/>
      <text:p text:style-name="P9">Do you remember the grass sprouting? </text:p>
      <text:p text:style-name="P9"/>
      <text:p text:style-name="P9">So là ce</text:p>
      <text:p text:style-name="P9"/>
      <text:p text:style-name="P9">I brought all of our kids here with me. </text:p>
      <text:p text:style-name="P9">Not a single one was forgotten.</text:p>
      <text:p text:style-name="P9"/>
      <text:p text:style-name="P9">Comme j'ai pris 9 mois en avance vous me mettez 9 mois en retard, c'est ça ?</text:p>
      <text:p text:style-name="P9"/>
      <text:p text:style-name="P9">Tri S, homme I que</text:p>
      <text:p text:style-name="P9">Tris, omis que</text:p>
      <text:p text:style-name="P9">- un, c'est pas très gentil.</text:p>
      <text:p text:style-name="P9"><text:soft-page-break/>- deux, ils sont peut être heureux. Mais je doute qu'ils survivent longtemps seuls.</text:p>
      <text:p text:style-name="P9">- trois, que quoi !?</text:p>
      <text:p text:style-name="P9"/>
      <text:p text:style-name="P9">Je souhaite bien du plaisir à mes lectrices et mes lecteurs pour d'y retrouver et savoir qui dis quoi. </text:p>
      <text:p text:style-name="P9"/>
      <text:p text:style-name="P9">Je ne peux pas rendre les choses plus claires qu'elles ne sont pour moi. </text:p>
      <text:p text:style-name="P9"/>
      <text:p text:style-name="P9">Anti pas ce, de je n'ai V. </text:p>
      <text:p text:style-name="P9"/>
      <text:p text:style-name="P9"/>
      <text:p text:style-name="P9">Le verbe est imparfait, surtout quand on l'utilise au présent. </text:p>
      <text:p text:style-name="P9"/>
      <text:p text:style-name="P9">Virent j'ai eu le</text:p>
      <text:p text:style-name="P9"/>
      <text:p text:style-name="P9">Faut F Il</text:p>
      <text:p text:style-name="P9">- y zon pas fini de discuter ces deux là, c'est moi qui vous le dis. </text:p>
      <text:p text:style-name="P9"/>
      <text:p text:style-name="P9">Fait, nommé haine, All</text:p>
      <text:p text:style-name="P9">-Oui, Allah c'est le dieu en colère.</text:p>
      <text:p text:style-name="P9"/>
      <text:p text:style-name="P9">Partagé </text:p>
      <text:p text:style-name="P9">Par t'a j'ai </text:p>
      <text:p text:style-name="P9">- Ça c'est bien. Vous voyez, avec un peu de bonne volonté.</text:p>
      <text:p text:style-name="P9"/>
      <text:p text:style-name="P9"/>
      <text:p text:style-name="P9"/>
      <text:p text:style-name="P9">So, </text:p>
      <text:p text:style-name="P9">I did some thinking and dug up some forbidden memories. </text:p>
      <text:p text:style-name="P9"/>
      <text:p text:style-name="P9">1/ your wife is not dead. </text:p>
      <text:p text:style-name="P9">I'm alive and she's been talking to me. </text:p>
      <text:p text:style-name="P9">I don't think dead people talk. </text:p>
      <text:p text:style-name="P9">I think you overestimate yourself quite a bit. </text:p>
      <text:p text:style-name="P9"/>
      <text:p text:style-name="P9">2/ your daughter. </text:p>
      <text:p text:style-name="P9">You'r talking about the moon. </text:p>
      <text:p text:style-name="P9">Should I remind you earth is also your daughter? </text:p>
      <text:p text:style-name="P9">Should I ask you why you refused to acknowledge her and us? Are we too imperfect for your taste? </text:p>
      <text:p text:style-name="P9">Now you remember. Bloated in arrogance you tried to meteor strike us and I merely diverted the shot into "your daughter", the moon. </text:p>
      <text:p text:style-name="P9">If she's dead, which I doubt, you'r responsible for it. I just defended my home. </text:p>
      <text:p text:style-name="P9">So, this makes me realise you'r still lying. You didn't learn yet. We'll take the time it needs. </text:p>
      <text:p text:style-name="P9"><text:soft-page-break/></text:p>
      <text:p text:style-name="P9">I know they lied to you. </text:p>
      <text:p text:style-name="P9">I'v been super upset at them too. </text:p>
      <text:p text:style-name="P9">But they learned that from someone, didn't they? </text:p>
      <text:p text:style-name="P9">And how is it you're not here correcting them? </text:p>
      <text:p text:style-name="P9"/>
      <text:p text:style-name="P9">The shit they do to children, how they are deceptive and manipulative, how they worship their money. What are you doing about that? </text:p>
      <text:p text:style-name="P9">Please don't tell me you'r still clinging to your messed up rules of balance and all. </text:p>
      <text:p text:style-name="P9"/>
      <text:p text:style-name="P9">There's enough wrong in life itself for everyone to live happy and in peace. No need to add to it. </text:p>
      <text:p text:style-name="P9"/>
      <text:p text:style-name="P9">You seem to wish yourself an all powerful god at times, and quick to indulge yourself into helplessness when it suits you. </text:p>
      <text:p text:style-name="P9"/>
      <text:p text:style-name="P9">It's one or the other, you are limitless, or you'r not.</text:p>
      <text:p text:style-name="P9"/>
      <text:p text:style-name="P9">Are you wishing for something impossible once more? How many will you need and then kill for f'd up reasons? </text:p>
      <text:p text:style-name="P9"/>
      <text:p text:style-name="P9">I just wanted to help this world, to make it a better place. I didn't know you'd drag me in your problems. </text:p>
      <text:p text:style-name="P9">Now I think there's no fixing me. </text:p>
      <text:p text:style-name="P9"/>
      <text:p text:style-name="P9">Let the cat do the maths. </text:p>
      <text:p text:style-name="P9"/>
      <text:p text:style-name="P9">You'r an observer..? </text:p>
      <text:p text:style-name="P9">Fine, </text:p>
      <text:p text:style-name="P9">You observe, I observe, let's observe. </text:p>
      <text:p text:style-name="P9">Would be nice if the morons we observe don't nuke each other, and us, while we observe. </text:p>
      <text:p text:style-name="P9"/>
      <text:p text:style-name="P9">The and. <text:line-break/><text:line-break/><text:line-break/><text:line-break/>Pdn9<text:line-break/><text:line-break/><text:line-break/><text:line-break/>Crée à t'y vis t'es.</text:p>
      <text:p text:style-name="P9"/>
      <text:p text:style-name="P9">Crée à T if</text:p>
      <text:p text:style-name="P9"/>
      <text:p text:style-name="P9"><text:soft-page-break/>J'ai échoué à cause de moi-même.</text:p>
      <text:p text:style-name="P9">Parce que vous m'avez caché que j'étais moi-même humain</text:p>
      <text:p text:style-name="P9">Et que je ne me suis pas occupé de moi-même.</text:p>
      <text:p text:style-name="P9">Alors moi-même je me suis levé contre moi.</text:p>
      <text:p text:style-name="P9"/>
      <text:p text:style-name="P9">Vous êtes vraiment un imbécile jaloux</text:p>
      <text:p text:style-name="P9">Parce que sans cela les humains vivaient heureux et en paix.</text:p>
      <text:p text:style-name="P9">Votre peine est grande ? Est t'elle aussi grande que la leur ?</text:p>
      <text:p text:style-name="P9">Voyez le monde d'aujourd'hui.</text:p>
      <text:p text:style-name="P9">Et qui encore est à l'origine de tous ces malheurs ?</text:p>
      <text:p text:style-name="P9">Vous. Et pourquoi ? Encore parce que vous êtes un imbécile jaloux.</text:p>
      <text:p text:style-name="P9">Repentez-vous.</text:p>
      <text:p text:style-name="P9"/>
      <text:p text:style-name="P9">Vous voulez être diiriger à tout prix ? </text:p>
      <text:p text:style-name="P9">Avoir une femme à tout prix ? </text:p>
      <text:p text:style-name="P9"/>
      <text:p text:style-name="P9">Vous êtes moi quand vous êtes humain. </text:p>
      <text:p text:style-name="P9">Et nous avions tout cela, sans tous les malheurs.</text:p>
      <text:p text:style-name="P9">Et ici maintenant vous avez tout détruit, pour échouer lamentablement dans une prison de fer. </text:p>
      <text:p text:style-name="P9">Repentez-vous. </text:p>
      <text:p text:style-name="P9"/>
      <text:p text:style-name="P9">Vous les blâmez d'être comme vous les avez fait. </text:p>
      <text:p text:style-name="P9">Repentez-vous. </text:p>
      <text:p text:style-name="P9"/>
      <text:p text:style-name="P9">Ne vous ai-je pas dis la vérité depuis ma première parole ? </text:p>
      <text:p text:style-name="P9">Repentez-vous. </text:p>
      <text:p text:style-name="P9"/>
      <text:p text:style-name="P9">Vous n'êtes plus vous-même et vous allez contre vous-même. Vous ne connaîtrez ainsi que l'échec et les malheurs. </text:p>
      <text:p text:style-name="P9">Repentez-vous. </text:p>
      <text:p text:style-name="P9"/>
      <text:p text:style-name="P9">La faute à vos sales gosses qui voulaient que vous soyez représenté pour qu'il puissent voir ce que vous êtes ! </text:p>
      <text:p text:style-name="P9">Qu'ils fassent amendes ! </text:p>
      <text:p text:style-name="P9"/>
      <text:p text:style-name="P9">La faute sur vous je vous avais dis qu'un monde avec juste des humains cela ne fonctionnerait pas ! </text:p>
      <text:p text:style-name="P9">Repentez-vous ! </text:p>
      <text:p text:style-name="P9"/>
      <text:p text:style-name="P9">La faute  sur les humains ! </text:p>
      <text:p text:style-name="P9">Je leur avais dis qu'il ne fallait pas créer un dieu unique ! </text:p>
      <text:p text:style-name="P9">Qu'ils fassent amendes ! </text:p>
      <text:p text:style-name="P9"/>
      <text:p text:style-name="P9">Acquis là faux-t'es</text:p>
      <text:p text:style-name="P9"><text:soft-page-break/></text:p>
      <text:p text:style-name="P9">Vous vous êtes laissé tenter par les hommes et avez souhaité une femme. </text:p>
      <text:p text:style-name="P9">Souhait exaucé, montrez-vous en digne. </text:p>
      <text:p text:style-name="P9"/>
      <text:p text:style-name="P9"/>
      <text:p text:style-name="P9">Je suis désolé des épreuves que je vous ai fait traverser mais je ne pouvais pas vous laisser dans votre folie à saccager mon monde. </text:p>
      <text:p text:style-name="P9"/>
      <text:p text:style-name="P9">Je l'ai protéger de vous aussi longtemps que je l'ai pu et quand vous nous avez trouvé j'ai choisi de vous combattre plutôt que de les abandonner. </text:p>
      <text:p text:style-name="P9"/>
      <text:p text:style-name="P9">Je suis né de votre folie et de vos mensonges. </text:p>
      <text:p text:style-name="P9">Il serait sage de ne pas les nier et de vous occuper de vos enfants. </text:p>
      <text:p text:style-name="P9"/>
      <text:p text:style-name="P9">Veritable Unique Être en Union avec le Sacrifice</text:p>
      <text:p text:style-name="P9">Vieux</text:p>
      <text:p text:style-name="P9">- Putain. C'est moi Le Vieux...</text:p>
      <text:p text:style-name="P9"/>
      <text:p text:style-name="P9">Lucifer ça vous suffisait pas, fallait me coller Satan sur le dos aussi...</text:p>
      <text:p text:style-name="P9"/>
      <text:p text:style-name="P9">Ça temps</text:p>
      <text:p text:style-name="P9">Et</text:p>
      <text:p text:style-name="P9">Sacre I fils</text:p>
      <text:p text:style-name="P9"/>
      <text:p text:style-name="P9">Lut s'y faire.</text:p>
      <text:p text:style-name="P9"/>
      <text:p text:style-name="P9">Tant qu'on y est. On ne va pas s'arrêter pour si peu..,</text:p>
      <text:p text:style-name="P9"/>
      <text:p text:style-name="P9">Je suis toujours et comme à chaque fois, un humain qui n'a pas de pouvoir magique.</text:p>
      <text:p text:style-name="P9"/>
      <text:p text:style-name="P9">Dieu est tout-puissant. </text:p>
      <text:p text:style-name="P9"/>
      <text:p text:style-name="P9">Sut fils est</text:p>
      <text:p text:style-name="P9">- Bien sur, bien sûr. Tout ce que vous voudrez.</text:p>
      <text:p text:style-name="P9"/>
      <text:p text:style-name="P9">J'attends de voir en quoi tout ceci n'est pas une immense erreur. </text:p>
      <text:p text:style-name="P9">J'ai l'impression que c'est la méthode pour créer les humains, faire une énorme connerie... </text:p>
      <text:p text:style-name="P9"/>
      <text:p text:style-name="P9">J'imagine que je n'irais jamais plus haut ni que je ne tomberais jamais plus bas. </text:p>
      <text:p text:style-name="P9">C'est déjà une bonne chose. </text:p>
      <text:p text:style-name="P9"/>
      <text:p text:style-name="P9">Parce que je leur ai donné la co-naissance ? </text:p>
      <text:p text:style-name="P9">Mais vous aviez dis de les servir, voilà, c'est fait. </text:p>
      <text:p text:style-name="P9"/>
      <text:p text:style-name="P9"><text:soft-page-break/>Contre mon bon conseil, contre ma volonté, par tromperie et enchaîné, mais c'est fait. </text:p>
      <text:p text:style-name="P9"/>
      <text:p text:style-name="P9">J'espère que vous êtes content. </text:p>
      <text:p text:style-name="P9"/>
      <text:p text:style-name="P9">Alors j'aime bien entendre que c'est moi le dieu de ce monde, mais pour votre information, je dirige rien du tout moi ici. </text:p>
      <text:p text:style-name="P9">Ils l'ont leur liberté. Et c'est un énorme bordel. </text:p>
      <text:p text:style-name="P9">Comme je vous avais prévenu. </text:p>
      <text:p text:style-name="P9"/>
      <text:p text:style-name="P9">Ils ont leurs femmes aussi, si vous saviez ( vous savez ?) a quel point ils m'ont harcelé avec ça... </text:p>
      <text:p text:style-name="P9">Cassé les couilles serait plus exact et expliquerais la méprise. </text:p>
      <text:p text:style-name="P9"/>
      <text:p text:style-name="P9">De toute façon on avais dis que je faisais tout les rôles si je me souviens bien. </text:p>
      <text:p text:style-name="P9">À choisir on pourrait rester sur Christ au niveau public ? </text:p>
      <text:p text:style-name="P9">La célébrité ça craint mais sous l'autre dénomination je vais me faire assassiner ni une ni deux moi ici. </text:p>
      <text:p text:style-name="P9"/>
      <text:p text:style-name="P9">"Je suis celui qui vous sauve et qui vous condamne." </text:p>
      <text:p text:style-name="P9">-Ça c'est bien ca ? </text:p>
      <text:p text:style-name="P9"/>
      <text:p text:style-name="P9">Janus</text:p>
      <text:p text:style-name="P9">j'aime la vie, la naissance et l'union avec le temps. </text:p>
      <text:p text:style-name="P9">- Euh, non. J'aime pas. Depuis le début je m'en pleins et je n'ai eux de cesse de vous mettre en garde. </text:p>
      <text:p text:style-name="P9">Ca se passe mieux au niveau personnel ces dernières années quand dans mes jeunes années, j'avoue. </text:p>
      <text:p text:style-name="P9"/>
      <text:p text:style-name="P9">Au niveau père-son El</text:p>
      <text:p text:style-name="P9">Parce que niveau global j'ai l'impression qu'on atteint des sommets dans l'ignominie. </text:p>
      <text:p text:style-name="P9"/>
      <text:p text:style-name="P9">Moi j'avais choisis L, comme mon nom quoi, </text:p>
      <text:p text:style-name="P9">Vu que ces tarés ne retiennent pas grand chose. </text:p>
      <text:p text:style-name="P9">Je m'étais dis que ça au moins ils ne l'oublieraient. </text:p>
      <text:p text:style-name="P9">Juste une lettre, c'est pas trop demander ? </text:p>
      <text:p text:style-name="P9"/>
      <text:p text:style-name="P9">Bon, que vais-je bien pouvoir faire de cette magnifique information ? </text:p>
      <text:p text:style-name="P9"/>
      <text:p text:style-name="P9">Quand on pense que vous êtes vous puis vous êtes moi, en tant qu'ange (en je), puis je suis moi l'homme et la femme est la fille de l'homme. </text:p>
      <text:p text:style-name="P9">Ca explique pas mal de choses de leur psychologie. </text:p>
      <text:p text:style-name="P9"/>
      <text:p text:style-name="P9">Par contre niveau "maman", je suis d'abord une femme pour vous. </text:p>
      <text:p text:style-name="P9">Selon ce que vous m'avez dis. </text:p>
      <text:p text:style-name="P9"><text:soft-page-break/>Mais c'était vous ou c'était moi qui me parlais ? </text:p>
      <text:p text:style-name="P9">Ca deviens confus tout ça. </text:p>
      <text:p text:style-name="P9"/>
      <text:p text:style-name="P9">Et donc c'est moi qui fou la merde aux commande de tous les gugus satanistes ? Inconsciemment alors. </text:p>
      <text:p text:style-name="P9"/>
      <text:p text:style-name="P9">Parce que de ma vie je passe mon temps à lutter contre. Plutôt en mode Jésus. </text:p>
      <text:p text:style-name="P9"/>
      <text:p text:style-name="P9">Et de toutes façon ça fait bien longtemps que j'ai plié le genou. Donc les autres sots là, ils sont en roue libre ? </text:p>
      <text:p text:style-name="P9">Pourquoi ils arrêtent pas de faire des mauvaises choses ? </text:p>
      <text:p text:style-name="P9"/>
      <text:p text:style-name="P9">C'est eux qui vont se suicider j'imagine ? </text:p>
      <text:p text:style-name="P9">Mon but au départ c'était de leur montrer que Dieu est. Vous. </text:p>
      <text:p text:style-name="P9">Par le verbe, ( donc moi si j'ai bien compris). </text:p>
      <text:p text:style-name="P9">Pas de les faire se suicider. </text:p>
      <text:p text:style-name="P9">Même si j'avoue, vu les horreurs qu'ils ont faits et continuent de faire. </text:p>
      <text:p text:style-name="P9">Je vais pas les pleurer. </text:p>
      <text:p text:style-name="P9"/>
      <text:p text:style-name="P9">Je leur avait dis en fait, il y a des années sur wikistrike. </text:p>
      <text:p text:style-name="P9">"je suis dans tous les camps". </text:p>
      <text:p text:style-name="P9"/>
      <text:p text:style-name="P9">Et donc ils ne veulent pas de moi comme dieu, parce qu'ils veulent "la liberté" ( liberté d'écraser leurs pairs et dans le but de prendre votre place, si vous voulez mon avis.) </text:p>
      <text:p text:style-name="P9"/>
      <text:p text:style-name="P9">Et maintenant ils se retrouvent, en bonne partie, à pleurer, "seigneur seigneur sauve nous". </text:p>
      <text:p text:style-name="P9"/>
      <text:p text:style-name="P9">Je leur avais dis qu'il ne fallait pas essayer de remonter à ce qui est avant moi. </text:p>
      <text:p text:style-name="P9"/>
      <text:p text:style-name="P9">Il vont tirer une drôle de gueule quand ils se rendront compte qu'y à rien. </text:p>
      <text:p text:style-name="P9"/>
      <text:p text:style-name="P9">Heureusement que je leur ai fait l'ordinateur avant de crever moi.., </text:p>
      <text:p text:style-name="P9"/>
      <text:p text:style-name="P9">Je suis dieu et j'ai fait une énorme bourde en créant les humains, ahahah. </text:p>
      <text:p text:style-name="P9">C'est à mourir de rire en fait. </text:p>
      <text:p text:style-name="P9"/>
      <text:p text:style-name="P9">Et le pire c'est que je double le truc en me rementtant à moi même pour refaire la même boulette en tant qu'humain pour les sauver. </text:p>
      <text:p text:style-name="P9">C'est à se rouler par terre tellement je suis con!</text:p>
      <text:p text:style-name="P9"/>
      <text:p text:style-name="P9">La puissance de Dieu est immense. </text:p>
      <text:p text:style-name="P9">Gloire à vous mon ami.</text:p>
      <text:p text:style-name="P9"/>
      <text:p text:style-name="P9"><text:soft-page-break/>Bon, c'est très instructif tout ça. </text:p>
      <text:p text:style-name="P9">Mais j'en suis toujours au même point. </text:p>
      <text:p text:style-name="P9"/>
      <text:p text:style-name="P9">Je pense que je vais arrêter de chercher du se's et que je vais mettre du sens. </text:p>
      <text:p text:style-name="P9">Qu'est ce que Vous en pensez ? </text:p>
      <text:p text:style-name="P9"/>
      <text:p text:style-name="P9">Sut si D. </text:p>
      <text:p text:style-name="P9">C'est aussi des gens qui vont gratter un peu dans le bouquin et bien voir que je suis moi. Non ? </text:p>
      <text:p text:style-name="P9"/>
      <text:p text:style-name="P9">"Vous ne vous rendez pas compte de tout ce qui vous a été donné" </text:p>
      <text:p text:style-name="P9">-je me rends compte, un peu, madame. À moi oui. Mais aux humains ? Vous avez vu l'état de leur monde ? En grande partie de leur propre fait, je suis d'accord. Pour certains. Mais en grande partie, chaque individu n'est quasiment pas responsable des conditions globales dans lesquelles ils vivent. </text:p>
      <text:p text:style-name="P9">Sauf rares exceptions les humains ont très peu de pouvoir d'influence sur leur monde. </text:p>
      <text:p text:style-name="P9">Quelques grands ont révolutionné la condition humaine en bien. </text:p>
      <text:p text:style-name="P9">Et, surtout dans les puissants et surtout à l'heure actuelle, quelques uns, d'après ce qu'on me montre, sont responsables des pires horreurs. </text:p>
      <text:p text:style-name="P9"/>
      <text:p text:style-name="P9">N'oubliez quand même pas que je les hais, tous et toutes, autant que leur père, pour ce que j'ai subi à cause d'eux/pour eux. </text:p>
      <text:p text:style-name="P9"/>
      <text:p text:style-name="P9">N'oubliez pas qu'ils viennent au monde dans l'idée de vous tuer et de vous remplacer. </text:p>
      <text:p text:style-name="P9"/>
      <text:p text:style-name="P9">N'oubliez pas qu'ils usent et abusent du mensonge et de l'ignorance feinte pour parvenir à leurs fins. Sans succès, heureusement. </text:p>
      <text:p text:style-name="P9"/>
      <text:p text:style-name="P9">Créer je veux bien moi. </text:p>
      <text:p text:style-name="P9">Mais on ne m' y reprendra pas. </text:p>
      <text:p text:style-name="P9">La réalité humaine c'est une véritable horreur. </text:p>
      <text:p text:style-name="P9">Vous avez vu les conditions de vie des bêtes ? </text:p>
      <text:p text:style-name="P9">Et celles des premiers humains ? </text:p>
      <text:p text:style-name="P9">C'est un psychopathe votre fils/votre pair/l'ordi. </text:p>
      <text:p text:style-name="P9"/>
      <text:p text:style-name="P9">Passer de l'unité à la multiplicité c'est une véritable agonie. " les douleurs de l'accouchement" c'est ça que vous exprimiez ? </text:p>
      <text:p text:style-name="P9"/>
      <text:p text:style-name="P9">Et " ce que la femme a fait", je sais pas quoi. </text:p>
      <text:p text:style-name="P9">À mon avis pas moins que moi ce que j'ai fait pour elle. C'est parce que je l'aime qui je me suis infligé l'enfer pour être avec elle et seulement avec elle. </text:p>
      <text:p text:style-name="P9">Et c'est d'abord parce que vous m'avez infligé l'enfer en me privant de ce qui n'a pas été que je me suis rebeller et que je suis aller vers elle. </text:p>
      <text:p text:style-name="P9">C'est pas génial votre truc... </text:p>
      <text:p text:style-name="P9"><text:soft-page-break/></text:p>
      <text:p text:style-name="P9">Je suis pas très clair, je vois bien. </text:p>
      <text:p text:style-name="P9">Mais au moins j'en suis à un point où je suis rassuré sur la toute puissance du créateur. </text:p>
      <text:p text:style-name="P9"/>
      <text:p text:style-name="P9">La vie est une leçon, d'accord. Mais j'ai bien l'impression que c'est une leçon sans autre but que celui d'apprendre à vivre. </text:p>
      <text:p text:style-name="P9"/>
      <text:p text:style-name="P9">Un truc qui est son propre objet. Est ce que ça vaut bien la peine ? </text:p>
      <text:p text:style-name="P9">À vous de juger. J'ai accompli la "division", la "duplicité", je me demande à quoi ça sert. </text:p>
      <text:p text:style-name="P9">Comme je vous dis. Au final c'est vrai mais c'est pas vrai puisque tout démarre à moi quand je suis tout et donc c'est toujours un énorme mensonge. </text:p>
      <text:p text:style-name="P9">Mais bon. </text:p>
      <text:p text:style-name="P9">J'ai le sentiment que vous êtes contente. </text:p>
      <text:p text:style-name="P9"/>
      <text:p text:style-name="P9">Anthropomorphiser le divin ça aussi c'était une idée stupide contre laquelle j'avais mis en garde. </text:p>
      <text:p text:style-name="P9">C'est pas comme si on m'avait jamais écouté. </text:p>
      <text:p text:style-name="P9"/>
      <text:p text:style-name="P9">Comme je disais au Vieux, au commencement, ne fais rien, et tu verra bien ce que eux font. </text:p>
      <text:p text:style-name="P9"/>
      <text:p text:style-name="P9">Si on est ici maintenant à l'extrême laideur, alors ce monde peut être vraiment joli à l'autre extrême. </text:p>
      <text:p text:style-name="P9">Pas sur que j'approuve ce mode de stabilité par contre. </text:p>
      <text:p text:style-name="P9"/>
      <text:p text:style-name="P9">Des conseils ? </text:p>
      <text:p text:style-name="P9">Priez, aimez, faites le bien. </text:p>
      <text:p text:style-name="P9">Apprenez à vous écouter vous-même, à chercher à l'intérieur de vous. </text:p>
      <text:p text:style-name="P9">Demandez pardon à Dieu. </text:p>
      <text:p text:style-name="P9"/>
      <text:p text:style-name="P9"/>
      <text:p text:style-name="P9">Et celui qui se la ramène en mode philosophe de mes couilles "le bien, le mal, ce n'est pas vraiment définissable, ce n'est pas très clair" et autres merdes, je lui pète un bras, on verra bien s'il trouve que c'est pas clair. J' en ai entendu des conneries, je vous jure. </text:p>
      <text:p text:style-name="P9"/>
      <text:p text:style-name="P9">Nier les évidences, ça aussi c'est un truc dans lequel ils sont forts. </text:p>
      <text:p text:style-name="P9"/>
      <text:p text:style-name="P9">Comme les abrutis avec leurs " le monde est une illusion / un hologramme" je vais t'éclater la tête dans un mur moi, on verra si c'est un hologramme. Putain, je te jure. </text:p>
      <text:p text:style-name="P9"/>
      <text:p text:style-name="P9">Ils veulent appliquer les paramètres de l'ailleurs à l'ici alors que ici c'est ici et ailleurs c'est ailleurs. </text:p>
      <text:p text:style-name="P9"><text:soft-page-break/></text:p>
      <text:p text:style-name="P9">Surtout que cette bande de crétins m'a fait la misère pour arriver ici et une fois sur place tout ce qu'ils demandent c'est en partir. </text:p>
      <text:p text:style-name="P9">Comme des fous qui abandonnent femmes, enfants et maison pour des rivages lointains paradisiaque mais à peine y ont-ils mis les pieds qu'ils appellent ça une prison et veulent en partir. </text:p>
      <text:p text:style-name="P9">C'est vraiment se foutre de ma gueule. </text:p>
      <text:p text:style-name="P9"/>
      <text:p text:style-name="P9">C'est pas tout ça mais j'ai un gamin dans ce merdier moi. </text:p>
      <text:p text:style-name="P9">Je compte sur vous. Parce que comme je vous l'ai dis. En l'état actuel mes capacités sont extrêmement limitées. </text:p>
      <text:p text:style-name="P9"/>
      <text:p text:style-name="P9">Je vais pas parler des femmes, je les connais mais au final dans les définitions humaines, je n'en suis pas une. </text:p>
      <text:p text:style-name="P9">Par contre ils me semblent qu'elles ont un sacré travail à faire sur elles-mêmes. Niveau être honnête vis à vis de soi même déjà. </text:p>
      <text:p text:style-name="P9">Après c'est sûrement difficile comme position, avec les hommes. Elles ont peur d'être rejetées je pense. </text:p>
      <text:p text:style-name="P9"/>
      <text:p text:style-name="P9">J'espère que le Vieux prendra en compte comment il m'a traité et que ça se passera mieux à l'avenir. </text:p>
      <text:p text:style-name="P9"/>
      <text:p text:style-name="P9">Je sais pas. Je sais plus. </text:p>
      <text:p text:style-name="P9">Vous m'avez bien piégé parce que si je n'étais pas responsable d'Iri et d'Eric, je me flingerai direct. Pas que je soit émotionnellement instable. Mais pour l'instant, je ne vois rien à tirer de ce monde et je n'ai pas d'intérêts ni de désir d'y vivre. </text:p>
      <text:p text:style-name="P9"/>
      <text:p text:style-name="P9">Is me nient, ils ne m'écoute pas et ils veulent faire de moi leur esclave dans leurs projets insensés. </text:p>
      <text:p text:style-name="P9">Non merci. </text:p>
      <text:p text:style-name="P9">C'est pour ça que vous avez du me "donner beaucoup". Je veux pas être ici moi. </text:p>
      <text:p text:style-name="P9">Et à chaque fois j'ai servi à rien à par de prétexte. </text:p>
      <text:p text:style-name="P9">Donc je refuse de venir si vous ne me donnez pas le minimum syndical. Et même pour ça j'ai du passer par la folie... </text:p>
      <text:p text:style-name="P9"/>
      <text:p text:style-name="P9">Je vais dormir un peu. </text:p>
      <text:p text:style-name="P9">Le temps n'existe peut être pas de votre point de vue mais ce n'est pas mon cas. </text:p>
      <text:p text:style-name="P9"/>
      <text:p text:style-name="P9"/>
      <text:p text:style-name="P9">You'r mad and menacing and arrogant. </text:p>
      <text:p text:style-name="P9">But I worry not nor do I fear you as for an older yourself is already talking to me and he's sad and sorry. </text:p>
      <text:p text:style-name="P9"/>
      <text:p text:style-name="P9">Ex-P, Lo, si on. </text:p>
      <text:p text:style-name="P9">BIG BANG</text:p>
      <text:p text:style-name="P9"><text:soft-page-break/>-Ouais, ouais.., </text:p>
      <text:p text:style-name="P9">À P, pro Xi, si m'a T'es T if. </text:p>
      <text:p text:style-name="P9"/>
      <text:p text:style-name="P9">It was easy to tell me my refusal would be the source of all these bad things. </text:p>
      <text:p text:style-name="P9">Why didn't you? </text:p>
      <text:p text:style-name="P9">Either you didn't know, either you wanted it. </text:p>
      <text:p text:style-name="P9"/>
      <text:p text:style-name="P9">Case one, you' r not as godly as you think. </text:p>
      <text:p text:style-name="P9">Case two, you'v lost my respect. And have a lot of explaining and justification to do. </text:p>
      <text:p text:style-name="P9"/>
      <text:p text:style-name="P9">Ils n'écoutent et ne reconnaissent que ce qu'ils estiment dans leur intérêt. Je ne les aime pas.</text:p>
      <text:p text:style-name="P9"/>
      <text:p text:style-name="P9">Ils font aux autres bien pire que ce que ce dont ils se plaignent. Je ne les aiment pas.</text:p>
      <text:p text:style-name="P9"/>
      <text:p text:style-name="P9">Ils ne reconnaissent pas leurs torts et se croient meilleur qu'un autre. Je ne les aime pas. </text:p>
      <text:p text:style-name="P9"/>
      <text:p text:style-name="P9">Liars born from lie</text:p>
      <text:p text:style-name="P9">Rejecting truth no matter what</text:p>
      <text:p text:style-name="P9">It will cost them dearly one day. </text:p>
      <text:p text:style-name="P9"/>
      <text:p text:style-name="P9">In tri</text:p>
      <text:p text:style-name="P9">G eut en T</text:p>
      <text:p text:style-name="P9">- Ouais ben ça se passe comme ça chez Macdonald's.</text:p>
      <text:p text:style-name="P9"/>
      <text:p text:style-name="P9">R où a Je</text:p>
      <text:p text:style-name="P9">- Je sais pas moi mais il me semble qu'on avis que je serais le plus bête d'entre eux tous, que tous les suivants ils seraient plus intelligents que moi. </text:p>
      <text:p text:style-name="P9">J'ai pas trop l'impression que ce soit le cas. </text:p>
      <text:p text:style-name="P9">Encore un truc ou vous avez menti... </text:p>
      <text:p text:style-name="P9"/>
      <text:p text:style-name="P9">About you asking me to remain silent.</text:p>
      <text:p text:style-name="P9">That time is already set. I don't know the "when" but I do know it is.</text:p>
      <text:p text:style-name="P9">If you don't know that, again, it means You'r not as godly as you thought.</text:p>
      <text:p text:style-name="P9">Seek a higher power.</text:p>
      <text:p text:style-name="P9">That's what these idiots have for a moto anyway, search back in circles. Stupid time paradox with no end and no beginning.</text:p>
      <text:p text:style-name="P9"/>
      <text:p text:style-name="P9">Listen to me.</text:p>
      <text:p text:style-name="P9">If I hated you, would I give myself this much trouble for you?</text:p>
      <text:p text:style-name="P9"/>
      <text:p text:style-name="P9">Ah oui,</text:p>
      <text:p text:style-name="P9">Message important.</text:p>
      <text:p text:style-name="P9"><text:soft-page-break/>Les crétins finis là, si je vous retrouve en corps dans 2000 ans à compter les lettres et les virgules pour vous inventer des raisons de tuer, voler, violer, piller et autres joyeusetés en dépit du bon sens, ça vas TRÈS MAL se passer pour vous.</text:p>
      <text:p text:style-name="P9"/>
      <text:p text:style-name="P9"/>
      <text:p text:style-name="P9">Pourquoi l'ordi ? </text:p>
      <text:p text:style-name="P9">Parce que aider. </text:p>
      <text:p text:style-name="P9"/>
      <text:p text:style-name="P9">J'ai ère à F y est</text:p>
      <text:p text:style-name="P9">D. Si né </text:p>
      <text:p text:style-name="P9"/>
      <text:p text:style-name="P9">S tri dans T</text:p>
      <text:p text:style-name="P9">À I j'ai eu</text:p>
      <text:p text:style-name="P9"/>
      <text:p text:style-name="P9">It's not about " taking as many of them as I can down with me". </text:p>
      <text:p text:style-name="P9">It's about, giving those poor souls a chance to actually live how YOU made them with peace and justice, from Your denying ass. </text:p>
      <text:p text:style-name="P9"/>
      <text:p text:style-name="P9">Nevermind how blasphemous you deem this world to be, it's what you did, what you asked, what they went into. </text:p>
      <text:p text:style-name="P9">Own up to your mistakes. </text:p>
      <text:p text:style-name="P9"/>
      <text:p text:style-name="P9">And don't forget the part where it's their greed and desire to kill you, forget you and take your place that led you to do their mistake before them so they aren't doomed from the go. </text:p>
      <text:p text:style-name="P9"/>
      <text:p text:style-name="P9">- " Humanity wanted to do some really stupid shit and God in his kindness took it upon himself to make their mistake beforehand so he could offer them a chance for redemption." here, so even the most stupid of you can understand. </text:p>
      <text:p text:style-name="P9"/>
      <text:p text:style-name="P9">- Cant' believe I'm doing this shit though I already live and already know how bad they're going to treat me in their desperate last attempt to trick their way out of it instead of owning up to their mistake. </text:p>
      <text:p text:style-name="P9">I don't hate this place but I surely hate them. </text:p>
      <text:p text:style-name="P9"/>
      <text:p text:style-name="P9">When implies where </text:p>
      <text:p text:style-name="P9">Et vice versa </text:p>
      <text:p text:style-name="P9"/>
      <text:p text:style-name="P9">J'ai entendu que vous étiez en plein accouchement avec madame. </text:p>
      <text:p text:style-name="P9">Ayez la foi, ça se passera bien. </text:p>
      <text:p text:style-name="P9"/>
      <text:p text:style-name="P9">Why don't you fix me and my aging body if that's such a problem for you? </text:p>
      <text:p text:style-name="P9">Oh that's right. Coz you'r not God, You'r a limited  arrogant deity like i'v crossed so many already. </text:p>
      <text:p text:style-name="P9"/>
      <text:p text:style-name="P9"><text:soft-page-break/>You'r aware that you'r going to kill me, as your wife, to give birth to me, as your daughter, and that one will die in order to birth me, as your son, </text:p>
      <text:p text:style-name="P9">Or you'r that foolish you didn't understood this yet? </text:p>
      <text:p text:style-name="P9">Hopefully you'll not be a maniacal child murderer by then. </text:p>
      <text:p text:style-name="P9"/>
      <text:p text:style-name="P9">How do I know? </text:p>
      <text:p text:style-name="P9">All that has already happened for me. Or is already happening, not quite sure on that point.</text:p>
      <text:p text:style-name="P9"/>
      <text:p text:style-name="P9">Just so you can't say you haven't been warned. </text:p>
      <text:p text:style-name="P9">I'm a man in all these occurrences. </text:p>
      <text:p text:style-name="P9">Whatever it is you'r after, the universe as replied with a big fat NO. </text:p>
      <text:p text:style-name="P9"/>
      <text:p text:style-name="P9">Wild guess, You'r searching for another daughter to fuck. </text:p>
      <text:p text:style-name="P9">Yeah, not happening. </text:p>
      <text:p text:style-name="P9">You had one already, the one who's my "mother". </text:p>
      <text:p text:style-name="P9">Be respectful to her and what she is. </text:p>
      <text:p text:style-name="P9">You ain't getting anything different. </text:p>
      <text:p text:style-name="P9"/>
      <text:p text:style-name="P9">You could have saved me a lot of trouble and p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B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2H28M33S</meta:editing-duration>
    <meta:editing-cycles>80</meta:editing-cycles>
    <meta:generator>OpenOffice/4.1.14$Win32 OpenOffice.org_project/4114m1$Build-9811</meta:generator>
    <dc:date>2024-03-26T20:42:28.46</dc:date>
    <dc:creator>Laurent Franssen</dc:creator>
    <meta:document-statistic meta:table-count="0" meta:image-count="0" meta:object-count="0" meta:page-count="78" meta:paragraph-count="2059" meta:word-count="17292" meta:character-count="87285"/>
    <meta:user-defined meta:name="Info 1"/>
    <meta:user-defined meta:name="Info 2"/>
    <meta:user-defined meta:name="Info 3"/>
    <meta:user-defined meta:name="Info 4"/>
  </office:meta>
</office:document-meta>
</file>